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389in"/>
    </style:style>
    <style:style style:name="co2" style:family="table-column">
      <style:table-column-properties fo:break-before="auto" style:column-width="0.55in"/>
    </style:style>
    <style:style style:name="co3" style:family="table-column">
      <style:table-column-properties fo:break-before="auto" style:column-width="0.3035in"/>
    </style:style>
    <style:style style:name="co4" style:family="table-column">
      <style:table-column-properties fo:break-before="auto" style:column-width="0.8898in"/>
    </style:style>
    <style:style style:name="co5" style:family="table-column">
      <style:table-column-properties fo:break-before="auto" style:column-width="2.6374in"/>
    </style:style>
    <style:style style:name="co6" style:family="table-column">
      <style:table-column-properties fo:break-before="auto" style:column-width="2.5193in"/>
    </style:style>
    <style:style style:name="co7" style:family="table-column">
      <style:table-column-properties fo:break-before="auto" style:column-width="0.9252in"/>
    </style:style>
    <style:style style:name="co8" style:family="table-column">
      <style:table-column-properties fo:break-before="auto" style:column-width="0.6898in"/>
    </style:style>
    <style:style style:name="co9" style:family="table-column">
      <style:table-column-properties fo:break-before="auto" style:column-width="0.8071in"/>
    </style:style>
    <style:style style:name="co10" style:family="table-column">
      <style:table-column-properties fo:break-before="auto" style:column-width="0.9575in"/>
    </style:style>
    <style:style style:name="co11" style:family="table-column">
      <style:table-column-properties fo:break-before="auto" style:column-width="1.0327in"/>
    </style:style>
    <style:style style:name="co12" style:family="table-column">
      <style:table-column-properties fo:break-before="auto" style:column-width="0.889in"/>
    </style:style>
    <style:style style:name="ro1" style:family="table-row">
      <style:table-row-properties style:row-height="0.1756in" fo:break-before="auto" style:use-optimal-row-height="true"/>
    </style:style>
    <style:style style:name="ro2" style:family="table-row">
      <style:table-row-properties style:row-height="1.5717in" fo:break-before="auto" style:use-optimal-row-height="true"/>
    </style:style>
    <style:style style:name="ro3" style:family="table-row">
      <style:table-row-properties style:row-height="0.7665in" fo:break-before="auto" style:use-optimal-row-height="true"/>
    </style:style>
    <style:style style:name="ro4" style:family="table-row">
      <style:table-row-properties style:row-height="0.9535in" fo:break-before="auto" style:use-optimal-row-height="true"/>
    </style:style>
    <style:style style:name="ro5" style:family="table-row">
      <style:table-row-properties style:row-height="2.0417in" fo:break-before="auto" style:use-optimal-row-height="true"/>
    </style:style>
    <style:style style:name="ro6" style:family="table-row">
      <style:table-row-properties style:row-height="1.4937in" fo:break-before="auto" style:use-optimal-row-height="true"/>
    </style:style>
    <style:style style:name="ro7" style:family="table-row">
      <style:table-row-properties style:row-height="2.1937in" fo:break-before="auto" style:use-optimal-row-height="true"/>
    </style:style>
    <style:style style:name="ro8" style:family="table-row">
      <style:table-row-properties style:row-height="0.4866in" fo:break-before="auto" style:use-optimal-row-height="true"/>
    </style:style>
    <style:style style:name="ro9" style:family="table-row">
      <style:table-row-properties style:row-height="11.5047in" fo:break-before="auto" style:use-optimal-row-height="true"/>
    </style:style>
    <style:style style:name="ro10" style:family="table-row">
      <style:table-row-properties style:row-height="6.089in" fo:break-before="auto" style:use-optimal-row-height="true"/>
    </style:style>
    <style:style style:name="ro11" style:family="table-row">
      <style:table-row-properties style:row-height="2.1508in" fo:break-before="auto" style:use-optimal-row-height="true"/>
    </style:style>
    <style:style style:name="ro12" style:family="table-row">
      <style:table-row-properties style:row-height="1.3299in" fo:break-before="auto" style:use-optimal-row-height="true"/>
    </style:style>
    <style:style style:name="ro13" style:family="table-row">
      <style:table-row-properties style:row-height="0.5091in" fo:break-before="auto" style:use-optimal-row-height="true"/>
    </style:style>
    <style:style style:name="ro14" style:family="table-row">
      <style:table-row-properties style:row-height="0.8374in" fo:break-before="auto" style:use-optimal-row-height="true"/>
    </style:style>
    <style:style style:name="ro15" style:family="table-row">
      <style:table-row-properties style:row-height="0.639in" fo:break-before="auto" style:use-optimal-row-height="true"/>
    </style:style>
    <style:style style:name="ro16" style:family="table-row">
      <style:table-row-properties style:row-height="6.7453in" fo:break-before="auto" style:use-optimal-row-height="true"/>
    </style:style>
    <style:style style:name="ro17" style:family="table-row">
      <style:table-row-properties style:row-height="2.3492in" fo:break-before="auto" style:use-optimal-row-height="true"/>
    </style:style>
    <style:style style:name="ro18" style:family="table-row">
      <style:table-row-properties style:row-height="5.9252in" fo:break-before="auto" style:use-optimal-row-height="true"/>
    </style:style>
    <style:style style:name="ro19" style:family="table-row">
      <style:table-row-properties style:row-height="1.1661in" fo:break-before="auto" style:use-optimal-row-height="true"/>
    </style:style>
    <style:style style:name="ro20" style:family="table-row">
      <style:table-row-properties style:row-height="1.9862in" fo:break-before="auto" style:use-optimal-row-height="true"/>
    </style:style>
    <style:style style:name="ro21" style:family="table-row">
      <style:table-row-properties style:row-height="1.0016in" fo:break-before="auto" style:use-optimal-row-height="true"/>
    </style:style>
    <style:style style:name="ro22" style:family="table-row">
      <style:table-row-properties style:row-height="2.8071in" fo:break-before="auto" style:use-optimal-row-height="true"/>
    </style:style>
    <style:style style:name="ro23" style:family="table-row">
      <style:table-row-properties style:row-height="0.6736in" fo:break-before="auto" style:use-optimal-row-height="true"/>
    </style:style>
    <style:style style:name="ro24" style:family="table-row">
      <style:table-row-properties style:row-height="2.6425in" fo:break-before="auto" style:use-optimal-row-height="true"/>
    </style:style>
    <style:style style:name="ro25" style:family="table-row">
      <style:table-row-properties style:row-height="1.2602in" fo:break-before="auto" style:use-optimal-row-height="true"/>
    </style:style>
    <style:style style:name="ro26" style:family="table-row">
      <style:table-row-properties style:row-height="7.7299in" fo:break-before="auto" style:use-optimal-row-height="true"/>
    </style:style>
    <style:style style:name="ro27" style:family="table-row">
      <style:table-row-properties style:row-height="6.2528in" fo:break-before="auto" style:use-optimal-row-height="true"/>
    </style:style>
    <style:style style:name="ro28" style:family="table-row">
      <style:table-row-properties style:row-height="6.4173in" fo:break-before="auto" style:use-optimal-row-height="true"/>
    </style:style>
    <style:style style:name="ro29" style:family="table-row">
      <style:table-row-properties style:row-height="3.2992in" fo:break-before="auto" style:use-optimal-row-height="true"/>
    </style:style>
    <style:style style:name="ro30" style:family="table-row">
      <style:table-row-properties style:row-height="3.1346in" fo:break-before="auto" style:use-optimal-row-height="true"/>
    </style:style>
    <style:style style:name="ro31" style:family="table-row">
      <style:table-row-properties style:row-height="1.7272in" fo:break-before="auto" style:use-optimal-row-height="true"/>
    </style:style>
    <style:style style:name="ro32" style:family="table-row">
      <style:table-row-properties style:row-height="1.822in" fo:break-before="auto" style:use-optimal-row-height="true"/>
    </style:style>
    <style:style style:name="ro33" style:family="table-row">
      <style:table-row-properties style:row-height="3.4634in" fo:break-before="auto" style:use-optimal-row-height="true"/>
    </style:style>
    <style:style style:name="ro34" style:family="table-row">
      <style:table-row-properties style:row-height="1.6583in" fo:break-before="auto" style:use-optimal-row-height="true"/>
    </style:style>
    <style:style style:name="ro35" style:family="table-row">
      <style:table-row-properties style:row-height="2.4783in" fo:break-before="auto" style:use-optimal-row-height="true"/>
    </style:style>
    <style:style style:name="ro36" style:family="table-row">
      <style:table-row-properties style:row-height="0.1681in" fo:break-before="auto" style:use-optimal-row-height="true"/>
    </style:style>
    <style:style style:name="ro37" style:family="table-row">
      <style:table-row-properties style:row-height="18.0689in" fo:break-before="auto" style:use-optimal-row-height="true"/>
    </style:style>
    <style:style style:name="ro38" style:family="table-row">
      <style:table-row-properties style:row-height="0.3453in" fo:break-before="auto" style:use-optimal-row-height="true"/>
    </style:style>
    <style:style style:name="ro39" style:family="table-row">
      <style:table-row-properties style:row-height="9.2071in" fo:break-before="auto" style:use-optimal-row-height="true"/>
    </style:style>
    <style:style style:name="ro40" style:family="table-row">
      <style:table-row-properties style:row-height="11.9972in" fo:break-before="auto" style:use-optimal-row-height="true"/>
    </style:style>
    <style:style style:name="ro41" style:family="table-row">
      <style:table-row-properties style:row-height="9.0429in" fo:break-before="auto" style:use-optimal-row-height="true"/>
    </style:style>
    <style:style style:name="ro42" style:family="table-row">
      <style:table-row-properties style:row-height="1.5972in" fo:break-before="auto" style:use-optimal-row-height="true"/>
    </style:style>
    <style:style style:name="ro43" style:family="table-row">
      <style:table-row-properties style:row-height="2.3835in" fo:break-before="auto" style:use-optimal-row-height="true"/>
    </style:style>
    <style:style style:name="ro44" style:family="table-row">
      <style:table-row-properties style:row-height="2.9709in" fo:break-before="auto" style:use-optimal-row-height="true"/>
    </style:style>
    <style:style style:name="ro45" style:family="table-row">
      <style:table-row-properties style:row-height="2.772in" fo:break-before="auto" style:use-optimal-row-height="true"/>
    </style:style>
    <style:style style:name="ro46" style:family="table-row">
      <style:table-row-properties style:row-height="10.3555in" fo:break-before="auto" style:use-optimal-row-height="true"/>
    </style:style>
    <style:style style:name="ro47" style:family="table-row">
      <style:table-row-properties style:row-height="7.0736in" fo:break-before="auto" style:use-optimal-row-height="true"/>
    </style:style>
    <style:style style:name="ro48"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Times New Roman" fo:font-size="11pt" fo:language="en" fo:country="US" fo:font-style="normal" fo:text-shadow="none" style:text-underline-style="none" fo:font-weight="normal" style:text-underline-mode="continuous" style:text-overline-mode="continuous" style:text-line-through-mode="continuous" style:font-name-asian="DejaVu Sans" style:font-size-asian="11pt" style:language-asian="zh" style:country-asian="CN" style:font-style-asian="normal" style:font-weight-asian="normal" style:font-size-complex="11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wrap-option="wrap"/>
      <style:text-properties style:use-window-font-color="true" style:text-outline="false" style:text-line-through-style="none" style:font-name="Times New Roman" fo:font-size="12pt" fo:language="en" fo:country="US" fo:font-style="normal" fo:text-shadow="none" style:text-underline-style="none" fo:font-weight="bold" style:text-underline-mode="continuous" style:text-overline-mode="continuous" style:text-line-through-mode="continuous" style:font-name-asian="DejaVu San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wrap-option="wrap"/>
      <style:text-properties style:use-window-font-color="true" style:text-outline="false" style:text-line-through-style="none" style:font-name="Times New Roman" fo:font-size="10pt" fo:language="en" fo:country="US" fo:font-style="normal" fo:text-shadow="none" style:text-underline-style="solid" style:text-underline-width="auto" style:text-underline-color="font-color"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Default"/>
        <table:table-column table:style-name="co2" table:default-cell-style-name="Default"/>
        <table:table-column table:style-name="co1" table:default-cell-style-name="Default"/>
        <table:table-column table:style-name="co3" table:default-cell-style-name="Default"/>
        <table:table-column table:style-name="co4" table:default-cell-style-name="ce2"/>
        <table:table-column table:style-name="co5" table:default-cell-style-name="ce2"/>
        <table:table-column table:style-name="co6" table:default-cell-style-name="ce2"/>
        <table:table-column table:style-name="co7" table:default-cell-style-name="Default"/>
        <table:table-column table:style-name="co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office:value-type="float" office:value="2014" calcext:value-type="float">
            <text:p>2014</text:p>
          </table:table-cell>
          <table:table-cell office:value-type="string" calcext:value-type="string">
            <text:p><text:s/>month</text:p>
          </table:table-cell>
          <table:table-cell office:value-type="string" calcext:value-type="string">
            <text:p><text:s/>day</text:p>
          </table:table-cell>
          <table:table-cell office:value-type="string" calcext:value-type="string">
            <text:p><text:s/>ID</text:p>
          </table:table-cell>
          <table:table-cell table:style-name="Default" office:value-type="string" calcext:value-type="string">
            <text:p><text:s/>title</text:p>
          </table:table-cell>
          <table:table-cell table:style-name="Default" office:value-type="string" calcext:value-type="string">
            <text:p><text:s/>text</text:p>
          </table:table-cell>
          <table:table-cell table:style-name="Default" office:value-type="string" calcext:value-type="string">
            <text:p><text:s/>begruendung</text:p>
          </table:table-cell>
          <table:table-cell office:value-type="string" calcext:value-type="string">
            <text:p><text:s/>antragsteller</text:p>
          </table:table-cell>
          <table:table-cell office:value-type="string" calcext:value-type="string">
            <text:p><text:s/>dafuer</text:p>
          </table:table-cell>
          <table:table-cell office:value-type="string" calcext:value-type="string">
            <text:p><text:s/>dagegen</text:p>
          </table:table-cell>
          <table:table-cell office:value-type="string" calcext:value-type="string">
            <text:p><text:s/>enthaltung</text:p>
          </table:table-cell>
          <table:table-cell office:value-type="string" calcext:value-type="string">
            <text:p><text:s/>result</text:p>
          </table:table-cell>
          <table:table-cell office:value-type="string" calcext:value-type="string">
            <text:p>uv</text:p>
          </table:table-cell>
        </table:table-row>
        <table:table-row table:style-name="ro2">
          <table:table-cell office:value-type="float" office:value="2014" calcext:value-type="float">
            <text:p>2014</text:p>
          </table:table-cell>
          <table:table-cell office:value-type="float" office:value="3" calcext:value-type="float">
            <text:p>3</text:p>
          </table:table-cell>
          <table:table-cell office:value-type="float" office:value="19" calcext:value-type="float">
            <text:p>19</text:p>
          </table:table-cell>
          <table:table-cell office:value-type="float" office:value="1" calcext:value-type="float">
            <text:p>1</text:p>
          </table:table-cell>
          <table:table-cell table:style-name="ce1" office:value-type="string" calcext:value-type="string">
            <text:p>Änderung der Geschäftsordnung des Landesvorstandes Berlin</text:p>
          </table:table-cell>
          <table:table-cell office:value-type="string" calcext:value-type="string">
            <text:p>Der Landesvorstand möge die derzeitige Geschäftsordnung durch folgende Version ersetzen. Die Mitglieder des Landesverbandes sind an geeigneter Stelle über die Änderungen zu informieren. Alle aktuellen Versionen der GO auf Medienpräsenzen sind zu aktualisieren. Neue GO: <text:a xlink:href="http://wiki.piratenpartei.de/wiki/images/3/33/Geschaeftsordnung_LaVoBe_2014.pdf" xlink:type="simple">http://wiki.piratenpartei.de/wiki/images/3/33/Geschaeftsordnung_LaVoBe_2014.pdf</text:a> </text:p>
          </table:table-cell>
          <table:table-cell table:style-name="ce3" office:value-type="string" calcext:value-type="string">
            <text:p>Der Landesvorstand braucht eine GO als Arbeitsgrundlage. Wir haben uns auf den vorliegenden Entwurf geeinigt und wollen diesen nun zur Anwendung bringen. </text:p>
          </table:table-cell>
          <table:table-cell office:value-type="string" calcext:value-type="string">
            <text:p>Denis</text:p>
          </table:table-cell>
          <table:table-cell office:value-type="string" calcext:value-type="string">
            <text:p>alle anwesenden</text:p>
          </table:table-cell>
          <table:table-cell table:number-columns-repeated="2"/>
          <table:table-cell office:value-type="string" calcext:value-type="string">
            <text:p>angenommen</text:p>
          </table:table-cell>
          <table:table-cell office:value-type="string" calcext:value-type="string">
            <text:p>Denis</text:p>
          </table:table-cell>
        </table:table-row>
        <table:table-row table:style-name="ro3">
          <table:table-cell office:value-type="float" office:value="2014" calcext:value-type="float">
            <text:p>2014</text:p>
          </table:table-cell>
          <table:table-cell office:value-type="float" office:value="3" calcext:value-type="float">
            <text:p>3</text:p>
          </table:table-cell>
          <table:table-cell office:value-type="float" office:value="19" calcext:value-type="float">
            <text:p>19</text:p>
          </table:table-cell>
          <table:table-cell office:value-type="float" office:value="2" calcext:value-type="float">
            <text:p>2</text:p>
          </table:table-cell>
          <table:table-cell table:style-name="ce1" office:value-type="string" calcext:value-type="string">
            <text:p>Piratenpartei Berlin beauftragt kein Inkasso beim Einzug der Mitgliedsbeiträge</text:p>
          </table:table-cell>
          <table:table-cell office:value-type="string" calcext:value-type="string">
            <text:p>Die Piratenpartei Berlin wird Mitgliedsbeiträge nicht über Inkasso einziehen. </text:p>
          </table:table-cell>
          <table:table-cell table:style-name="Default" office:value-type="string" calcext:value-type="string">
            <text:p>mündlich</text:p>
          </table:table-cell>
          <table:table-cell office:value-type="string" calcext:value-type="string">
            <text:p>Christopher</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Michael</text:p>
          </table:table-cell>
        </table:table-row>
        <table:table-row table:style-name="ro4">
          <table:table-cell office:value-type="float" office:value="2014" calcext:value-type="float">
            <text:p>2014</text:p>
          </table:table-cell>
          <table:table-cell office:value-type="float" office:value="3" calcext:value-type="float">
            <text:p>3</text:p>
          </table:table-cell>
          <table:table-cell office:value-type="float" office:value="19" calcext:value-type="float">
            <text:p>19</text:p>
          </table:table-cell>
          <table:table-cell office:value-type="float" office:value="3" calcext:value-type="float">
            <text:p>3</text:p>
          </table:table-cell>
          <table:table-cell table:style-name="ce1" office:value-type="string" calcext:value-type="string">
            <text:p>Vertagung der vorliegenden noch offenen Anträge</text:p>
          </table:table-cell>
          <table:table-cell office:value-type="string" calcext:value-type="string">
            <text:p>Der Vorstand vertagt die Behandlung folgender noch offener Umlaufbeschlüsse in den Umlauf bzw. nach Gegebenheit bis zur nächsten Sitzung. </text:p>
          </table:table-cell>
          <table:table-cell office:value-type="string" calcext:value-type="string">
            <text:p>Viele dieser Anträge sind einerseits Einzelbeschlüsse oder weisen formelle/inhaltliche Mängel auf. Ihre Behandlung heute sprengt den zeitlichen Rahmen. Wir behandeln sie im Umlauf, oder ggf. auf der nächsten Sitzung. </text:p>
          </table:table-cell>
          <table:table-cell office:value-type="string" calcext:value-type="string">
            <text:p>Denis</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Lavo</text:p>
          </table:table-cell>
        </table:table-row>
        <table:table-row table:style-name="ro5">
          <table:table-cell office:value-type="float" office:value="2014" calcext:value-type="float">
            <text:p>2014</text:p>
          </table:table-cell>
          <table:table-cell office:value-type="float" office:value="4" calcext:value-type="float">
            <text:p>4</text:p>
          </table:table-cell>
          <table:table-cell office:value-type="float" office:value="6" calcext:value-type="float">
            <text:p>6</text:p>
          </table:table-cell>
          <table:table-cell office:value-type="float" office:value="1" calcext:value-type="float">
            <text:p>1</text:p>
          </table:table-cell>
          <table:table-cell office:value-type="string" calcext:value-type="string">
            <text:p>Vorgehen gegen Urteil LSG Brandenburg zu Liquid Pankow</text:p>
          </table:table-cell>
          <table:table-cell office:value-type="string" calcext:value-type="string">
            <text:p>Die Justitiarin möge bis zum 20.4. Berufung und/oder ein anderes sinnvolles Rechtsmittel gegen das Urteil des LSG Brandenburg zu LQFB Pankow einlegen. Das Ziel ist, das niederinstanzliche Urteil keine Rechtskraft entfalten zu lassen. </text:p>
          </table:table-cell>
          <table:table-cell office:value-type="string" calcext:value-type="string">
            <text:p>Das Urteil strotzt vor formalen und inhaltlichen Fehlern. Daher sollten wir Berufung einlegen. Da der Kläger aber mittlerweile aus der Partei ausgetreten ist, kann es sein, dass "Berufung" aus formalen Gründen nicht geht. Eventuell muss eine Feststellungsklage auf Nichtigkeit o.ä. angestrengt werden. Hierfür gibt es keine Regelungen in der Schiedsgerichtsordnung und auch keinen Präzedenzfall. Aus diesen Gründen wird "anderes sinnvolles Rechtsmittel" im Antrag erwähnt. </text:p>
          </table:table-cell>
          <table:table-cell office:value-type="string" calcext:value-type="string">
            <text:p>Sebastian</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Sebastian</text:p>
          </table:table-cell>
        </table:table-row>
        <table:table-row table:style-name="ro6">
          <table:table-cell office:value-type="float" office:value="2014" calcext:value-type="float">
            <text:p>2014</text:p>
          </table:table-cell>
          <table:table-cell office:value-type="float" office:value="4" calcext:value-type="float">
            <text:p>4</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Vorherige Anhörung bei Ordnungsmassnahmen</text:p>
          </table:table-cell>
          <table:table-cell office:value-type="string" calcext:value-type="string">
            <text:p>Der Landesvorstand Berlin wird die Verhängung von Ordnungsmaßnahmen so strukturieren, dass den Betroffenen vorher die Möglichkeit zur Anhörung gegeben wird. Diese erfolgt grundsätzlich in Textform. </text:p>
          </table:table-cell>
          <table:table-cell table:style-name="ce3" office:value-type="string" calcext:value-type="string">
            <text:p><text:a xlink:href="http://de.wikipedia.org/wiki/Audiatur_et_altera_pars" xlink:type="simple">http://de.wikipedia.org/wiki/Audiatur_et_altera_pars</text:a>. Man soll immer beide Seiten hören. Eine Stellungnahme mit Fristsetzung ist fair und vermeidet Getrolle, was bei einer mündlichen Anhörung zu befürchten wäre. "Textform" erlaubt Stellungnahmen per Email. "Grundsätzlich" erlaubt uns, ggf. auch mündliche Stellungnahmen zu erlauben. </text:p>
          </table:table-cell>
          <table:table-cell office:value-type="string" calcext:value-type="string">
            <text:p>Sebastian</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Sebastian</text:p>
          </table:table-cell>
        </table:table-row>
        <table:table-row table:style-name="ro7">
          <table:table-cell office:value-type="float" office:value="2014" calcext:value-type="float">
            <text:p>2014</text:p>
          </table:table-cell>
          <table:table-cell office:value-type="float" office:value="4" calcext:value-type="float">
            <text:p>4</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Rechtsbehelfsbelehrung bei Zustellung von Ordnungsmaßnahmen</text:p>
          </table:table-cell>
          <table:table-cell office:value-type="string" calcext:value-type="string">
            <text:p>Der Landesvorstand wird in Zukunft ohne Anerkennung einer Schuld oder Rechtspflicht bei Zustellung von Ordnungsmaßnahmen Rechtsbehelfsbelehrungen beifügen. Diese beinhalten mindestens: </text:p>
            <text:p><text:s text:c="4"/>die Information, dass Einspruch eingelegt werden kann</text:p>
            <text:p><text:s text:c="4"/>die Information, wo der Einspruch eingelegt werden kann</text:p>
            <text:p><text:s text:c="4"/>die Information, wie und innerhalb welcher Frist der Einspruch eingelegt werden muss</text:p>
            <text:p/>
          </table:table-cell>
          <table:table-cell office:value-type="string" calcext:value-type="string">
            <text:p>Es steht zwar in der Satzung, aber die Erfahrung zeigt, dass Leute diese nicht präsent haben. Es kostet uns wenig, diese Informationen hinzuzufügen und ist für eine Partei, die sehr auf rechtsstaatliche Prinzipien achtet, sauberer. Das LSG findet das auch gut. </text:p>
          </table:table-cell>
          <table:table-cell office:value-type="string" calcext:value-type="string">
            <text:p>Sebastian</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Sebastian</text:p>
          </table:table-cell>
        </table:table-row>
        <table:table-row table:style-name="ro8">
          <table:table-cell office:value-type="float" office:value="2014" calcext:value-type="float">
            <text:p>2014</text:p>
          </table:table-cell>
          <table:table-cell office:value-type="float" office:value="4" calcext:value-type="float">
            <text:p>4</text:p>
          </table:table-cell>
          <table:table-cell office:value-type="float" office:value="6" calcext:value-type="float">
            <text:p>6</text:p>
          </table:table-cell>
          <table:table-cell office:value-type="float" office:value="4" calcext:value-type="float">
            <text:p>4</text:p>
          </table:table-cell>
          <table:table-cell office:value-type="string" calcext:value-type="string">
            <text:p>Aufhebung aller bisherigen Ordnugsmaßnahmen</text:p>
          </table:table-cell>
          <table:table-cell office:value-type="string" calcext:value-type="string">
            <text:p>Alle bisherigen Verwarnungen und Verweise werden aufgehoben, da sie den obigen beiden Anträgen nicht genügt haben. </text:p>
          </table:table-cell>
          <table:table-cell office:value-type="string" calcext:value-type="string">
            <text:p>kommt aus OTRS. Muss abgehandelt werden</text:p>
          </table:table-cell>
          <table:table-cell office:value-type="string" calcext:value-type="string">
            <text:p>Sebastian</text:p>
          </table:table-cell>
          <table:table-cell/>
          <table:table-cell office:value-type="string" calcext:value-type="string">
            <text:p>einstimmig</text:p>
          </table:table-cell>
          <table:table-cell/>
          <table:table-cell office:value-type="string" calcext:value-type="string">
            <text:p>abgelehnt</text:p>
          </table:table-cell>
          <table:table-cell office:value-type="string" calcext:value-type="string">
            <text:p>.</text:p>
          </table:table-cell>
        </table:table-row>
        <table:table-row table:style-name="ro9">
          <table:table-cell office:value-type="float" office:value="2014" calcext:value-type="float">
            <text:p>2014</text:p>
          </table:table-cell>
          <table:table-cell office:value-type="float" office:value="4" calcext:value-type="float">
            <text:p>4</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Beschlussantrag BGE-Flyer der Berliner Sozialpiraten</text:p>
          </table:table-cell>
          <table:table-cell table:style-name="Default" office:value-type="string" calcext:value-type="string">
            <text:p>Lieber Berliner Piraten-Landesvorstand,</text:p>
            <text:p/>
            <text:p>wir beantragen die Übernahme und Finanzierung eines Flyers mit dem Titel "Bedingungsloses Grundeinkommen BGE Freiheit statt Angst auf dem Arbeitsmarkt" durch den Landesvorstand.</text:p>
            <text:p/>
            <text:p>5.000 Stück; voraussichtliche Druckkosten: 78,03 € http://www.diedruckerei.de/Falzflyer,-DIN-Lang-%28Hochformat%29.htm?websale8=diedruckerei&amp;pi=PFYDL44&amp;ci=000922</text:p>
            <text:p/>
            <text:p>Text des Flyers im Anhang und im Pad: https://piratenpad.de/p/sozialpiratentreff_BGE_Flyer</text:p>
            <text:p/>
            <text:p>Begründung: Neuauflage eines Flyers, der 2012 für den 1. Mai von den Berliner Piraten angeboten wurde (Mit dem Photo von Alexander Spies auf der Vorderseite). Gestrichen wurde ein Teil, der speziell für das Bundestagswahlprogramm geschrieben wurde (Volksabstimmung, Enquete-Kommission); stattdessen nun eine kurze Passage über "Wege zum bedingungslosen Grundeinkommen".</text:p>
            <text:p/>
            <text:p>Herzliche Grüße Robert Ulmer, für den Squad der Berliner Sozialpiraten</text:p>
            <text:p/>
            <text:p>Robert Ulmer Malplaquetstraße 7 13347 Berlin</text:p>
            <text:p/>
            <text:p>030 - 455 87 33 0176 - 6613 8523 http://robertulmer.wordpress.com/</text:p>
            <text:p/>
            <text:p>Inhalt des Flyers in Textform:</text:p>
            <text:p/>
            <text:p>Berliner-Sozialpiraten-BGE-Flyer-Entwurf (https://piratenpad.de/p/sozialpiratentreff_BGE_Flyer/timeslider#408)</text:p>
            <text:p/>
            <text:p>Bedingungsloses Grundeinkommen BGE</text:p>
            <text:p/>
            <text:p>Freiheit statt Angst auf dem Arbeitsmarkt</text:p>
            <text:p/>
            <text:p>Wir Piraten setzen uns für ein bedingungsloses Grundeinkommen (BGE) ein. Damit wären Existenz und gesellschaftliche Teilhabe gesichert, eine Forderung aus unserem Grundsatzprogramm.</text:p>
            <text:p/>
            <text:p>Vier Kriterien markieren den Unterschied zum SGB II ("Hartz IV"):</text:p>
            <text:p/>
            <text:p><text:s text:c="4"/>Das BGE soll Existenz und Teilhabe sichern, also die Armut abschaffen. Wäre es zu niedrig, müssten die Menschen etwas hinzuverdienen. Das würde den Niedriglohnsektor ausweiten</text:p>
            <text:p><text:s text:c="4"/>Der Anspruch auf das BGE muss ein individuelles Recht sein. Damit macht es die Menschen finanziell unabhängig von ihren Angehörigen, von der Familie, vom Lebenspartner. Die Menschen sollen selber entscheiden können, inwiefern sie füreinander finanziell sorgen oder nicht.</text:p>
            <text:p><text:s text:c="4"/>Das BGE soll ohne Bedürftigkeitsprüfung gezahlt werden. Kein Datenstriptease. An der bürokratischen Hürde einer solchen Prüfung würden am ehesten diejenigen scheitern, die das BGE am dringendsten brauchen.</text:p>
            <text:p><text:s text:c="4"/>Das BGE soll ohne Zwang zur Arbeit oder zu anderen Gegenleistungen gezahlt werden. Die Sicherung des Existenzminimums darf nicht, wie im SGB II, an Mitwirkungspflichten gekoppelt werden.</text:p>
            <text:p/>
            <text:p>Das BGE ist keine herkömmliche Sozialleistung, die Bedürftigen als Notbehelf gewährt wird. Es ist ein an keinerlei Bedingungen geknüpftes Recht aller Menschen und insofern eine neue gesellschaftliche Rahmenbedingung. Das Recht auf sichere Existenz und gesellschaftliche Teilhabe hat höchste Priorität. Das BGE darf deshalb nicht unter Finanzierungsvorbehalt gestellt werden.</text:p>
            <text:p/>
            <text:p>Hohe Produktivität könnte eine allgemeine Entlastung von den Mühen der Arbeit ermöglichen. Stattdessen werden die gesellschaftlich Ausgegrenzten in einen Unterbietungswettbewerb um immer miesere Jobs gedrängt – eine ökonomisch absurde Entwicklung, die mit dem BGE gestoppt werden könnte.</text:p>
            <text:p/>
            <text:p>Gegen Prekarisierung</text:p>
            <text:p/>
            <text:p>Arbeiten bedeutet immer häufiger befristete Arbeitsverhältnisse, Werkverträge, Praktika, unterbrochen von Zeiten der Erwerbslosigkeit. Die sichere, planbare und dazu attraktive Berufskarriere wird immer seltener. Damit die Sorge um die ökonomische Existenz das Leben nicht permanent überschattet, muss ein kontinuierliches Einkommen den diskontinuierlichen Erwerbsverlauf abfedern. Damit Menschen nicht im Sumpf drohender Armut untergehen, brauchen sie einen verlässlichen Einkommenssockel als „Bürgersteig“. BGE ist soziale Infrastruktur.</text:p>
            <text:p/>
            <text:p>Gegen Stigmatisierung</text:p>
            <text:p/>
            <text:p>Die Entwicklung der Arbeitswelt zwingt nicht nur immer mehr Menschen in prekäre Einkommens- und Lebensverhältnisse. Sie stigmatisiert auch immer größere Teile der Bevölkerung als bedürftig und bestraft sie individuell für eine gesellschaftliche Entwicklung.</text:p>
            <text:p/>
            <text:p>Für Open-Source-Aktivitäten</text:p>
            <text:p/>
            <text:p>Frei zugängliche Software und Wikipedia sind Beispiele für die immense Bedeutung von Produkten, die unbezahlt erstellt werden. Damit nicht nur wenige Privilegierte sondern alle, die das wollen, unbezahlt tätig sein können, brauchen sie ein garantiertes Einkommen. Das Grundeinkommen ist hier nicht als Lohn zu sehen, sondern als Ermöglichung und Befähigung. Die bedingungslose Absicherung gesellschaftlicher Teilhabe ist die Voraussetzung für kreatives, sinnvolles Tätigwerden.</text:p>
            <text:p/>
            <text:p>Freiheit statt Angst</text:p>
            <text:p/>
            <text:p>Die Abschreckungsstrategie unseres Sozialstaates bewirkt, dass sich Beschäftigte und Erwerbslose gegeneinander ausspielen lassen und immer niedrigere Löhne und schlechtere Arbeitsbedingungen akzeptieren. Ein Effekt, der von den Architekten der Sozialreformen der letzten Jahre durchaus beabsichtigt war und als Erfolg von Hartz IV gilt. Drohende Armut macht erpressbar und unfrei: Andere bestimmen, was als zumutbar gilt. Mit der Sicherheit eines bedingungslosen Grundeinkommens im Rücken könnte jeder selbst entscheiden, welche Arbeiten zumutbar sind und welche ihm keine Perspektive eröffnen. Mit dem bedingungslosen Grundeinkommen wird es möglich, nein zu sagen und bessere Arbeitsbedingungen auszuhandeln: zwei Marktpartner auf Augenhöhe.</text:p>
            <text:p/>
            <text:p>Wege zum bedingungslosen Grundeinkommen</text:p>
            <text:p/>
            <text:p>Viele Menschen engagieren sich seit Jahren für ein bedingungsloses Grundeinkommen, in Parteien und in den Parlamenten ebenso wie in der Wissenschaft und verschiedenen kulturellen und politischen Netzwerken. Wir wollen eine breite und vor allem fundierte Diskussion in der Gesellschaft unterstützen. Zu diskutieren sind die unterschiedlichen Konzepte und Finanzierungsmodelle, zu diskutieren sind mögliche Auswirkungen des BGE. Nur bei starkem öffentlichem Interesse, nur durch breiten politischen Druck kann ein derart grundlegender sozialpolitischer Richtungswechsel wie die Einführung des BGE durchgesetzt werden. Es spricht einiges dafür, die Einführung des BGE auch mit direkter Demokratie, etwa mit Volksabstimmungen zu fundieren.</text:p>
            <text:p/>
            <text:p>Die Einführung des BGE muss nicht in einem großen Schritt erfolgen. Denkbar sind unterschiedliche Einführungswege und unterschiedliche Einführungsschritte. So könnte etwa ein Sockeleinkommen für alle – in nicht existenzsichernder Höhe – die Akzeptanz des BGE erhöhen. Ein anderer Weg wäre, die Einkommenssituation bestimmter Zielgruppen zu verbessern: Kindergrundeinkommen, die Verbesserung der Grundsicherung im Alter, Bildungsgrundeinkommen, Grundsicherung für eingewanderte und geflüchtete Menschen.</text:p>
            <text:p/>
            <text:p>Abschaffung der Sanktionen im SGB II ("Hartz IV")</text:p>
            <text:p/>
            <text:p>Ein wichtiger Schritt auf dem Weg zum BGE ist die Verbesserung der Situation der Erwerbslosen, insbesondere die Abschaffung der Sanktionen im SGB II. Sanktionen, durch die das Existenzminimum unterschritten wird, sind unverhältnismäßig und eines freiheitlichen Rechtsstaats unwürdig.</text:p>
            <text:p/>
            <text:p>Mindestlohn</text:p>
            <text:p/>
            <text:p>Der durch die Arbeitsmarktreformen forcierte Unterbietungswettbewerb auf dem Arbeitsmarkt muss sofort beendet werden. Deshalb setzen sich die Piraten auch für einen gesetzlichen Mindestlohn ein, mindestens so lange, bis ein BGE allen Menschen die Existenz sichert und gesellschaftliche Teilhabe ermöglicht.</text:p>
            <text:p/>
            <text:p>(drei kreisförmige Piktogramme) Nutzungsrechte: CC-BY-SA 3.0 de, http://creativecommons.org/licenses/by-sa/3.0/de/legalcode</text:p>
            <text:p/>
            <text:p>Ein alltagssprachliche zusammenfassung der Lizenz findest du unter http://creativecommons.org/licenses/by-sa/3.0/deed.de </text:p>
          </table:table-cell>
          <table:table-cell office:value-type="string" calcext:value-type="string">
            <text:p>kommt aus OTRS. Muss abgehandelt werden. </text:p>
          </table:table-cell>
          <table:table-cell office:value-type="string" calcext:value-type="string">
            <text:p>OTRS</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10">
          <table:table-cell office:value-type="float" office:value="2014" calcext:value-type="float">
            <text:p>2014</text:p>
          </table:table-cell>
          <table:table-cell office:value-type="float" office:value="4" calcext:value-type="float">
            <text:p>4</text:p>
          </table:table-cell>
          <table:table-cell table:number-columns-repeated="2" office:value-type="float" office:value="6" calcext:value-type="float">
            <text:p>6</text:p>
          </table:table-cell>
          <table:table-cell office:value-type="string" calcext:value-type="string">
            <text:p>Beschlussantrag Flyer "unantastbares Existenzminimum" der Berliner Sozialpiraten</text:p>
          </table:table-cell>
          <table:table-cell table:style-name="Default" office:value-type="string" calcext:value-type="string">
            <text:p>Lieber Berliner Piraten-Landesvorstand,</text:p>
            <text:p/>
            <text:p>wir beantragen die Übernahme und Finanzierung eines Flyers mit dem Titel "Soziales Europa Grundrecht auf ein unantastbares Existenzminimum" durch den Landesvorstand.</text:p>
            <text:p/>
            <text:p>5.000 Stück; voraussichtliche Druckkosten: 32,- €</text:p>
            <text:p/>
            <text:p>http://www.diedruckerei.de/Flyer,-DIN-A6.htm?websale8=diedruckerei&amp;pi=PFLA644&amp;ci=000573</text:p>
            <text:p/>
            <text:p>Text des Flyers im Anhang und im Pad: https://piratenpad.de/p/sozialpiratentreff_unantastbares_existenzminimum <text:s/>Ein kurzer prägnanter Flyer mit der Zielrichtung "keine Sanktionen (bei Hartz IV)"; dies positiv als "unantastbares Existzenzminimum" formuliert, mit Europa-Perspektive.</text:p>
            <text:p/>
            <text:p>Der Entwurf wurde von den Berliner Sozialpiraten beschlossen.</text:p>
            <text:p/>
            <text:p>Herzliche Grüße Robert Ulmer, für den Squad der Berliner Sozialpiraten</text:p>
            <text:p/>
            <text:p>Robert Ulmer Malplaquetstraße 7 13347 Berlin</text:p>
            <text:p/>
            <text:p>030 - 455 87 33 0176 - 6613 8523 http://robertulmer.wordpress.com/</text:p>
            <text:p/>
            <text:p>Inhalt des Flyers in Textform:</text:p>
            <text:p/>
            <text:p>Flyer-Entwurf der Berliner Sozialpiraten: https://piratenpad.de/p/sozialpiratentreff_unantastbares_existenzminimum Version 286</text:p>
            <text:p/>
            <text:p>Soziales Europa</text:p>
            <text:p/>
            <text:p>Grundrecht auf ein unantastbares Existenzminimum</text:p>
            <text:p/>
            <text:p>Verlässliche, staatlich garantierte soziale Sicherheit ist ein wichtiges Ziel in Europa. Mittellose Menschen dürfen nicht allein auf die Hilfe von Angehörigen angewiesen sein.</text:p>
            <text:p/>
            <text:p>Heute sind die Staaten einseitig auf Erwerbsarbeit fixiert. Es gilt das Prinzip „keine Leistung ohne Gegenleistung“. Wer seine Mitwirkungspflichten nicht erfüllt, muss Sanktionen befürchten. Das heißt: Kürzung oder Streichung des lebensnotwendigen Existenzminimums. Diese Drohung wirkt erzieherisch. Die Leute senken ihre Ansprüche an ein erfüllendes Berufsleben, machen Kompromisse, bescheiden sich mit unattraktiven Jobs im Niedriglohnsektor. Und sie erwarten diesen auf Erwerb orientierten Konformismus auch von den anderen. Niemand soll aus der Reihe tanzen.</text:p>
            <text:p/>
            <text:p>Wir Piraten lehnen diese autoritäre Sozialstaatsvariante ab und fordern das Recht auf sichere Existenz und gesellschaftliche Teilhabe als ein freiheitliches Grundrecht. Die Sanktionsdrohung, die Androhung einer unverhältnismäßig harten Bestrafung, muss abgeschafft werden. Das Recht auf ein Existenzminimum muss unantastbar sein.</text:p>
            <text:p/>
            <text:p>Es ist volkswirtschaftlich falsch, die Lohnabhängigen systematisch unter Druck zu setzen. In Deutschland hat die Unterbietungskonkurrenz der Erwerbslosen und Beschäftigten in den letzten 10 Jahren zum Aufbau eines Niedriglohnsektors geführt - und Europa nachhaltig destabilisiert.</text:p>
            <text:p/>
            <text:p>Das erfolgreiche Friedensprojekt Europa darf nicht in einen nationalen Egoismus zurückfallen. Deshalb muss das Recht auf ein unantastbares Existenzminimum europaweit garantiert werden.</text:p>
            <text:p/>
            <text:p>(drei kreisförmige Piktogramme) Nutzungsrechte: CC-BY-SA 3.0 de, http://creativecommons.org/licenses/by-sa/3.0/de/legalcode Ein alltagssprachliche Zusammenfassung der Lizenz findest du unter http://creativecommons.org/licenses/by-sa/3.0/deed.de </text:p>
          </table:table-cell>
          <table:table-cell table:style-name="Default" office:value-type="string" calcext:value-type="string">
            <text:p>kommt aus OTRS. Muss abgehandelt werden</text:p>
          </table:table-cell>
          <table:table-cell office:value-type="string" calcext:value-type="string">
            <text:p>OTRS</text:p>
          </table:table-cell>
          <table:table-cell table:number-columns-repeated="3"/>
          <table:table-cell office:value-type="string" calcext:value-type="string">
            <text:p>vertagt</text:p>
          </table:table-cell>
          <table:table-cell office:value-type="string" calcext:value-type="string">
            <text:p>.</text:p>
          </table:table-cell>
        </table:table-row>
        <table:table-row table:style-name="ro11">
          <table:table-cell office:value-type="float" office:value="2014" calcext:value-type="float">
            <text:p>2014</text:p>
          </table:table-cell>
          <table:table-cell office:value-type="float" office:value="4" calcext:value-type="float">
            <text:p>4</text:p>
          </table:table-cell>
          <table:table-cell office:value-type="float" office:value="6" calcext:value-type="float">
            <text:p>6</text:p>
          </table:table-cell>
          <table:table-cell office:value-type="float" office:value="7" calcext:value-type="float">
            <text:p>7</text:p>
          </table:table-cell>
          <table:table-cell office:value-type="string" calcext:value-type="string">
            <text:p>Vollständigkeit aller rechtsverbindlichen Dokumente feststellen</text:p>
          </table:table-cell>
          <table:table-cell table:style-name="Default" office:value-type="string" calcext:value-type="string">
            <text:p>Der Vorstand der Piratenpartei Berlin möge beschließen, im Rahmen einer Bestandsinventur des Landesverbandes die Vollständigkeit aller rechtsverbindlichen Dokumente festzustellen. Zu diesem Zwecke soll an alle ehemaligen LaVoBe-Vorstandstandmitglieder rechtssicher per Post eine Aufforderung zur Übergabe aller noch im Besitz befindlichen Dokumente mit Fristsetzung adressiert werden.</text:p>
            <text:p/>
            <text:p>Weiterhin soll auf ein Treffen zur formalen Übergabe der Geschäfte hingewirkt werden.</text:p>
            <text:p/>
            <text:p>Dieses umfasst:</text:p>
            <text:p/>
            <text:p><text:s text:c="4"/>Alle Dokumente des Landesverbandes aus Ihrer jeweiligen Amtzeit</text:p>
            <text:p><text:s text:c="4"/>Erstellte System- und Verfahrensdokumentationen</text:p>
            <text:p><text:s text:c="4"/>Alle Dokumente, bei denen sich ehemalige Vorstände nicht sicher sind</text:p>
            <text:p/>
            <text:p>Die Fristsetzung erfolgt im Ermessen des Umsetzungsverantwortlichen.</text:p>
            <text:p/>
            <text:p>Verantwortliche Stelle für die Erfassung und die Dokumentenwahrung ist die LGS. Der Versand und der Erhalt ist an geeigneter zentraler Stelle zu erfassen. Einsichtsberechtigt sind alle Vorstandsmitglieder. </text:p>
          </table:table-cell>
          <table:table-cell office:value-type="string" calcext:value-type="string">
            <text:p>Im Zuge der Klausurtagung kam es zu Indikationen, dass einzelne rechtverbindliche Dokumente sich nicht im Besitz des Vorstandes befinden. Als Vorstand des Landesverbandes haben wir dafür Sorge zu tragen, dass alle Dokumente an zentraler Stelle der Organisation zur Verfügung stehen, um jederzeitige Auskunftsbefähigung zu gewährleisten. </text:p>
          </table:table-cell>
          <table:table-cell office:value-type="string" calcext:value-type="string">
            <text:p>Lars Hohl</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12">
          <table:table-cell office:value-type="float" office:value="2014" calcext:value-type="float">
            <text:p>2014</text:p>
          </table:table-cell>
          <table:table-cell office:value-type="float" office:value="4" calcext:value-type="float">
            <text:p>4</text:p>
          </table:table-cell>
          <table:table-cell office:value-type="float" office:value="6" calcext:value-type="float">
            <text:p>6</text:p>
          </table:table-cell>
          <table:table-cell office:value-type="float" office:value="8" calcext:value-type="float">
            <text:p>8</text:p>
          </table:table-cell>
          <table:table-cell office:value-type="string" calcext:value-type="string">
            <text:p>Bußgeldbescheid Lichtenberg</text:p>
          </table:table-cell>
          <table:table-cell office:value-type="string" calcext:value-type="string">
            <text:p>Der Landesvorstand nimmt den Bußgeldbescheid für die Plakatierung in Lichtenberg an und erklärt Rechtsmittelverzicht. Dem Landesverband entstehen hierdurch Kosten von 420 Euro. Der Landesvorstand wird an Lichtenberg herantreten und freundlich darum bitten, 315 Euro der 420 Euro zu tragen. </text:p>
          </table:table-cell>
          <table:table-cell office:value-type="string" calcext:value-type="string">
            <text:p>Lernen durch Schmerz. </text:p>
          </table:table-cell>
          <table:table-cell office:value-type="string" calcext:value-type="string">
            <text:p>Sebastian</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13">
          <table:table-cell office:value-type="float" office:value="2014" calcext:value-type="float">
            <text:p>2014</text:p>
          </table:table-cell>
          <table:table-cell office:value-type="float" office:value="4" calcext:value-type="float">
            <text:p>4</text:p>
          </table:table-cell>
          <table:table-cell office:value-type="float" office:value="6" calcext:value-type="float">
            <text:p>6</text:p>
          </table:table-cell>
          <table:table-cell office:value-type="float" office:value="9" calcext:value-type="float">
            <text:p>9</text:p>
          </table:table-cell>
          <table:table-cell office:value-type="string" calcext:value-type="string">
            <text:p>Stellenausschreibung</text:p>
          </table:table-cell>
          <table:table-cell office:value-type="string" calcext:value-type="string">
            <text:p>Christopher Lauer wird beauftragt, eine Stelle auszuschreiben. Dafür wird Geld zur Verfügung gestellt </text:p>
          </table:table-cell>
          <table:table-cell table:style-name="Default"/>
          <table:table-cell table:number-columns-repeated="4"/>
          <table:table-cell office:value-type="string" calcext:value-type="string">
            <text:p>vertagt</text:p>
          </table:table-cell>
          <table:table-cell office:value-type="string" calcext:value-type="string">
            <text:p>.</text:p>
          </table:table-cell>
        </table:table-row>
        <table:table-row table:style-name="ro14">
          <table:table-cell office:value-type="float" office:value="2014" calcext:value-type="float">
            <text:p>2014</text:p>
          </table:table-cell>
          <table:table-cell office:value-type="float" office:value="4" calcext:value-type="float">
            <text:p>4</text:p>
          </table:table-cell>
          <table:table-cell office:value-type="float" office:value="6" calcext:value-type="float">
            <text:p>6</text:p>
          </table:table-cell>
          <table:table-cell office:value-type="float" office:value="10" calcext:value-type="float">
            <text:p>10</text:p>
          </table:table-cell>
          <table:table-cell office:value-type="string" calcext:value-type="string">
            <text:p>Personelle Ressourcen zur Umsetzung der SMV</text:p>
          </table:table-cell>
          <table:table-cell office:value-type="string" calcext:value-type="string">
            <text:p>Michael macht SMV </text:p>
          </table:table-cell>
          <table:table-cell table:style-name="Default"/>
          <table:table-cell table:number-columns-repeated="4"/>
          <table:table-cell office:value-type="string" calcext:value-type="string">
            <text:p>vertagt</text:p>
          </table:table-cell>
          <table:table-cell office:value-type="string" calcext:value-type="string">
            <text:p>.</text:p>
          </table:table-cell>
        </table:table-row>
        <table:table-row table:style-name="ro13">
          <table:table-cell office:value-type="float" office:value="2014" calcext:value-type="float">
            <text:p>2014</text:p>
          </table:table-cell>
          <table:table-cell office:value-type="float" office:value="4" calcext:value-type="float">
            <text:p>4</text:p>
          </table:table-cell>
          <table:table-cell office:value-type="float" office:value="6" calcext:value-type="float">
            <text:p>6</text:p>
          </table:table-cell>
          <table:table-cell office:value-type="float" office:value="11" calcext:value-type="float">
            <text:p>11</text:p>
          </table:table-cell>
          <table:table-cell office:value-type="string" calcext:value-type="string">
            <text:p>historisches Vertragsmanagement</text:p>
          </table:table-cell>
          <table:table-cell office:value-type="string" calcext:value-type="string">
            <text:p>Sebastian möge sich um historisches Vertragsmanagement kümmern </text:p>
          </table:table-cell>
          <table:table-cell table:style-name="Default"/>
          <table:table-cell table:number-columns-repeated="4"/>
          <table:table-cell office:value-type="string" calcext:value-type="string">
            <text:p>vertagt</text:p>
          </table:table-cell>
          <table:table-cell office:value-type="string" calcext:value-type="string">
            <text:p>.</text:p>
          </table:table-cell>
        </table:table-row>
        <table:table-row table:style-name="ro15">
          <table:table-cell office:value-type="float" office:value="2014" calcext:value-type="float">
            <text:p>2014</text:p>
          </table:table-cell>
          <table:table-cell office:value-type="float" office:value="4" calcext:value-type="float">
            <text:p>4</text:p>
          </table:table-cell>
          <table:table-cell office:value-type="float" office:value="6" calcext:value-type="float">
            <text:p>6</text:p>
          </table:table-cell>
          <table:table-cell office:value-type="float" office:value="12" calcext:value-type="float">
            <text:p>12</text:p>
          </table:table-cell>
          <table:table-cell office:value-type="string" calcext:value-type="string">
            <text:p>Beschluss über ViSdP-relevante Erzeugnisse</text:p>
          </table:table-cell>
          <table:table-cell office:value-type="string" calcext:value-type="string">
            <text:p>ViSdP-relevante Dinge werden durch X+Christopher beschlossen </text:p>
          </table:table-cell>
          <table:table-cell table:style-name="Default"/>
          <table:table-cell table:number-columns-repeated="4"/>
          <table:table-cell office:value-type="string" calcext:value-type="string">
            <text:p>vertagt</text:p>
          </table:table-cell>
          <table:table-cell office:value-type="string" calcext:value-type="string">
            <text:p>.</text:p>
          </table:table-cell>
        </table:table-row>
        <table:table-row table:style-name="ro16">
          <table:table-cell office:value-type="float" office:value="2014" calcext:value-type="float">
            <text:p>2014</text:p>
          </table:table-cell>
          <table:table-cell office:value-type="float" office:value="5" calcext:value-type="float">
            <text:p>5</text:p>
          </table:table-cell>
          <table:table-cell office:value-type="float" office:value="4" calcext:value-type="float">
            <text:p>4</text:p>
          </table:table-cell>
          <table:table-cell office:value-type="float" office:value="1" calcext:value-type="float">
            <text:p>1</text:p>
          </table:table-cell>
          <table:table-cell office:value-type="string" calcext:value-type="string">
            <text:p>Antrag - Einladungen zu außerordentlichen Sitzungen</text:p>
          </table:table-cell>
          <table:table-cell table:style-name="Default" office:value-type="string" calcext:value-type="string">
            <text:p>Text:</text:p>
            <text:p/>
            <text:p>Einladungen zu Sitzungen werden über die Berliner Ankündigungsmailingliste mindestens 72 h vorher (ordentliche Sitzung) bzw 24h vorher (außerordentliche Sitzung) versandt. Maßgeblich ist das Versendedatum, nicht das Freigabedatum durch die Moderation.</text:p>
            <text:p/>
            <text:p>Einladungen zu außerordentliche Sitzungen werden von einem Drittel der Vorstandsmitglieder beschlossen. Die beantragenden Vorstandsmitglieder sind zu benennen.</text:p>
            <text:p/>
            <text:p>Außerordentliche Sitzungen haben klar benannte Tagesordnungspunkte, die vorher bekanntgegeben werden. Eine Beratung anderer Themen ist ausgeschlossen. Eventuelle Beschlüsse zu nicht angekündigten oder nicht klar benannten Punkten sind nichtig.</text:p>
            <text:p/>
            <text:p>Für die Beschlussfassung wesentliche Dokumente sind allen Vorstandsmitgliedern rechtzeitig grundsätzlich elektronisch zur Verfügung zu stellen.</text:p>
            <text:p/>
            <text:p>Dazu wird die Geschäftsordnung wie folgt geändert:</text:p>
            <text:p/>
            <text:p/>
            <text:p>alt</text:p>
            <text:p/>
            <text:p>§ 2 Vorstandssitzungen</text:p>
            <text:p/>
            <text:p>(1) - Einladung</text:p>
            <text:p/>
            <text:p>Der Vorsitzende oder stellvertretende Vorsitzende laden mit einer Frist von mindestens 3 Tagen zu den regelmäßig stattfindenden Vorstandssitzungen unter Nennung des Termins, des Orts und der Tagesordnung ein. Die Einladung wird unter https://wiki.piratenpartei.de/BE:Vorstand bekannt gegeben.</text:p>
            <text:p/>
            <text:p>(2) - Außerordentliche Sitzungen</text:p>
            <text:p/>
            <text:p>Ein Drittel der Vorstandsmitglieder können unter Angabe des Beratungsgegenstandes eine außerordentliche Vorstandssitzung einberufen. Die Einladung ist mindestens einen Tag vorher zu veröffentlichen.</text:p>
            <text:p/>
            <text:p/>
            <text:p>neu</text:p>
            <text:p/>
            <text:p>§ 2 Vorstandssitzungen</text:p>
            <text:p/>
            <text:p>(1) - Einladung</text:p>
            <text:p/>
            <text:p>Der Vorsitzende oder stellvertretende Vorsitzende laden mit einer Frist von mindestens 72 Stunden zu den regelmäßig stattfindenden Vorstandssitzungen unter Nennung des Termins, des Orts und der Tagesordnung ein. Die Einladung wird innerhalb dieser Frist auf https://wiki.piratenpartei.de/BE:Vorstand bekanntgegeben und an die Berliner Ankündigungsmailingliste geschickt.</text:p>
            <text:p/>
            <text:p>(2) - Außerordentliche Sitzungen</text:p>
            <text:p/>
            <text:p>Ein Drittel der Vorstandsmitglieder können unter Angabe des Beratungsgegenstandes eine außerordentliche Vorstandssitzung einberufen. Die Einladung ist mindestens 24h vorher wie unter (1) beschrieben zu veröffentlichen. Die Namen der einladenden Vorstandsmitglieder sind zu benennen. Außerordentliche Sitzungen können nur klar benannte Tagesordnungspunkte beinhalten. Insbesondere die Punkte "Verschiedenes" und "Sonstiges" sind nicht zulässig. Eventuelle Beschlüsse zu nicht angekündigten Tagesordnungspunkten sind nichtig.</text:p>
            <text:p/>
            <text:p>...</text:p>
            <text:p/>
            <text:p>(6) Für die Beschlussfassung wesentliche Dokumente sind den Vorstandsmitgliedern rechtzeitig und grundsätzlich in elektronischer Form zur Verfügung zu stellen.</text:p>
          </table:table-cell>
          <table:table-cell table:style-name="Default" office:value-type="string" calcext:value-type="string">
            <text:p>Die derzeitige Formulierung ist unklar. Die klare Benennung der TOPs hilft, Handstreiche zu vermeiden, beispielsweise "Auflösung des Vorstands" oder "Anschaffung eines Porsches" unter "Sonstiges" zu verstecken. </text:p>
          </table:table-cell>
          <table:table-cell office:value-type="string" calcext:value-type="string">
            <text:p>Sebastian</text:p>
          </table:table-cell>
          <table:table-cell office:value-type="string" calcext:value-type="string">
            <text:p>alle ausser Christopher</text:p>
          </table:table-cell>
          <table:table-cell office:value-type="string" calcext:value-type="string">
            <text:p>Christopher</text:p>
          </table:table-cell>
          <table:table-cell/>
          <table:table-cell office:value-type="string" calcext:value-type="string">
            <text:p>angenommen</text:p>
          </table:table-cell>
          <table:table-cell office:value-type="string" calcext:value-type="string">
            <text:p>.</text:p>
          </table:table-cell>
        </table:table-row>
        <table:table-row table:style-name="ro6">
          <table:table-cell office:value-type="float" office:value="2014" calcext:value-type="float">
            <text:p>2014</text:p>
          </table:table-cell>
          <table:table-cell office:value-type="float" office:value="5" calcext:value-type="float">
            <text:p>5</text:p>
          </table:table-cell>
          <table:table-cell office:value-type="float" office:value="4" calcext:value-type="float">
            <text:p>4</text:p>
          </table:table-cell>
          <table:table-cell office:value-type="float" office:value="2" calcext:value-type="float">
            <text:p>2</text:p>
          </table:table-cell>
          <table:table-cell table:style-name="ce3" office:value-type="string" calcext:value-type="string">
            <text:p>Streichung der Einladungsfristen aus der GO</text:p>
          </table:table-cell>
          <table:table-cell office:value-type="string" calcext:value-type="string">
            <text:p>Der Landesvorstand möge beschließen: Sämtliche Einladungsfristen für Vorstandssitzungen werden ersatzlos aus der GO des Landesvorstands gestrichen. </text:p>
          </table:table-cell>
          <table:table-cell office:value-type="string" calcext:value-type="string">
            <text:p>Die letzten vier Wochen haben gezeigt, dass lange Einladungsfristen den Vorstand behindern. Sie führen auch nicht dazu, dass Vorstandssitzungen beschlussfähig sind/werden. Es gibt zwei Möglichkeiten: Entweder es wird eingeladen und die Sitzung ist beschlussfähig weil genug Vorstandsmitglieder da sind, oder eben nicht. </text:p>
          </table:table-cell>
          <table:table-cell table:number-columns-repeated="2" office:value-type="string" calcext:value-type="string">
            <text:p>Christopher</text:p>
          </table:table-cell>
          <table:table-cell office:value-type="string" calcext:value-type="string">
            <text:p>alle ausser Christopher</text:p>
          </table:table-cell>
          <table:table-cell/>
          <table:table-cell office:value-type="string" calcext:value-type="string">
            <text:p>abgelehnt</text:p>
          </table:table-cell>
          <table:table-cell office:value-type="string" calcext:value-type="string">
            <text:p>.</text:p>
          </table:table-cell>
        </table:table-row>
        <table:table-row table:style-name="ro17">
          <table:table-cell office:value-type="float" office:value="2014" calcext:value-type="float">
            <text:p>2014</text:p>
          </table:table-cell>
          <table:table-cell office:value-type="float" office:value="5" calcext:value-type="float">
            <text:p>5</text:p>
          </table:table-cell>
          <table:table-cell office:value-type="float" office:value="4" calcext:value-type="float">
            <text:p>4</text:p>
          </table:table-cell>
          <table:table-cell office:value-type="float" office:value="3" calcext:value-type="float">
            <text:p>3</text:p>
          </table:table-cell>
          <table:table-cell office:value-type="string" calcext:value-type="string">
            <text:p>Antrag - Protokoll geschlossener Teile</text:p>
          </table:table-cell>
          <table:table-cell office:value-type="string" calcext:value-type="string">
            <text:p>§ 6 der GO wird um Punkt 4 ergänzt.</text:p>
            <text:p/>
            <text:p>(4) Ein Protokoll geschlossener Teile ist allen Vorstandsmitgliedern zeitnah zur Verfügung zu stellen. Eine Veröffentlichung auf dem Wiki findet für geschlossene Teile lediglich summarisch nach Tagesordnungspunkten statt. Die Benennung der Tagesordnungspunkte ergibt sich aus den in §2(3) genannten generischen Gründen für nichtöffentliche Teile. Diese werden falls notwendig zur Unterscheidung nummeriert.</text:p>
            <text:p/>
            <text:p/>
          </table:table-cell>
          <table:table-cell office:value-type="string" calcext:value-type="string">
            <text:p>Es gibt hier eine Regelungslücke.</text:p>
          </table:table-cell>
          <table:table-cell office:value-type="string" calcext:value-type="string">
            <text:p>Sebastian</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18">
          <table:table-cell office:value-type="float" office:value="2014" calcext:value-type="float">
            <text:p>2014</text:p>
          </table:table-cell>
          <table:table-cell office:value-type="float" office:value="5" calcext:value-type="float">
            <text:p>5</text:p>
          </table:table-cell>
          <table:table-cell table:number-columns-repeated="2" office:value-type="float" office:value="4" calcext:value-type="float">
            <text:p>4</text:p>
          </table:table-cell>
          <table:table-cell table:style-name="Default" office:value-type="string" calcext:value-type="string">
            <text:p>Neuer §4c Abs.(1) – Zweierbeschlüsse</text:p>
          </table:table-cell>
          <table:table-cell office:value-type="string" calcext:value-type="string">
            <text:p>§ 4c Abs(1) der Geschäftsordnung des Landesvorstandes wird um den Punkt</text:p>
            <text:p/>
            <text:p>Beschluss von Beauftragungen in den Geschäftsbereichen</text:p>
            <text:p/>
            <text:p><text:s text:c="4"/>Beschluss durch den für die Beauftragung betreffenden Geschäftsbereich verantwortliches Vorstandsmitglied und ein beliebiges weiteres Vorstandsmitglied</text:p>
            <text:p/>
            <text:p>erweitert.</text:p>
            <text:p/>
            <text:p>Neue Version</text:p>
            <text:p/>
            <text:p>§ 4c Zweierbeschlüsse</text:p>
            <text:p/>
            <text:p>(1) Für folgende Sachverhalte können jeweils zwei Mitglieder des Vorstandes Beschlüsse fällen:</text:p>
            <text:p/>
            <text:p>Reisekosten bis zu einer Höhe von 300,00 €</text:p>
            <text:p/>
            <text:p><text:s text:c="4"/>Beschluss durch den Schatzmeister und das für den jeweiligen Geschäftsbereich zuständige Vorstandsmitglied</text:p>
            <text:p/>
            <text:p>Beschluss von Beautragungen in den Geschäftsbereichen</text:p>
            <text:p/>
            <text:p><text:s text:c="4"/>Beschluss durch für den die Beauftragung betreffenden Geschäftsbereich verantwortliches Vorstandsmitglied und ein beliebiges weiteres Vorstandsmitglied</text:p>
            <text:p/>
            <text:p/>
          </table:table-cell>
          <table:table-cell table:style-name="Default" office:value-type="string" calcext:value-type="string">
            <text:p>Bisher steht die Befugnis dazu nur in §5. Das ist umständlich. Mit der Änderung wird nochmal deutlich gemacht, dass Beauftragungen unter Zweierbeschlusskompetenz fallen. </text:p>
          </table:table-cell>
          <table:table-cell office:value-type="string" calcext:value-type="string">
            <text:p>Denis</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19">
          <table:table-cell office:value-type="float" office:value="2014" calcext:value-type="float">
            <text:p>2014</text:p>
          </table:table-cell>
          <table:table-cell office:value-type="float" office:value="5" calcext:value-type="float">
            <text:p>5</text:p>
          </table:table-cell>
          <table:table-cell office:value-type="float" office:value="4" calcext:value-type="float">
            <text:p>4</text:p>
          </table:table-cell>
          <table:table-cell office:value-type="float" office:value="5" calcext:value-type="float">
            <text:p>5</text:p>
          </table:table-cell>
          <table:table-cell office:value-type="string" calcext:value-type="string">
            <text:p>Ergänzung der Einzelbeschlusskompetenz in §4b (2)</text:p>
          </table:table-cell>
          <table:table-cell table:style-name="Default" office:value-type="string" calcext:value-type="string">
            <text:p>§ 4b Abs(2) der Geschäftsordnung des Landesvorstandes wird um den Punkt</text:p>
            <text:p/>
            <text:p>Landesgeschäftsstelle</text:p>
            <text:p/>
            <text:p><text:s text:c="4"/>Auslage von parteifremdem Informationsmaterial</text:p>
            <text:p/>
            <text:p>ergänzt. </text:p>
          </table:table-cell>
          <table:table-cell office:value-type="string" calcext:value-type="string">
            <text:p>Ich habe den Vorschlag aus dem Changelogpad übertragen. Die Entscheidungskompetenz über die Auslage von parteifremden Materialien soll hiermit klar dem Geschäftsbereich "Landesgeschäftsstelle" zugewiesen werden. </text:p>
          </table:table-cell>
          <table:table-cell office:value-type="string" calcext:value-type="string">
            <text:p>Denis</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20">
          <table:table-cell office:value-type="float" office:value="2014" calcext:value-type="float">
            <text:p>2014</text:p>
          </table:table-cell>
          <table:table-cell office:value-type="float" office:value="5" calcext:value-type="float">
            <text:p>5</text:p>
          </table:table-cell>
          <table:table-cell office:value-type="float" office:value="4" calcext:value-type="float">
            <text:p>4</text:p>
          </table:table-cell>
          <table:table-cell office:value-type="float" office:value="6" calcext:value-type="float">
            <text:p>6</text:p>
          </table:table-cell>
          <table:table-cell office:value-type="string" calcext:value-type="string">
            <text:p>Beendigung von Beauftragungen</text:p>
          </table:table-cell>
          <table:table-cell table:style-name="Default" office:value-type="string" calcext:value-type="string">
            <text:p>Der Landesvorstand möge beschließen, folgende Beauftragungen zu beenden und ggf. neu auszuschreiben.</text:p>
            <text:p/>
            <text:p>Administration Liquid Feedback</text:p>
            <text:p/>
            <text:p><text:s text:c="4"/>Zusätzliche Beauftragung am 22.03.2011 - Florian Lange</text:p>
            <text:p><text:s text:c="4"/>Zusätzliche Beauftragung am 20.10.2011 - Daniel Schweighöfer</text:p>
            <text:p><text:s text:c="4"/>Zusätzliche Beauftragung am 09.05.2012 - Daniela Berger</text:p>
            <text:p><text:s text:c="4"/>Zusätzliche Beauftragung am 25.05.2012 - Robert Sandow</text:p>
            <text:p/>
            <text:p><text:s text:c="4"/>Projektleitung Liquid Feedback: http://wiki.piratenpartei.de/Benutzer:Zweifeln</text:p>
            <text:p><text:s text:c="4"/>Wikigärtner: Andrej Springer</text:p>
            <text:p/>
          </table:table-cell>
          <table:table-cell table:style-name="Default" office:value-type="string" calcext:value-type="string">
            <text:p>vertagt vom letzten Mal</text:p>
          </table:table-cell>
          <table:table-cell office:value-type="string" calcext:value-type="string">
            <text:p>Denis</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13">
          <table:table-cell office:value-type="float" office:value="2014" calcext:value-type="float">
            <text:p>2014</text:p>
          </table:table-cell>
          <table:table-cell office:value-type="float" office:value="5" calcext:value-type="float">
            <text:p>5</text:p>
          </table:table-cell>
          <table:table-cell office:value-type="float" office:value="4" calcext:value-type="float">
            <text:p>4</text:p>
          </table:table-cell>
          <table:table-cell office:value-type="float" office:value="7" calcext:value-type="float">
            <text:p>7</text:p>
          </table:table-cell>
          <table:table-cell office:value-type="string" calcext:value-type="string">
            <text:p>Stellenausschreibung</text:p>
          </table:table-cell>
          <table:table-cell office:value-type="string" calcext:value-type="string">
            <text:p>Christopher Lauer wird beauftragt, eine Stelle auszuschreiben. Dafür wird Geld zur Verfügung gestellt. </text:p>
          </table:table-cell>
          <table:table-cell table:style-name="Default"/>
          <table:table-cell office:value-type="string" calcext:value-type="string">
            <text:p>Lavo</text:p>
          </table:table-cell>
          <table:table-cell table:number-columns-repeated="3"/>
          <table:table-cell office:value-type="string" calcext:value-type="string">
            <text:p>zurückgezogen</text:p>
          </table:table-cell>
          <table:table-cell office:value-type="string" calcext:value-type="string">
            <text:p>.</text:p>
          </table:table-cell>
        </table:table-row>
        <table:table-row table:style-name="ro6">
          <table:table-cell office:value-type="float" office:value="2014" calcext:value-type="float">
            <text:p>2014</text:p>
          </table:table-cell>
          <table:table-cell office:value-type="float" office:value="5" calcext:value-type="float">
            <text:p>5</text:p>
          </table:table-cell>
          <table:table-cell office:value-type="float" office:value="4" calcext:value-type="float">
            <text:p>4</text:p>
          </table:table-cell>
          <table:table-cell office:value-type="float" office:value="8" calcext:value-type="float">
            <text:p>8</text:p>
          </table:table-cell>
          <table:table-cell table:style-name="ce3" office:value-type="string" calcext:value-type="string">
            <text:p>Alternativentwurf zu: Antrag - Stellenausschreibung </text:p>
          </table:table-cell>
          <table:table-cell table:style-name="Default" office:value-type="string" calcext:value-type="string">
            <text:p><text:s/>Der Vorstand der Piratenpartei Deutschland Berlin wird eine Initiative im Liquid Feedback erstellen um eine Beschlussempfehlung der Berliner Piraten zum Thema "Ausschreibung einer neue Stelle im Bereich der Mitgliederbetreuung / Forderungsmanagement" einzuholen. In dieser Initiative sollen alle relevanten Informationen zu dieser neuen Stelle zusammengetragen werden um den an der Abstimmung beteilligten Piraten eine reflekierte, umfassende Meinungsbildung zu ermöglichen. </text:p>
          </table:table-cell>
          <table:table-cell office:value-type="string" calcext:value-type="string">
            <text:p>Wir planen hier eine Investition, die in ihrer Höhe durchaus kontrovers betrachtet werden kann. Wir haben durch eine solche LQFB-Ini die Möglichkeit die Legitimität dieser Entscheidung zu erhöhen und unseren Mitgliedern zu zeigen, dass sie sich tatsächlich an wichtigen Entscheidungen für die Zukunft des LV-Berlins beteiligen können. </text:p>
          </table:table-cell>
          <table:table-cell office:value-type="string" calcext:value-type="string">
            <text:p>Gregor</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21">
          <table:table-cell office:value-type="float" office:value="2014" calcext:value-type="float">
            <text:p>2014</text:p>
          </table:table-cell>
          <table:table-cell office:value-type="float" office:value="5" calcext:value-type="float">
            <text:p>5</text:p>
          </table:table-cell>
          <table:table-cell office:value-type="float" office:value="4" calcext:value-type="float">
            <text:p>4</text:p>
          </table:table-cell>
          <table:table-cell office:value-type="float" office:value="9" calcext:value-type="float">
            <text:p>9</text:p>
          </table:table-cell>
          <table:table-cell office:value-type="string" calcext:value-type="string">
            <text:p>Antrag -personelle Ressourcen zur Umsetzung der SMV</text:p>
          </table:table-cell>
          <table:table-cell table:style-name="Default" table:number-columns-repeated="2"/>
          <table:table-cell office:value-type="string" calcext:value-type="string">
            <text:p>lavo</text:p>
          </table:table-cell>
          <table:table-cell table:number-columns-repeated="3"/>
          <table:table-cell office:value-type="string" calcext:value-type="string">
            <text:p>zurückgezogen</text:p>
          </table:table-cell>
          <table:table-cell office:value-type="string" calcext:value-type="string">
            <text:p>.</text:p>
          </table:table-cell>
        </table:table-row>
        <table:table-row table:style-name="ro13">
          <table:table-cell office:value-type="float" office:value="2014" calcext:value-type="float">
            <text:p>2014</text:p>
          </table:table-cell>
          <table:table-cell office:value-type="float" office:value="5" calcext:value-type="float">
            <text:p>5</text:p>
          </table:table-cell>
          <table:table-cell office:value-type="float" office:value="4" calcext:value-type="float">
            <text:p>4</text:p>
          </table:table-cell>
          <table:table-cell office:value-type="float" office:value="10" calcext:value-type="float">
            <text:p>10</text:p>
          </table:table-cell>
          <table:table-cell office:value-type="string" calcext:value-type="string">
            <text:p>historisches Vertragsmanagement</text:p>
          </table:table-cell>
          <table:table-cell table:style-name="Default" office:value-type="string" calcext:value-type="string">
            <text:p>Sebastian möge sich um historisches Vertragsmanagement kümmern </text:p>
          </table:table-cell>
          <table:table-cell table:style-name="Default"/>
          <table:table-cell office:value-type="string" calcext:value-type="string">
            <text:p>Denis</text:p>
          </table:table-cell>
          <table:table-cell table:number-columns-repeated="3"/>
          <table:table-cell office:value-type="string" calcext:value-type="string">
            <text:p>zurückgezogen</text:p>
          </table:table-cell>
          <table:table-cell office:value-type="string" calcext:value-type="string">
            <text:p>.</text:p>
          </table:table-cell>
        </table:table-row>
        <table:table-row table:style-name="ro22">
          <table:table-cell office:value-type="float" office:value="2014" calcext:value-type="float">
            <text:p>2014</text:p>
          </table:table-cell>
          <table:table-cell office:value-type="float" office:value="5" calcext:value-type="float">
            <text:p>5</text:p>
          </table:table-cell>
          <table:table-cell office:value-type="float" office:value="4" calcext:value-type="float">
            <text:p>4</text:p>
          </table:table-cell>
          <table:table-cell office:value-type="float" office:value="11" calcext:value-type="float">
            <text:p>11</text:p>
          </table:table-cell>
          <table:table-cell office:value-type="string" calcext:value-type="string">
            <text:p>Neuer §4c Abs.(1) - Zweierbeschlüsse</text:p>
          </table:table-cell>
          <table:table-cell office:value-type="string" calcext:value-type="string">
            <text:p>§ 4c Abs(1) der Geschäftsordnung des Landesvorstandes wird um den Punkt</text:p>
            <text:p/>
            <text:p>Beschluss über die Freigabe von Druckerzeugnissen mit V.i.S.d.P.-Vermerk</text:p>
            <text:p/>
            <text:p><text:s text:c="4"/>Beschluss über die Freigabe von Druckerzeugnissen mit V.i.S.d.P.-Vermerk durch die / den Vorsitzende*n sowie das für den Geschäftsbereich Öffentlichkeitsarbeit verantwortliche Vorstandsmitglied. Empfehlungen aus dem Berliner Liquid Feedback sind hierbei zu berücksichtigen.</text:p>
            <text:p/>
            <text:p>erweitert.</text:p>
            <text:p/>
            <text:p/>
          </table:table-cell>
          <table:table-cell office:value-type="string" calcext:value-type="string">
            <text:p>Die / Der Vorsitzende wird auf allen Druckerzeugnissen des Landesverbandes als Verantwortlicher im Sinne der Presse (V.i.S.d.P.) genannt und haftet entsprechend für deren Inhalte. Sie / Er sollte wissen wofür sie / er haftet. Das Geschäftsbereich Öffentlichkeitsarbeit verantwortliche Vorstandsmitglied kann zudem i.d.R. sehr gut beurteilen, ob die Erstellung eines Druckerzeugnisses inhaltlich korrekt und notwendig ist und sollte daher ebenfalls seine Zustimmung geben. </text:p>
          </table:table-cell>
          <table:table-cell office:value-type="string" calcext:value-type="string">
            <text:p>Marcel</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23">
          <table:table-cell office:value-type="float" office:value="2014" calcext:value-type="float">
            <text:p>2014</text:p>
          </table:table-cell>
          <table:table-cell office:value-type="float" office:value="5" calcext:value-type="float">
            <text:p>5</text:p>
          </table:table-cell>
          <table:table-cell office:value-type="float" office:value="4" calcext:value-type="float">
            <text:p>4</text:p>
          </table:table-cell>
          <table:table-cell office:value-type="float" office:value="12" calcext:value-type="float">
            <text:p>12</text:p>
          </table:table-cell>
          <table:table-cell office:value-type="string" calcext:value-type="string">
            <text:p>Nächste Vorstandssitzung in zwei Wochen</text:p>
          </table:table-cell>
          <table:table-cell table:style-name="ce5" office:value-type="string" calcext:value-type="string">
            <text:p>Die nächste Vorstandssitzung des Landesverbands Berlin findet in zwei Wochen also am 18.05.2014 statt.</text:p>
          </table:table-cell>
          <table:table-cell table:style-name="Default" office:value-type="string" calcext:value-type="string">
            <text:p>Es gibt immer noch ne ganze Menge zu tun und vor allem im Vorfeld unseres kommenden Rechenschaftsberichts ist es angebracht, dass sich der Vorstand nicht erst in einem Monat wieder trifft. Persönliche Kommunikation ist im Moment sehr wichtig, darum sollten wir uns schon in zwei Wochen wieder treffen. </text:p>
          </table:table-cell>
          <table:table-cell office:value-type="string" calcext:value-type="string">
            <text:p>Gregor</text:p>
          </table:table-cell>
          <table:table-cell office:value-type="string" calcext:value-type="string">
            <text:p>ingo, Pupe, Christopher, Denis, Gregor, Marcel</text:p>
          </table:table-cell>
          <table:table-cell office:value-type="string" calcext:value-type="string">
            <text:p>Michael</text:p>
          </table:table-cell>
          <table:table-cell/>
          <table:table-cell office:value-type="string" calcext:value-type="string">
            <text:p>angenommen</text:p>
          </table:table-cell>
          <table:table-cell office:value-type="string" calcext:value-type="string">
            <text:p>.</text:p>
          </table:table-cell>
        </table:table-row>
        <table:table-row table:style-name="ro13">
          <table:table-cell office:value-type="float" office:value="2014" calcext:value-type="float">
            <text:p>2014</text:p>
          </table:table-cell>
          <table:table-cell office:value-type="float" office:value="5" calcext:value-type="float">
            <text:p>5</text:p>
          </table:table-cell>
          <table:table-cell office:value-type="float" office:value="4" calcext:value-type="float">
            <text:p>4</text:p>
          </table:table-cell>
          <table:table-cell office:value-type="float" office:value="13" calcext:value-type="float">
            <text:p>13</text:p>
          </table:table-cell>
          <table:table-cell office:value-type="string" calcext:value-type="string">
            <text:p>Wöchentliche Landesvorstandssitzungen </text:p>
          </table:table-cell>
          <table:table-cell office:value-type="string" calcext:value-type="string">
            <text:p>Die Vorstandssitzungen des Landesvorstands Berlin finden jeden Sonntag ab 19:00 Uhr in der Pflugstraße 9a 10115 Berlin statt. </text:p>
          </table:table-cell>
          <table:table-cell table:style-name="Default" office:value-type="string" calcext:value-type="string">
            <text:p>viel hilft viel</text:p>
          </table:table-cell>
          <table:table-cell office:value-type="string" calcext:value-type="string">
            <text:p>christopher</text:p>
          </table:table-cell>
          <table:table-cell office:value-type="string" calcext:value-type="string">
            <text:p>Ingo, Pupe, Christopher</text:p>
          </table:table-cell>
          <table:table-cell office:value-type="string" calcext:value-type="string">
            <text:p>Gregor, Michael, Marcel</text:p>
          </table:table-cell>
          <table:table-cell office:value-type="string" calcext:value-type="string">
            <text:p>Denis</text:p>
          </table:table-cell>
          <table:table-cell office:value-type="string" calcext:value-type="string">
            <text:p>abgelehnt</text:p>
          </table:table-cell>
          <table:table-cell office:value-type="string" calcext:value-type="string">
            <text:p>.</text:p>
          </table:table-cell>
        </table:table-row>
        <table:table-row table:style-name="ro11">
          <table:table-cell office:value-type="float" office:value="2014" calcext:value-type="float">
            <text:p>2014</text:p>
          </table:table-cell>
          <table:table-cell office:value-type="float" office:value="5" calcext:value-type="float">
            <text:p>5</text:p>
          </table:table-cell>
          <table:table-cell office:value-type="float" office:value="4" calcext:value-type="float">
            <text:p>4</text:p>
          </table:table-cell>
          <table:table-cell office:value-type="float" office:value="14" calcext:value-type="float">
            <text:p>14</text:p>
          </table:table-cell>
          <table:table-cell office:value-type="string" calcext:value-type="string">
            <text:p>Kontozugriff Girokonto und Tagesgeldkonto GLS-Bank</text:p>
          </table:table-cell>
          <table:table-cell office:value-type="string" calcext:value-type="string">
            <text:p>Michael Karek, Lars Hohl und Christopher Lauer erhalten für das Giro- und Tagesgeldkonto bei der GLS-Bank eine A-Vollmacht, d.h. im Vier-Augen-Prinzip sind Überweisungen möglich.</text:p>
            <text:p/>
            <text:p>Ingo Ponickau, Denis Sabin, Sebastian Nordhoff, Gregor Schröder und Marcel Geppert erhalten eine Lese-Vollmacht, d.h. sie sind jederzeit in der Lage, die Konten einzusehen.</text:p>
            <text:p/>
            <text:p/>
          </table:table-cell>
          <table:table-cell office:value-type="string" calcext:value-type="string">
            <text:p>Seit dem 14.4.14 gibt es für das Tagesgeldkonto bei der GLS-Bank keinen Bevollmächtigten mehr. Durch den entsprechenden Beschluss und das Unterschreiben der entsprechenden Dokumente erhalten wir wieder Kontozugriff. </text:p>
          </table:table-cell>
          <table:table-cell office:value-type="string" calcext:value-type="string">
            <text:p>christopher</text:p>
          </table:table-cell>
          <table:table-cell table:number-columns-repeated="3"/>
          <table:table-cell office:value-type="string" calcext:value-type="string">
            <text:p>im Approval unterlegen</text:p>
          </table:table-cell>
          <table:table-cell office:value-type="string" calcext:value-type="string">
            <text:p>.</text:p>
          </table:table-cell>
        </table:table-row>
        <table:table-row table:style-name="ro24">
          <table:table-cell office:value-type="float" office:value="2014" calcext:value-type="float">
            <text:p>2014</text:p>
          </table:table-cell>
          <table:table-cell office:value-type="float" office:value="5" calcext:value-type="float">
            <text:p>5</text:p>
          </table:table-cell>
          <table:table-cell office:value-type="float" office:value="4" calcext:value-type="float">
            <text:p>4</text:p>
          </table:table-cell>
          <table:table-cell office:value-type="float" office:value="15" calcext:value-type="float">
            <text:p>15</text:p>
          </table:table-cell>
          <table:table-cell office:value-type="string" calcext:value-type="string">
            <text:p>Antrag - Kontozugriff Girokonto und Tagesgeldkonto GLS-Bank <text:s/>(2)</text:p>
          </table:table-cell>
          <table:table-cell office:value-type="string" calcext:value-type="string">
            <text:p>Michael Karek erhält für das Giro- und Tagesgeldkonto bei der GLS-Bank eine E-Vollmacht, d.h. kann eigenständig Überweisungen tätigen.</text:p>
            <text:p/>
            <text:p>Lars Hohl und Christopher Lauer erhalten für das Giro- und Tagesgeldkonto bei der GLS-Bank eine A-Vollmacht, d.h. im Vier-Augen-Prinzip sind Überweisungen möglich.</text:p>
            <text:p/>
            <text:p>Ingo Ponickau, Denis Sabin, Sebastian Nordhoff, Gregor Schröder und Marcel Geppert erhalten eine Lese-Vollmacht, d.h. sie sind jederzeit in der Lage, die Konten einzusehen. </text:p>
          </table:table-cell>
          <table:table-cell table:style-name="Default"/>
          <table:table-cell office:value-type="string" calcext:value-type="string">
            <text:p>Marcel</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21">
          <table:table-cell office:value-type="float" office:value="2014" calcext:value-type="float">
            <text:p>2014</text:p>
          </table:table-cell>
          <table:table-cell office:value-type="float" office:value="5" calcext:value-type="float">
            <text:p>5</text:p>
          </table:table-cell>
          <table:table-cell office:value-type="float" office:value="4" calcext:value-type="float">
            <text:p>4</text:p>
          </table:table-cell>
          <table:table-cell office:value-type="float" office:value="16" calcext:value-type="float">
            <text:p>16</text:p>
          </table:table-cell>
          <table:table-cell office:value-type="string" calcext:value-type="string">
            <text:p>Änderung des Verfügungsrahmens des Giro-Kontos bei der GLS-Bank</text:p>
          </table:table-cell>
          <table:table-cell office:value-type="string" calcext:value-type="string">
            <text:p>Der tägliche Verfügungsrahmen des Giro-Kontos bei der GLS-Bank wird auf 20.000 Euro pro Tag geändert. </text:p>
          </table:table-cell>
          <table:table-cell office:value-type="string" calcext:value-type="string">
            <text:p>Der letzte Schatzmeister hat den täglichen Verfügungsrahmen für Überweisungen auf 100.000 Euro geändert. Das ist unnötig hoch. </text:p>
          </table:table-cell>
          <table:table-cell office:value-type="string" calcext:value-type="string">
            <text:p>christopher</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25">
          <table:table-cell office:value-type="float" office:value="2014" calcext:value-type="float">
            <text:p>2014</text:p>
          </table:table-cell>
          <table:table-cell office:value-type="float" office:value="5" calcext:value-type="float">
            <text:p>5</text:p>
          </table:table-cell>
          <table:table-cell office:value-type="float" office:value="4" calcext:value-type="float">
            <text:p>4</text:p>
          </table:table-cell>
          <table:table-cell office:value-type="float" office:value="17" calcext:value-type="float">
            <text:p>17</text:p>
          </table:table-cell>
          <table:table-cell office:value-type="string" calcext:value-type="string">
            <text:p>Auflösung Konto Deutsche Bank</text:p>
          </table:table-cell>
          <table:table-cell office:value-type="string" calcext:value-type="string">
            <text:p>Das Konto der Piratenpartei Berlin bei der Deutschen Bank wird aufgelöst. Sämtliche Auszüge, soweit nicht vorhanden, werden für das Konto und alle Unterkonten bei der Deutschen Bank bestellt. </text:p>
          </table:table-cell>
          <table:table-cell office:value-type="string" calcext:value-type="string">
            <text:p>Die Piratenpartei Berlin hat seit ca. Oktober 2012 ein Konto bei der Deutschen Bank. Vor dem Hintergrund, dass wir ein Konto bei der GLS-Bank haben, das alles kann, was ein Konto bei der Deutschen Bank kann sind mehrere Konten bei mehreren Banken nicht sinnvoll. </text:p>
          </table:table-cell>
          <table:table-cell office:value-type="string" calcext:value-type="string">
            <text:p>christopher</text:p>
          </table:table-cell>
          <table:table-cell office:value-type="string" calcext:value-type="string">
            <text:p>christopher, marcel</text:p>
          </table:table-cell>
          <table:table-cell office:value-type="string" calcext:value-type="string">
            <text:p>ingo, pupe, denis, sebastian, michael, gregor</text:p>
          </table:table-cell>
          <table:table-cell/>
          <table:table-cell office:value-type="string" calcext:value-type="string">
            <text:p>abgelehnt</text:p>
          </table:table-cell>
          <table:table-cell office:value-type="string" calcext:value-type="string">
            <text:p>.</text:p>
          </table:table-cell>
        </table:table-row>
        <table:table-row table:style-name="ro21">
          <table:table-cell office:value-type="float" office:value="2014" calcext:value-type="float">
            <text:p>2014</text:p>
          </table:table-cell>
          <table:table-cell office:value-type="float" office:value="5" calcext:value-type="float">
            <text:p>5</text:p>
          </table:table-cell>
          <table:table-cell office:value-type="float" office:value="4" calcext:value-type="float">
            <text:p>4</text:p>
          </table:table-cell>
          <table:table-cell office:value-type="float" office:value="18" calcext:value-type="float">
            <text:p>18</text:p>
          </table:table-cell>
          <table:table-cell office:value-type="string" calcext:value-type="string">
            <text:p>Auflösung Konto Postbank</text:p>
          </table:table-cell>
          <table:table-cell office:value-type="string" calcext:value-type="string">
            <text:p>Das Konto der Piratenpartei Berlin bei der Postbank wird aufgelöst. Sämtliche Auszüge, soweit nicht vorhanden, werden für das Konto und alle Unterkonten bei der Postbank bestellt. </text:p>
          </table:table-cell>
          <table:table-cell office:value-type="string" calcext:value-type="string">
            <text:p>Die Piratenpartei Berlin hat ein Konto bei der Postbank. Vor dem Hintergrund, dass wir ein Konto bei der GLS-Bank haben, das alles kann, was ein Konto bei der Postbank kann sind mehrere Konten bei mehreren Banken nicht sinnvoll. </text:p>
          </table:table-cell>
          <table:table-cell office:value-type="string" calcext:value-type="string">
            <text:p>christopher</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20">
          <table:table-cell office:value-type="float" office:value="2014" calcext:value-type="float">
            <text:p>2014</text:p>
          </table:table-cell>
          <table:table-cell office:value-type="float" office:value="5" calcext:value-type="float">
            <text:p>5</text:p>
          </table:table-cell>
          <table:table-cell office:value-type="float" office:value="4" calcext:value-type="float">
            <text:p>4</text:p>
          </table:table-cell>
          <table:table-cell office:value-type="float" office:value="19" calcext:value-type="float">
            <text:p>19</text:p>
          </table:table-cell>
          <table:table-cell office:value-type="string" calcext:value-type="string">
            <text:p>LaVo Beschluss Demo</text:p>
          </table:table-cell>
          <table:table-cell office:value-type="string" calcext:value-type="string">
            <text:p>Der LaVo ko-veranstaltet eine Demo zum Thema "Snowden nach Berlin" am Donnerstag, den 8.05. vor dem Paul-Löbe-Haus und lädt entsprechend zu einem breiten Aktionsbündnis ein. Der LaVo stellt dem Aktionsbündnis €500 / €1000 für gemeinsame Aktionen / eine gemeinsame Aktion (Zeppelin Platzhalter) zur Verfügung sowie weitere €500 / €775 / €1000 für eigene Werbeaktion/en mit Bezug zum EU Wahlkampf. </text:p>
          </table:table-cell>
          <table:table-cell office:value-type="string" calcext:value-type="string">
            <text:p>Am 08.05. findet die nächste Sitzung des NSA Untersuchungsausschuss statt. Mit dieser Demo soll jenen Politikern im Ausschuss und darüber hinaus der Rücken gestärkt werden, die daran fest halten, Edward Snowden zu der NSA in Deutschland zu befragen. Edward Snowden hat gesagt, dass seine Aussage davon abhängen wird, welcher Schutz ihm geleistet werden kann. Die Piraten setzen sich für Information, Aufklärung und Whistleblowerschutz ein. </text:p>
          </table:table-cell>
          <table:table-cell office:value-type="string" calcext:value-type="string">
            <text:p>Michael Ickes</text:p>
          </table:table-cell>
          <table:table-cell/>
          <table:table-cell office:value-type="string" calcext:value-type="string">
            <text:p>alle ausser Christopher</text:p>
          </table:table-cell>
          <table:table-cell office:value-type="string" calcext:value-type="string">
            <text:p>christopher</text:p>
          </table:table-cell>
          <table:table-cell office:value-type="string" calcext:value-type="string">
            <text:p>abgelehnt</text:p>
          </table:table-cell>
          <table:table-cell office:value-type="string" calcext:value-type="string">
            <text:p>.</text:p>
          </table:table-cell>
        </table:table-row>
        <table:table-row table:style-name="ro26">
          <table:table-cell office:value-type="float" office:value="2014" calcext:value-type="float">
            <text:p>2014</text:p>
          </table:table-cell>
          <table:table-cell office:value-type="float" office:value="5" calcext:value-type="float">
            <text:p>5</text:p>
          </table:table-cell>
          <table:table-cell office:value-type="float" office:value="4" calcext:value-type="float">
            <text:p>4</text:p>
          </table:table-cell>
          <table:table-cell office:value-type="float" office:value="20" calcext:value-type="float">
            <text:p>20</text:p>
          </table:table-cell>
          <table:table-cell office:value-type="string" calcext:value-type="string">
            <text:p>Wochenreporting über den Umsetzungsgrad beim Rechenschaftsbericht - dokumentierte Übergabe aller Schatzmeisterdokumente</text:p>
          </table:table-cell>
          <table:table-cell office:value-type="string" calcext:value-type="string">
            <text:p>Der Vorstand möge beschließen, dass der gewählte Schatzmeister des LV Berlin wöchentlich bis jeweils freitags 18 Uhr den Umsetzungsgrad des Rechenschaftsberichts 2013 an alle Vorstandskollegen und die für den Rechenschaftsbericht verantwortliche Stelle innerhalb der Bundespartei per Mail reportet. Zu diesem Zwecke ist eine vollständige und dokumentierte Übergabe mit dem Altschatzmeister bis Mittwoch den 15.5 durchzuführen, wie sie gemäß Schatzmeister-Wiki, bereits zu Beginn der Amtszeit hätte erfolgen sollen. Zu Absicherung des Landesverbands ist dabei zwischen dem alten und dem neuen Schatzmeister eine Vollständigkeitserklärung abzuschließen.</text:p>
            <text:p/>
            <text:p>Allen auf der LMVB gewählten Rechnungsprüfern ist Zugriff auf alle Rechenschaftsrelevaten Echtweltdokumente in der P9a und lesender Zugriff auf alle IT-unterstützten Systeme zu gewähren. Bsp: DMS &amp; Konten </text:p>
          </table:table-cell>
          <table:table-cell office:value-type="string" calcext:value-type="string">
            <text:p>Seit nun 55 Tagen, sprich 9 Wochen, hat der neue LaVoBe die Amtsgeschäfte übernommen. Eine vollständige und dokumentierte Übergabe aller schatzmeisterrelevanten Dokumente ist bis zum heutigen Tage nicht erfolgt. Aussagen des jetzigen Schatzmeisters bzgl. Umfang der Dokumente beim alten Schatzmeister und dem Umsetzungsgrad bei der Erstellung des Rechenschaftsberichts verblieben bis KW17 mündlich im Vagen.</text:p>
            <text:p/>
            <text:p>Versuche meinerseits, diesen Umstand in KW17 noch für alle Seiten einvernehmlich zu lösen, sind gescheitert. (Siehe die jeweilige Status-Mails an Vorstandskollegen)</text:p>
            <text:p/>
            <text:p>Ohne unterschriebenes Übergabeprotokoll und ohne Vollständigkeitserklärung liegen uns keinerlei verbindliche Informationen über Qualität und Umfang vor. Daraus resultiert, dass zum jetzigen Zeitpunkt keinerlei verlässliche Aussage seitens des Vorstands bzgl. unseres Rechenschaftsberichts möglich ist.</text:p>
            <text:p/>
            <text:p>Das den Rechnungsprüfern zur LMVB141 die relevanten Dokumente vom alten Schatzmeister nur rudimentär vorgelegt worden sind, scheint dabei nicht zu einer Erhöhung der Management-Awareness im Bereich der Schatzmeisterei geführt zu haben.</text:p>
            <text:p/>
            <text:p>Mit diesem Antrag soll jedes Vorstandsmitglied befähigt werden, verlässlich quantifiziert gegenüber dem Bund Auskünfte im Bereich Jahresberichtserstellung geben zu können. Zusätzlich ermöglicht es dem Vorstand rechtzeitig im Bedarfsfall a) den Schatzmeister mit zusätzlichen Ressourcen zu unterstützen und b) bei Indikationen für Nichteinhaltung von Lieferfristen bei der Abgabe des Rechenschaftsberichts 2013 den Bund informieren zu können. </text:p>
          </table:table-cell>
          <table:table-cell office:value-type="string" calcext:value-type="string">
            <text:p>lars Hohl</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27">
          <table:table-cell office:value-type="float" office:value="2014" calcext:value-type="float">
            <text:p>2014</text:p>
          </table:table-cell>
          <table:table-cell office:value-type="float" office:value="5" calcext:value-type="float">
            <text:p>5</text:p>
          </table:table-cell>
          <table:table-cell office:value-type="float" office:value="4" calcext:value-type="float">
            <text:p>4</text:p>
          </table:table-cell>
          <table:table-cell office:value-type="float" office:value="21" calcext:value-type="float">
            <text:p>21</text:p>
          </table:table-cell>
          <table:table-cell office:value-type="string" calcext:value-type="string">
            <text:p>CEEP Flyer in 8 Sprachen bestellen</text:p>
          </table:table-cell>
          <table:table-cell office:value-type="string" calcext:value-type="string">
            <text:p>Der Landesvorstand möge ein Budget von 450€ zur Verfügung stellen um davon Flyer zu bestellen, die eine Kurzfassung des gemeinsamen Wahlprogramm der europäischen Piratenparteien (CEEP, <text:a xlink:href="http://wiki.piratenpartei.de/Antrag:Bundesparteitag_2013.2/Antragsportal/PP017" xlink:type="simple">http://wiki.piratenpartei.de/Antrag:Bundesparteitag_2013.2/Antragsportal/PP017</text:a> ) beinhaltet. </text:p>
          </table:table-cell>
          <table:table-cell office:value-type="string" calcext:value-type="string">
            <text:p/>
            <text:p/>
            <text:p>Ich bin kein Freund von Papierverschwendung. Daher möchte ich nicht mehr Flyer drucken lassen als wir in den verbliebenen 3 Wochen bis zur EU-Wahl verteilen können. Diese Flyer haben über den inhaltlichen Nutzen auch eine starke Symbolkraft, im Sinne von: "Schaut her, so international sind wir!" Die Druckvorlagen für die einzelnen Flyer können hier eingesehen werden: http://wiki.piratenpartei.de/Servicegruppen/Gestaltung/MaterialBaukastenEuropa2014#Flyer</text:p>
            <text:p/>
            <text:p>Bei einer Annahme des Antrags würde ich den Auftrag sofort auslösen und dafür sorgen, dass die Flyer am 9. Mai in der Landesgeschäftsstelle ankommen. Die Flyer sollen in folgenden Stückzahlen geordert werden:</text:p>
            <text:p/>
            <text:p><text:s text:c="4"/>deutsch &amp; Englisch jeweils in 2.500 Stk (je 82€)</text:p>
            <text:p><text:s text:c="4"/>spanisch, französisch, Polnisch 1.000 Stk (je 48 €)</text:p>
            <text:p><text:s text:c="4"/>schwedisch, tschechisch, niederländisch 250 Stk (je 35€)</text:p>
            <text:p/>
            <text:p>(Die Preise beziehen sich auf [www.wir-machen-drucken.de]) Falls die vorgeschlagene Quotierung nicht gefällt, lasst mir einfach eure Vorstellung zukommen - ich setz das dann um. Aktuell sind gut schätzungsweise 900 Flyer in deutscher Sprache und 200 Flyer in englischer Sprache in der LGS vorrätig. </text:p>
          </table:table-cell>
          <table:table-cell office:value-type="string" calcext:value-type="string">
            <text:p>Salomon</text:p>
          </table:table-cell>
          <table:table-cell table:number-columns-repeated="3"/>
          <table:table-cell office:value-type="string" calcext:value-type="string">
            <text:p>im Approval unterlegen</text:p>
          </table:table-cell>
          <table:table-cell office:value-type="string" calcext:value-type="string">
            <text:p>.</text:p>
          </table:table-cell>
        </table:table-row>
        <table:table-row table:style-name="ro28">
          <table:table-cell office:value-type="float" office:value="2014" calcext:value-type="float">
            <text:p>2014</text:p>
          </table:table-cell>
          <table:table-cell office:value-type="float" office:value="5" calcext:value-type="float">
            <text:p>5</text:p>
          </table:table-cell>
          <table:table-cell office:value-type="float" office:value="4" calcext:value-type="float">
            <text:p>4</text:p>
          </table:table-cell>
          <table:table-cell office:value-type="float" office:value="22" calcext:value-type="float">
            <text:p>22</text:p>
          </table:table-cell>
          <table:table-cell office:value-type="string" calcext:value-type="string">
            <text:p>CEEP Flyer in 8 Sprachen bestellen (2)</text:p>
          </table:table-cell>
          <table:table-cell office:value-type="string" calcext:value-type="string">
            <text:p>Der Landesvorstand möge ein Budget von 450€ zur Verfügung stellen um davon Flyer zu bestellen, die eine Kurzfassung des gemeinsamen Wahlprogramms der europäischen Piratenparteien (CEEP, <text:a xlink:href="http://wiki.piratenpartei.de/Antrag:Bundesparteitag_2013.2/Antragsportal/PP017" xlink:type="simple">http://wiki.piratenpartei.de/Antrag:Bundesparteitag_2013.2/Antragsportal/PP017</text:a> ) beinhaltet. </text:p>
          </table:table-cell>
          <table:table-cell office:value-type="string" calcext:value-type="string">
            <text:p/>
            <text:p/>
            <text:p>Ich bin kein Freund von Papierverschwendung. Daher möchte ich nicht mehr Flyer drucken lassen als wir in den verbliebenen 3 Wochen bis zur EU-Wahl verteilen können. Diese Flyer haben über den inhaltlichen Nutzen auch eine starke Symbolkraft, im Sinne von: "Schaut her, so international sind wir!" Die Druckvorlagen für die einzelnen Flyer können hier eingesehen werden: http://wiki.piratenpartei.de/Servicegruppen/Gestaltung/MaterialBaukastenEuropa2014#Flyer</text:p>
            <text:p/>
            <text:p>Bei einer Annahme des Antrags würde ich den Auftrag sofort auslösen und dafür sorgen, dass die Flyer am 9. Mai in der Landesgeschäftsstelle ankommen. Die Flyer sollen in folgenden Stückzahlen geordert werden:</text:p>
            <text:p/>
            <text:p><text:s text:c="4"/>Englisch, 1.000 Stk (48 €)</text:p>
            <text:p><text:s text:c="4"/>spanisch, französisch, Polnisch 1.000 Stk (je 48 €)</text:p>
            <text:p><text:s text:c="4"/>schwedisch, tschechisch, niederländisch 250 Stk (je 35€)</text:p>
            <text:p/>
            <text:p>(Die Preise beziehen sich auf [www.wir-machen-drucken.de]) Falls die vorgeschlagene Quotierung nicht gefällt, lasst mir einfach eure Vorstellung zukommen - ich setz das dann um. Aktuell sind gut schätzungsweise 900 Flyer in deutscher Sprache und 200 Flyer in englischer Sprache in der LGS vorrätig.</text:p>
            <text:p/>
            <text:p/>
          </table:table-cell>
          <table:table-cell office:value-type="string" calcext:value-type="string">
            <text:p>Ingo</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29">
          <table:table-cell office:value-type="float" office:value="2014" calcext:value-type="float">
            <text:p>2014</text:p>
          </table:table-cell>
          <table:table-cell office:value-type="float" office:value="5" calcext:value-type="float">
            <text:p>5</text:p>
          </table:table-cell>
          <table:table-cell office:value-type="float" office:value="4" calcext:value-type="float">
            <text:p>4</text:p>
          </table:table-cell>
          <table:table-cell office:value-type="float" office:value="23" calcext:value-type="float">
            <text:p>23</text:p>
          </table:table-cell>
          <table:table-cell office:value-type="string" calcext:value-type="string">
            <text:p>Kostenübernahme für BBEndspurt</text:p>
          </table:table-cell>
          <table:table-cell office:value-type="string" calcext:value-type="string">
            <text:p>Hiermit beantragen wir die Kostenübernahme in Höhe von 400€ für die Ausrichtung der Endspurtveranstaltung am 17. Mai 2014 auf dem Alexanderplatz. </text:p>
          </table:table-cell>
          <table:table-cell office:value-type="string" calcext:value-type="string">
            <text:p>Es fallen Kosten für Standgebühr, Strom, LKW, 6-8 Themenstände der Bezirke, Werbematerialien, GEMA-Gebühren und sonstiges Befestigungsmaterial an. Unter Endspurt PAD (https://eu14-berlin.piratenpad.de/endspurt ) haben wir schon mal Dinge zusammengeschrieben.</text:p>
            <text:p/>
            <text:p>EU Kandidaten haben ihr Teilnahme und Themenbereich zugesichert. Die Veranstaltung dient uns nochmal zum motivieren und uns dem Bürger zu zeigen.</text:p>
            <text:p/>
            <text:p>Themenbereiche: TTIP, Integration, Asyl Migration, UrhR Reform und Commons, Gläserner Staat/Gläserner Bürger - Bürgerrechte und Demokratie Upgrade</text:p>
            <text:p/>
            <text:p/>
          </table:table-cell>
          <table:table-cell office:value-type="string" calcext:value-type="string">
            <text:p>Harry, Michael Konrad</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30">
          <table:table-cell office:value-type="float" office:value="2014" calcext:value-type="float">
            <text:p>2014</text:p>
          </table:table-cell>
          <table:table-cell office:value-type="float" office:value="5" calcext:value-type="float">
            <text:p>5</text:p>
          </table:table-cell>
          <table:table-cell office:value-type="float" office:value="4" calcext:value-type="float">
            <text:p>4</text:p>
          </table:table-cell>
          <table:table-cell office:value-type="float" office:value="24" calcext:value-type="float">
            <text:p>24</text:p>
          </table:table-cell>
          <table:table-cell office:value-type="string" calcext:value-type="string">
            <text:p>Antrag - Einladungen für Gebietsversammlungen nur per E-Mail</text:p>
          </table:table-cell>
          <table:table-cell office:value-type="string" calcext:value-type="string">
            <text:p>Der Landesvorstand möge beschließen, dass Einladungen zu Gebietsversammlungen abweichend zu Einladungen zu Landesmitgliederversammlungen ausschließlich per E-Mail versandt werden. </text:p>
          </table:table-cell>
          <table:table-cell office:value-type="string" calcext:value-type="string">
            <text:p>Der Versand per E-Mail ist seit langem gängige Praxis bei Einladungen zu Gebietsversammlungen. Allerdings gibt es hierzu keinen auffindbaren Beschluss eines Landesvorstandes. Dies soll hiermit nachgeholt werden.</text:p>
            <text:p/>
            <text:p>Der Beschluss steht im Einklang mit §7 (3) Satzung LV Berlin "Die Einladung zur Landesmitgliederversammlung erfolgt in Textform.", welcher gemäß §9 (10) Satzung LV Berlin auch für Gebietsversammlungen gültig ist.</text:p>
            <text:p/>
            <text:p>Ein zusätzlicher Versand per Post würde den Aufwand für die Einladung zu Gebietsversammlungen deutlich erhöhen und würde z.B. kurzfristig anberaumte Gebietsversammlungen unmöglich machen. </text:p>
          </table:table-cell>
          <table:table-cell office:value-type="string" calcext:value-type="string">
            <text:p>Marcel</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21">
          <table:table-cell office:value-type="float" office:value="2014" calcext:value-type="float">
            <text:p>2014</text:p>
          </table:table-cell>
          <table:table-cell office:value-type="float" office:value="5" calcext:value-type="float">
            <text:p>5</text:p>
          </table:table-cell>
          <table:table-cell office:value-type="float" office:value="4" calcext:value-type="float">
            <text:p>4</text:p>
          </table:table-cell>
          <table:table-cell office:value-type="float" office:value="25" calcext:value-type="float">
            <text:p>25</text:p>
          </table:table-cell>
          <table:table-cell office:value-type="string" calcext:value-type="string">
            <text:p>Einladungsfrist für Gebietsversammlungen auf 14 Tage festsetzen</text:p>
          </table:table-cell>
          <table:table-cell table:style-name="Default" office:value-type="string" calcext:value-type="string">
            <text:p>Der Landesvorstand möge beschließen, dass gemäß §9 (10) Satzung LV Berlin die Einladungsfrist für Gebietsversammlungen abweichend von §7 (4) Satzung LV Berlin auf 14 Tage festgesetzt wird.</text:p>
            <text:p/>
            <text:p>Antragsteller für die Einladung und Durchführung von Gebietsversammlungen werden gebeten, den Antrag spätestens 7 Tage vor Ablauf der Einladungsfrist einzureichen, um ausreichend Zeit für den Beschluss des Antrags und den Versand der Einladungen zu lassen.</text:p>
            <text:p/>
            <text:p/>
          </table:table-cell>
          <table:table-cell table:style-name="Default" office:value-type="string" calcext:value-type="string">
            <text:p>Der letzte Beschluss zu dem Thema erfolgte vor ca. 2 Jahren und ist in den Tiefen des Wikis dokumentiert. Es ist sinnvoll, den Beschluss als solches zu erneuern und in einem (noch anzulegenden?) HowTo Gebietsversammlung zu verlinken. Gleichzeitig soll die Frist von 10 auf 14 Tage erhöht werden um hier mehr Planungssicherheit für die Teilnehmer von Gebietsversammlungen zu ermöglichen. Der Zeitraum ist so gewählt, dass die Flexibilität, auch kurzfristig zu Gebietsversammlungen einzuladen, nicht gefährdet wird.</text:p>
            <text:p/>
            <text:p>Um Hektik, Stress und ggf. Frust bei der Einladung zu Gebietsversammlungen zu vermeiden, sollen die Anträge 7 Tage vor Ablauf der Einladungsfrist (also 3 Wochen vor der durchzuführenden Gebietsversammlung) eingereicht werden. In der Vergangenheit kam es häufiger vor, dass Anträge erst 1 Tag vor Ablauf der Einladungsfrist eingereicht wurden und dies zu unnötigem Stress bei der Mitgliederverwaltung als für den Versand der Einladungen zuständigem Bereich führte.</text:p>
            <text:p/>
            <text:p/>
          </table:table-cell>
          <table:table-cell office:value-type="string" calcext:value-type="string">
            <text:p>Marcel</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31">
          <table:table-cell office:value-type="float" office:value="2014" calcext:value-type="float">
            <text:p>2014</text:p>
          </table:table-cell>
          <table:table-cell office:value-type="float" office:value="5" calcext:value-type="float">
            <text:p>5</text:p>
          </table:table-cell>
          <table:table-cell office:value-type="float" office:value="4" calcext:value-type="float">
            <text:p>4</text:p>
          </table:table-cell>
          <table:table-cell office:value-type="float" office:value="26" calcext:value-type="float">
            <text:p>26</text:p>
          </table:table-cell>
          <table:table-cell office:value-type="string" calcext:value-type="string">
            <text:p>Kontaktdaten der Autoren des Landesblogs veröffentlichen</text:p>
          </table:table-cell>
          <table:table-cell table:style-name="Default" office:value-type="string" calcext:value-type="string">
            <text:p>Der Landesvorstand möge beschließen, dass alle Accounts des Landesblog (berlin.piratenpartei.de) mit Autorenrechten auf einer Autorenseite Ihre Kontaktdaten hinterlegen sollen.</text:p>
            <text:p/>
            <text:p>Zu den zu veröffentlichen Kontaktdaten gehören: Vorname, Name, E-Mail-Adresse sowie optional eine Telefonnummer. Die Autoren sind berechtigt, zu diesem Zwecke eine *@berlin.piratenpartei.de-Adresse zu beantragen.</text:p>
            <text:p/>
            <text:p>Neue Accounts mit Autorenrechten werden von den Blogkoordinatoren nur noch vergeben, wenn die genannten Informationen vorliegen.</text:p>
            <text:p/>
            <text:p/>
          </table:table-cell>
          <table:table-cell office:value-type="string" calcext:value-type="string">
            <text:p>Die Veröffentlichung der Autoren auf dem Landesblog soll die Kontaktaufnahme durch die Leser als auch durch die Blogkoordinatoren vereinfachen. Leser können so beispielsweise leichter Feedback an die Autoren geben. Blogkoordinatoren hingegen können bei technischen Änderungen,Wartungsarbeiten oder sonstigen Fragen die Autoren leichter erreichen und informieren. </text:p>
          </table:table-cell>
          <table:table-cell office:value-type="string" calcext:value-type="string">
            <text:p>Marcel</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19">
          <table:table-cell office:value-type="float" office:value="2014" calcext:value-type="float">
            <text:p>2014</text:p>
          </table:table-cell>
          <table:table-cell office:value-type="float" office:value="5" calcext:value-type="float">
            <text:p>5</text:p>
          </table:table-cell>
          <table:table-cell office:value-type="float" office:value="4" calcext:value-type="float">
            <text:p>4</text:p>
          </table:table-cell>
          <table:table-cell office:value-type="float" office:value="27" calcext:value-type="float">
            <text:p>27</text:p>
          </table:table-cell>
          <table:table-cell office:value-type="string" calcext:value-type="string">
            <text:p>Kontozugriff Girokonto und Tagesgeldkonto GLS-Bank</text:p>
          </table:table-cell>
          <table:table-cell table:style-name="Default" office:value-type="string" calcext:value-type="string">
            <text:p>Der Landesvorstand möge beschließen:</text:p>
            <text:p/>
            <text:p>Der Schatzmeister wird beauftragt, zum nächstmöglichen Zeitpunkt alle Vollmachten des ehemaligen Schatzmeister für alle Konten zu widerrufen</text:p>
            <text:p/>
            <text:p>Der Schatzmeister wird beauftragt, zur nächsten Vorstandssitzung eine Liste aller derzeit Bevollmächtigten für alle Konten vorzulegen.</text:p>
            <text:p/>
            <text:p/>
          </table:table-cell>
          <table:table-cell office:value-type="string" calcext:value-type="string">
            <text:p>Ohne Wissen der Zugriffsberechtigten nimmt der LaVoBe bewußt nicht abzuschätzende Risiken in Kauf. </text:p>
          </table:table-cell>
          <table:table-cell office:value-type="string" calcext:value-type="string">
            <text:p>Lars Hohl</text:p>
          </table:table-cell>
          <table:table-cell office:value-type="string" calcext:value-type="string">
            <text:p>einstimmig</text:p>
          </table:table-cell>
          <table:table-cell table:number-columns-repeated="2"/>
          <table:table-cell office:value-type="string" calcext:value-type="string">
            <text:p>abgelehnt</text:p>
          </table:table-cell>
          <table:table-cell office:value-type="string" calcext:value-type="string">
            <text:p>.</text:p>
          </table:table-cell>
        </table:table-row>
        <table:table-row table:style-name="ro17">
          <table:table-cell office:value-type="float" office:value="2014" calcext:value-type="float">
            <text:p>2014</text:p>
          </table:table-cell>
          <table:table-cell office:value-type="float" office:value="5" calcext:value-type="float">
            <text:p>5</text:p>
          </table:table-cell>
          <table:table-cell office:value-type="float" office:value="4" calcext:value-type="float">
            <text:p>4</text:p>
          </table:table-cell>
          <table:table-cell office:value-type="float" office:value="28" calcext:value-type="float">
            <text:p>28</text:p>
          </table:table-cell>
          <table:table-cell office:value-type="string" calcext:value-type="string">
            <text:p>Reparatur #dasFloss</text:p>
          </table:table-cell>
          <table:table-cell office:value-type="string" calcext:value-type="string">
            <text:p>Der Landesvorstand möge beschließen, für die Ausschmückung und Reparatur des Floßes Kosten bis 500 EUR durch den Landesverband zu übernehmen. </text:p>
          </table:table-cell>
          <table:table-cell office:value-type="string" calcext:value-type="string">
            <text:p>Ich habe kurzfristig von Heide das übernommen, und habe vorige Wochen mit Marc zusammen Reparaturen durchgeführt und will es morgen um 11 ins Wasser lassen</text:p>
            <text:p/>
            <text:p>Demo am 10.5.</text:p>
            <text:p/>
            <text:p>150 EUR vorfinanziert, braucht aber ca. 300 EUR.</text:p>
            <text:p/>
            <text:p>Insgesamt sind Kosten bis 450 EUR zu erwarten</text:p>
            <text:p/>
            <text:p/>
          </table:table-cell>
          <table:table-cell office:value-type="string" calcext:value-type="string">
            <text:p>Andrej</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19">
          <table:table-cell office:value-type="float" office:value="2014" calcext:value-type="float">
            <text:p>2014</text:p>
          </table:table-cell>
          <table:table-cell office:value-type="float" office:value="5" calcext:value-type="float">
            <text:p>5</text:p>
          </table:table-cell>
          <table:table-cell office:value-type="float" office:value="4" calcext:value-type="float">
            <text:p>4</text:p>
          </table:table-cell>
          <table:table-cell office:value-type="float" office:value="29" calcext:value-type="float">
            <text:p>29</text:p>
          </table:table-cell>
          <table:table-cell office:value-type="string" calcext:value-type="string">
            <text:p>Unterstützung Snowden-Demo</text:p>
          </table:table-cell>
          <table:table-cell table:style-name="Default" office:value-type="string" calcext:value-type="string">
            <text:p>Der Landesvorstand möge beschließen, nachfolgenden Aufruf zur Demonstration am 8. Mai 2014 zu unterstützen:</text:p>
            <text:p/>
            <text:p>Snowden nach Berlin – ein Appell und Aufruf zur Demonstration am 8. Mai 2014</text:p>
            <text:p/>
            <text:p>Die Aufklärung des Ausmaßes der Überwachung durch NSA &amp; Co geht mit der Einrichtung des NSA-Untersuchungsausschusses des Deutschen Bundestages in die letzte Runde. Schon jetzt zeichnet sich ab, dass die Bundesregierung unsere verfassungsgemäßen Rechte ohne unsere nachhaltige Einforderung nicht schützen, sondern den Interessen der USA opfern wird. Wir werden diesen ungeheuerlichen Rechtsbruch niemals akzeptieren, weil wir seine zerstörerische Wirkung auf die Demokratie um der Menschen und ihrer Zukunft willen, nicht hinnehmen können. Überwachung durchleuchtet den Einzelnen, während die Staaten und Konzerne im Geheimen operieren. Wie wir durch Edward Snowden, den größten Aufklärer unserer Zeit, erfahren haben, wird diese Macht systematisch missbraucht. Um die Aufarbeitung der NSA-Überwachungsaffaire nicht vollständig zur Farce werden zu lassen, halten wir es für unabdingbar, Edward Snowden als Zeugen nach Berlin einzuladen. Diese Forderung wird von einem breiten politischen Bündnis unterstützt. Dem Bündnis gehören an: Der Landesverband der Piratenpartei Deutschland, etc. Um unserem Appell „Snowden nach Berlin“ einen sichtbaren Ausdruck zu verleihen, rufen wir zu einer ersten stillen Demonstration am 8. Mai 2014, um 09:00 Uhr, vor dem Paul Löbe Haus auf. Abhängig davon, welche Wirkung wir bereits mit dieser ersten Aktion erreichen, behalten wir uns weitere kreative Maßnahmen vor.</text:p>
            <text:p/>
            <text:p/>
          </table:table-cell>
          <table:table-cell office:value-type="string" calcext:value-type="string">
            <text:p>mündlich</text:p>
          </table:table-cell>
          <table:table-cell table:number-columns-repeated="2"/>
          <table:table-cell office:value-type="string" calcext:value-type="string">
            <text:p>Sebastian, Ingo, Denis, Michael, Christopher</text:p>
          </table:table-cell>
          <table:table-cell office:value-type="string" calcext:value-type="string">
            <text:p>Marce, Pupe, Gregor</text:p>
          </table:table-cell>
          <table:table-cell office:value-type="string" calcext:value-type="string">
            <text:p>abgelehnt</text:p>
          </table:table-cell>
          <table:table-cell office:value-type="string" calcext:value-type="string">
            <text:p>.</text:p>
          </table:table-cell>
        </table:table-row>
        <table:table-row table:style-name="ro6">
          <table:table-cell office:value-type="float" office:value="2014" calcext:value-type="float">
            <text:p>2014</text:p>
          </table:table-cell>
          <table:table-cell office:value-type="float" office:value="5" calcext:value-type="float">
            <text:p>5</text:p>
          </table:table-cell>
          <table:table-cell office:value-type="float" office:value="4" calcext:value-type="float">
            <text:p>4</text:p>
          </table:table-cell>
          <table:table-cell office:value-type="float" office:value="30" calcext:value-type="float">
            <text:p>30</text:p>
          </table:table-cell>
          <table:table-cell table:style-name="Default" office:value-type="string" calcext:value-type="string">
            <text:p>Unterstützung Snowden-Demo (2)</text:p>
          </table:table-cell>
          <table:table-cell table:style-name="Default" office:value-type="string" calcext:value-type="string">
            <text:p/>
            <text:p/>
            <text:p>Der Landesvorstand möge beschließen, nachfolgenden Aufruf zur Demonstration am 8. Mai 2014 zu unterstützen, sobald die Bannmeilengenehmigung vorliegt.</text:p>
            <text:p/>
            <text:p>Snowden nach Berlin – ein Appell und Aufruf zur Demonstration am 8. Mai 2014</text:p>
            <text:p/>
            <text:p>Die Aufklärung des Ausmaßes der Überwachung durch NSA &amp; Co geht mit der Einrichtung des NSA-Untersuchungsausschusses des Deutschen Bundestages in die letzte Runde. Schon jetzt zeichnet sich ab, dass die Bundesregierung unsere verfassungsgemäßen Rechte ohne unsere nachhaltige Einforderung nicht schützen, sondern den Interessen der USA opfern wird. Wir werden diesen ungeheuerlichen Rechtsbruch niemals akzeptieren, weil wir seine zerstörerische Wirkung auf die Demokratie um der Menschen und ihrer Zukunft willen, nicht hinnehmen können. Überwachung durchleuchtet den Einzelnen, während die Staaten und Konzerne im Geheimen operieren. Wie wir durch Edward Snowden, den größten Aufklärer unserer Zeit, erfahren haben, wird diese Macht systematisch missbraucht. Um die Aufarbeitung der NSA-Überwachungsaffaire nicht vollständig zur Farce werden zu lassen, halten wir es für unabdingbar, Edward Snowden als Zeugen nach Berlin einzuladen. Diese Forderung wird von einem breiten politischen Bündnis unterstützt. Dem Bündnis gehören an: Der Landesverband der Piratenpartei Deutschland, etc. Um unserem Appell „Snowden nach Berlin“ einen sichtbaren Ausdruck zu verleihen, rufen wir zu einer ersten stillen Demonstration am 8. Mai 2014, um 09:00 Uhr, vor dem Paul Löbe Haus auf. Abhängig davon, welche Wirkung wir bereits mit dieser ersten Aktion erreichen, behalten wir uns weitere kreative Maßnahmen vor.</text:p>
            <text:p/>
            <text:p/>
          </table:table-cell>
          <table:table-cell office:value-type="string" calcext:value-type="string">
            <text:p>mündlich</text:p>
          </table:table-cell>
          <table:table-cell/>
          <table:table-cell office:value-type="string" calcext:value-type="string">
            <text:p>Pupe, Gregor</text:p>
          </table:table-cell>
          <table:table-cell office:value-type="string" calcext:value-type="string">
            <text:p>Ingo, Denis, Sebastian, Michael</text:p>
          </table:table-cell>
          <table:table-cell office:value-type="string" calcext:value-type="string">
            <text:p>Marcel, Christopher</text:p>
          </table:table-cell>
          <table:table-cell office:value-type="string" calcext:value-type="string">
            <text:p>abgelehnt</text:p>
          </table:table-cell>
          <table:table-cell office:value-type="string" calcext:value-type="string">
            <text:p>.</text:p>
          </table:table-cell>
        </table:table-row>
        <table:table-row table:style-name="ro23">
          <table:table-cell office:value-type="float" office:value="2014" calcext:value-type="float">
            <text:p>2014</text:p>
          </table:table-cell>
          <table:table-cell office:value-type="float" office:value="5" calcext:value-type="float">
            <text:p>5</text:p>
          </table:table-cell>
          <table:table-cell office:value-type="float" office:value="4" calcext:value-type="float">
            <text:p>4</text:p>
          </table:table-cell>
          <table:table-cell office:value-type="float" office:value="31" calcext:value-type="float">
            <text:p>31</text:p>
          </table:table-cell>
          <table:table-cell office:value-type="string" calcext:value-type="string">
            <text:p>Diebstahl eines Wahlplakats</text:p>
          </table:table-cell>
          <table:table-cell office:value-type="string" calcext:value-type="string">
            <text:p>Plakat wurde geklaut, Person wurde beobachtet und ist bekannt. Polizei fragt, ob wir Anzeige erstatten wollen. Antrag, das nicht zu tun</text:p>
          </table:table-cell>
          <table:table-cell table:number-columns-repeated="2"/>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21">
          <table:table-cell office:value-type="float" office:value="2014" calcext:value-type="float">
            <text:p>2014</text:p>
          </table:table-cell>
          <table:table-cell office:value-type="float" office:value="5" calcext:value-type="float">
            <text:p>5</text:p>
          </table:table-cell>
          <table:table-cell office:value-type="float" office:value="4" calcext:value-type="float">
            <text:p>4</text:p>
          </table:table-cell>
          <table:table-cell office:value-type="float" office:value="32" calcext:value-type="float">
            <text:p>32</text:p>
          </table:table-cell>
          <table:table-cell office:value-type="string" calcext:value-type="string">
            <text:p>Anzünden eines Wahlplakats</text:p>
          </table:table-cell>
          <table:table-cell office:value-type="string" calcext:value-type="string">
            <text:p>Plakat wurde angefackelt, verdächtige festgestellt. Polizei fragt, was wir machen sollen. </text:p>
            <text:p>Sebastian möge nach eigenem Ermessen entscheiden, ob Anzeige erstattet wird oder nicht. </text:p>
          </table:table-cell>
          <table:table-cell office:value-type="string" calcext:value-type="string">
            <text:p>mündlich</text:p>
          </table:table-cell>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13">
          <table:table-cell office:value-type="float" office:value="2014" calcext:value-type="float">
            <text:p>2014</text:p>
          </table:table-cell>
          <table:table-cell office:value-type="float" office:value="5" calcext:value-type="float">
            <text:p>5</text:p>
          </table:table-cell>
          <table:table-cell office:value-type="float" office:value="18" calcext:value-type="float">
            <text:p>18</text:p>
          </table:table-cell>
          <table:table-cell office:value-type="float" office:value="1" calcext:value-type="float">
            <text:p>1</text:p>
          </table:table-cell>
          <table:table-cell office:value-type="string" calcext:value-type="string">
            <text:p>Einreichungsfrist</text:p>
          </table:table-cell>
          <table:table-cell table:style-name="Default" office:value-type="string" calcext:value-type="string">
            <text:p>Die Geschäftsordnung wird wie folgt geändert: § 3 Anträge wird um (7) ergänzt "Einreichungsfrist Anträge müssen mindestens 80h vor der Sitzung eingereicht werden. Später eingereichte Anträge werden auf der darauffolgenden Sitzung behandelt. Die Einreichungsfrist gilt nicht für Anträge im TOP "Unaufschiebbares", wenn der unaufschiebbare Charakter des Antrages nicht eher bekannt war. Die Einreichungsfrist gilt ebenfalls nicht für Alternativ- und Änderungsanträge zu einem fristgerecht benannten Tagesordnungspunkt. Der Vorstand kann beschliessen, nicht fristgerecht eingereichte Anträge trotzdem zu behandeln."</text:p>
            <text:p/>
            <text:p/>
          </table:table-cell>
          <table:table-cell table:style-name="Default" office:value-type="string" calcext:value-type="string">
            <text:p>Die Sitzungen sind sehr lang. Dies ist häufig dadurch bedingt, dass Unklarheiten spontan eingebrachter Anträge aufgelöst werden müssen. Bei früherer Einreichung hätten diese im Vorfeld per Email o.ä. beseitigt werden können. Daher soll die Beseitigung von sachlichen oder sprachlichen Unklarheiten nicht *auf* der Sitzung, sondern *davor* stattfinden. Es gibt natürlich Situationen, wo eine fristgerechte Einreichung nicht möglich war (zB kurzfristige Änderung der Sachlage, überraschendes Ereignis, Gate). In diesem Fall wird der Antrag normalerweise im Bereich "Unaufschiebbares" landen. Daher gilt dort die Einreichungsfrist nicht. Allerdings muss die Dringlichkeit des Antrages begründet werden. Die Frist gilt ebenfalls nicht für Alternativ- und Änderungsanträge, da diese sich häufig erst aus der Beratung eines Antrages ergeben. Der letzte Satz dient dazu, dass wir uns nicht selbst Handlungsmöglichkeiten nehmen und unproblematische Anträge nicht unnötig einen Monat rumliegen müssen. </text:p>
          </table:table-cell>
          <table:table-cell office:value-type="string" calcext:value-type="string">
            <text:p>Sebastian</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14">
          <table:table-cell office:value-type="float" office:value="2014" calcext:value-type="float">
            <text:p>2014</text:p>
          </table:table-cell>
          <table:table-cell office:value-type="float" office:value="5" calcext:value-type="float">
            <text:p>5</text:p>
          </table:table-cell>
          <table:table-cell office:value-type="float" office:value="18" calcext:value-type="float">
            <text:p>18</text:p>
          </table:table-cell>
          <table:table-cell office:value-type="float" office:value="2" calcext:value-type="float">
            <text:p>2</text:p>
          </table:table-cell>
          <table:table-cell office:value-type="string" calcext:value-type="string">
            <text:p>Veranstaltungsmanagement</text:p>
          </table:table-cell>
          <table:table-cell office:value-type="string" calcext:value-type="string">
            <text:p>Es soll ein vorausschauendes Demo- und Veranstaltungsmanagement etabliert und kommuniziert werden. Dazu wird ein neuer Geschäftsbereich gegründet. </text:p>
          </table:table-cell>
          <table:table-cell office:value-type="string" calcext:value-type="string">
            <text:p>Es herrschte letzte Woche etwas Konfusion, welche Demos überhaupt sind und ob wir da mitmachen oder nicht. Auch die Unkenntnis über Vorbereitung der FSA zeigt die Notwendigkeit </text:p>
          </table:table-cell>
          <table:table-cell office:value-type="string" calcext:value-type="string">
            <text:p>Sebastian</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12">
          <table:table-cell office:value-type="float" office:value="2014" calcext:value-type="float">
            <text:p>2014</text:p>
          </table:table-cell>
          <table:table-cell office:value-type="float" office:value="5" calcext:value-type="float">
            <text:p>5</text:p>
          </table:table-cell>
          <table:table-cell office:value-type="float" office:value="18" calcext:value-type="float">
            <text:p>18</text:p>
          </table:table-cell>
          <table:table-cell office:value-type="float" office:value="3" calcext:value-type="float">
            <text:p>3</text:p>
          </table:table-cell>
          <table:table-cell office:value-type="string" calcext:value-type="string">
            <text:p>Danksagung Junge Piraten</text:p>
          </table:table-cell>
          <table:table-cell office:value-type="string" calcext:value-type="string">
            <text:p>Die Piratenpartei Deutschland Berlin bedankt sich bei den Jungen Piraten für die Seite <text:a xlink:href="https://afdodernpd.de/" xlink:type="simple">https://afdodernpd.de</text:a> </text:p>
          </table:table-cell>
          <table:table-cell office:value-type="string" calcext:value-type="string">
            <text:p>Auf dieser Seite werden Zitate von Politikern von AfD und NPD gelistet, die man richtig zuordnen muss. Aufgrund der Ähnlichkeit der Zitate ist dies nicht einfach. Die AfD hat Klage angedroht. Wir sollten die JuPis hier unterstützen. Im Falle einer Klage bekommt die AfD Streisand, das ist auch gut. </text:p>
          </table:table-cell>
          <table:table-cell office:value-type="string" calcext:value-type="string">
            <text:p>Sebastian</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19">
          <table:table-cell office:value-type="float" office:value="2014" calcext:value-type="float">
            <text:p>2014</text:p>
          </table:table-cell>
          <table:table-cell office:value-type="float" office:value="5" calcext:value-type="float">
            <text:p>5</text:p>
          </table:table-cell>
          <table:table-cell office:value-type="float" office:value="18" calcext:value-type="float">
            <text:p>18</text:p>
          </table:table-cell>
          <table:table-cell office:value-type="float" office:value="4" calcext:value-type="float">
            <text:p>4</text:p>
          </table:table-cell>
          <table:table-cell office:value-type="string" calcext:value-type="string">
            <text:p>Lifecycle-Konzept für Geschäftsbereiche</text:p>
          </table:table-cell>
          <table:table-cell office:value-type="string" calcext:value-type="string">
            <text:p>Der GB Controlling soll ein "Lebesnzykluskonzept" für neue Geschäftsbereiche erstellen. Dieses soll mindestens enthalten: 1) Wie werden neue GB kreiert? 2) Wie werden GB evaluiert und ggf. nachgesteuert? 3) Wie werden GB ggf abgewickelt? </text:p>
          </table:table-cell>
          <table:table-cell office:value-type="string" calcext:value-type="string">
            <text:p>Wir sollten einen Konsens darüber erzielen, wozu GB gut sind. Auf Grundlage dieses Konsenses kann dann geschaut werden, welche GB sinnvoll sind </text:p>
          </table:table-cell>
          <table:table-cell office:value-type="string" calcext:value-type="string">
            <text:p>sebastian</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14">
          <table:table-cell office:value-type="float" office:value="2014" calcext:value-type="float">
            <text:p>2014</text:p>
          </table:table-cell>
          <table:table-cell office:value-type="float" office:value="5" calcext:value-type="float">
            <text:p>5</text:p>
          </table:table-cell>
          <table:table-cell office:value-type="float" office:value="18" calcext:value-type="float">
            <text:p>18</text:p>
          </table:table-cell>
          <table:table-cell office:value-type="float" office:value="5" calcext:value-type="float">
            <text:p>5</text:p>
          </table:table-cell>
          <table:table-cell office:value-type="string" calcext:value-type="string">
            <text:p>Beschädigungen an Wahlplakaten</text:p>
          </table:table-cell>
          <table:table-cell table:style-name="ce3" office:value-type="string" calcext:value-type="string">
            <text:p>Der Geschäftsbereich Rechtliches wird bevollmächtigt, bei Beschädigungen von Wahlplakaten selbständig zu entscheiden, ob Strafantrag gestellt wird. </text:p>
          </table:table-cell>
          <table:table-cell office:value-type="string" calcext:value-type="string">
            <text:p>Die Polizei schreibt uns regelmässig dazu, und wir müssen derzeit immer einen Vorstandsbeschluss herbeiführen. Da der Schaden i.a. gering ist, muss sich nicht der gesamte Vorstand damit beschäftigen </text:p>
          </table:table-cell>
          <table:table-cell office:value-type="string" calcext:value-type="string">
            <text:p>sebastian</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22">
          <table:table-cell office:value-type="float" office:value="2014" calcext:value-type="float">
            <text:p>2014</text:p>
          </table:table-cell>
          <table:table-cell office:value-type="float" office:value="5" calcext:value-type="float">
            <text:p>5</text:p>
          </table:table-cell>
          <table:table-cell office:value-type="float" office:value="18" calcext:value-type="float">
            <text:p>18</text:p>
          </table:table-cell>
          <table:table-cell office:value-type="float" office:value="6" calcext:value-type="float">
            <text:p>6</text:p>
          </table:table-cell>
          <table:table-cell office:value-type="string" calcext:value-type="string">
            <text:p>Offener Brief Ausweisung der Integrationslotsin</text:p>
          </table:table-cell>
          <table:table-cell office:value-type="string" calcext:value-type="string">
            <text:p>Anbei erhaltet ihr eine Mitteilung über einen geplanten Offenen Brief wegen der anstehenden Ausweisung der Integrationslotsin unseres Bezirks. Wer sich am offenen Brief beteiligen möchte, kann sich bis zum 13.05.2014, 10 Uhr beim Zentrum für Demokratie per Mail zurückmelden. Vielleicht könnt ihr euch auch entschließen, hierzu einen Beschluss zu treffen. Bitte dabei beachten, dass der offenen Brief erst am 13.05.2014 veröffentlicht werden soll. Hintergründe über diese unverständliche Entscheidung der Berliner Ausländerbehörde könnt ihr der Pressemitteilung des Zentrums für Demokratie e.V. vom 08.05.2014 entnehmen <text:a xlink:href="" xlink:type="simple">http://www.zentrum-für-demokratie.de</text:a> </text:p>
          </table:table-cell>
          <table:table-cell table:style-name="Default"/>
          <table:table-cell table:number-columns-repeated="4"/>
          <table:table-cell office:value-type="string" calcext:value-type="string">
            <text:p>zurückgezogen</text:p>
          </table:table-cell>
          <table:table-cell office:value-type="string" calcext:value-type="string">
            <text:p>.</text:p>
          </table:table-cell>
        </table:table-row>
        <table:table-row table:style-name="ro23">
          <table:table-cell office:value-type="float" office:value="2014" calcext:value-type="float">
            <text:p>2014</text:p>
          </table:table-cell>
          <table:table-cell office:value-type="float" office:value="5" calcext:value-type="float">
            <text:p>5</text:p>
          </table:table-cell>
          <table:table-cell office:value-type="float" office:value="18" calcext:value-type="float">
            <text:p>18</text:p>
          </table:table-cell>
          <table:table-cell office:value-type="float" office:value="7" calcext:value-type="float">
            <text:p>7</text:p>
          </table:table-cell>
          <table:table-cell office:value-type="string" calcext:value-type="string">
            <text:p>Übernahme Mobilfunknummer</text:p>
          </table:table-cell>
          <table:table-cell table:style-name="ce3" office:value-type="string" calcext:value-type="string">
            <text:p>Der Landesvorstand möge beschließen, die Mobilfunknummer des Pressesprechers bzw. den dazugehörigen Vertrag von Siegfried Schlosser zu übernehmen. </text:p>
          </table:table-cell>
          <table:table-cell office:value-type="string" calcext:value-type="string">
            <text:p><text:a xlink:href="https://support.piratenpartei.de/otrs/index.pl?Action=AgentTicketZoom;TicketID=141300" xlink:type="simple">https://support.piratenpartei.de/otrs/index.pl?Action=AgentTicketZoom;TicketID=141300</text:a> Aus Gründen will Sigi den Vertrag nicht länger selber führen. </text:p>
          </table:table-cell>
          <table:table-cell office:value-type="string" calcext:value-type="string">
            <text:p>Siegfried Schlosser</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32">
          <table:table-cell office:value-type="float" office:value="2014" calcext:value-type="float">
            <text:p>2014</text:p>
          </table:table-cell>
          <table:table-cell office:value-type="float" office:value="5" calcext:value-type="float">
            <text:p>5</text:p>
          </table:table-cell>
          <table:table-cell office:value-type="float" office:value="18" calcext:value-type="float">
            <text:p>18</text:p>
          </table:table-cell>
          <table:table-cell office:value-type="float" office:value="8" calcext:value-type="float">
            <text:p>8</text:p>
          </table:table-cell>
          <table:table-cell office:value-type="string" calcext:value-type="string">
            <text:p>Ansprechpartner PPI</text:p>
          </table:table-cell>
          <table:table-cell table:style-name="Default" office:value-type="string" calcext:value-type="string">
            <text:p>Lars Hohl wird offizieller Ansprechpartner der PPI</text:p>
          </table:table-cell>
          <table:table-cell office:value-type="string" calcext:value-type="string">
            <text:p>PPI fragt nach und MH ist wohl nicht mehr beauftragt (<text:a xlink:href="https://support.piratenpartei.de/otrs/index.pl?Action=AgentTicketZoom;TicketID=141483" xlink:type="simple">https://support.piratenpartei.de/otrs/index.pl?Action=AgentTicketZoom;TicketID=141483</text:a> "Routinemäßig fragen wir hiermit nach, wer derzeit der offizielle Ansprechpartner der Piratenpartei Berlin gegenüber der PPI ist. In unseren Unterlagen ist Michael Hartung vermerkt.") PPI wird mitgeteilt, dass Lars Hohl bis zu einer Beauftragung einer anderen Person die entsprechende Person ist. </text:p>
          </table:table-cell>
          <table:table-cell office:value-type="string" calcext:value-type="string">
            <text:p>sebastian</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23">
          <table:table-cell office:value-type="float" office:value="2014" calcext:value-type="float">
            <text:p>2014</text:p>
          </table:table-cell>
          <table:table-cell office:value-type="float" office:value="5" calcext:value-type="float">
            <text:p>5</text:p>
          </table:table-cell>
          <table:table-cell office:value-type="float" office:value="18" calcext:value-type="float">
            <text:p>18</text:p>
          </table:table-cell>
          <table:table-cell office:value-type="float" office:value="9" calcext:value-type="float">
            <text:p>9</text:p>
          </table:table-cell>
          <table:table-cell office:value-type="string" calcext:value-type="string">
            <text:p>Änderung der GO § 2 Vorstandssitzungen</text:p>
          </table:table-cell>
          <table:table-cell table:style-name="Default"/>
          <table:table-cell table:number-columns-repeated="5"/>
          <table:table-cell office:value-type="string" calcext:value-type="string">
            <text:p>vertagt</text:p>
          </table:table-cell>
          <table:table-cell office:value-type="string" calcext:value-type="string">
            <text:p>.</text:p>
          </table:table-cell>
        </table:table-row>
        <table:table-row table:style-name="ro33">
          <table:table-cell office:value-type="float" office:value="2014" calcext:value-type="float">
            <text:p>2014</text:p>
          </table:table-cell>
          <table:table-cell office:value-type="float" office:value="5" calcext:value-type="float">
            <text:p>5</text:p>
          </table:table-cell>
          <table:table-cell office:value-type="float" office:value="18" calcext:value-type="float">
            <text:p>18</text:p>
          </table:table-cell>
          <table:table-cell office:value-type="float" office:value="10" calcext:value-type="float">
            <text:p>10</text:p>
          </table:table-cell>
          <table:table-cell office:value-type="string" calcext:value-type="string">
            <text:p>Unterstützung Mahnwache &amp; TTIP-Demo</text:p>
          </table:table-cell>
          <table:table-cell office:value-type="string" calcext:value-type="string">
            <text:p>Der Landesvorstand möge beschließen, für die finalen Wahlkampfveranstaltungen "Mahnwache/TTIP-Demo" ein Budget in Höhe von 500€ aus dem Bereich Wahlkampf bereitzustellen. </text:p>
          </table:table-cell>
          <table:table-cell office:value-type="string" calcext:value-type="string">
            <text:p>Engagierte Piraten stellen hier wieder einiges auf die Beine und haben per Mail nach Unterstützung gefragt. Die sollen sie auch bitteschön bekommen. Zur sauberen Abwicklung der Erstattung von Auslagen, ist dieser Beschluss sowieso notwendig.</text:p>
            <text:p/>
            <text:p>Wir Piraten Mitte / LV Berlin beantragen zusätzlich eine Mahnwache (inklusive TTIP Kranzniederlegung) am 24.05.2014 mit 2 TTIP Ständen von 14:00 Uhr bis 0 Uhr auf dem Potsdamer Platz und zeigen per Dualität das NEIN und in der Mahnwache das JA als Beerdigung der Demokratie auf. Ihr könnt sicher sein das da Presse hinkommt.</text:p>
            <text:p/>
            <text:p>Der Olli stößt mit der #stopTTIP Demo zu uns und dort veranstalten wir mit den anderen die Abschlusskundgebung am Potsdamer Platz </text:p>
          </table:table-cell>
          <table:table-cell office:value-type="string" calcext:value-type="string">
            <text:p>Denis für Harry</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14">
          <table:table-cell office:value-type="float" office:value="2014" calcext:value-type="float">
            <text:p>2014</text:p>
          </table:table-cell>
          <table:table-cell office:value-type="float" office:value="5" calcext:value-type="float">
            <text:p>5</text:p>
          </table:table-cell>
          <table:table-cell office:value-type="float" office:value="18" calcext:value-type="float">
            <text:p>18</text:p>
          </table:table-cell>
          <table:table-cell office:value-type="float" office:value="11" calcext:value-type="float">
            <text:p>11</text:p>
          </table:table-cell>
          <table:table-cell office:value-type="string" calcext:value-type="string">
            <text:p>Danksagung – Jeder einen Handschlag</text:p>
          </table:table-cell>
          <table:table-cell office:value-type="string" calcext:value-type="string">
            <text:p>Der Landesvorstand bedankt sich bei allen aktiven Mitgliedern und Unterstützern, die sich derzeit für einen bestmöglichen Europawahlkampf einsetzen. Dies wird er über den Berliner Blog tun. </text:p>
          </table:table-cell>
          <table:table-cell office:value-type="string" calcext:value-type="string">
            <text:p>Einfach mal Danke an alle sagen, die im Augenblick Aktionen wie den #BEEndspurt oder die Flotte zur Energiewendedemo auf die Beine stellen. </text:p>
          </table:table-cell>
          <table:table-cell office:value-type="string" calcext:value-type="string">
            <text:p>Denis für den Lavo</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13">
          <table:table-cell office:value-type="float" office:value="2014" calcext:value-type="float">
            <text:p>2014</text:p>
          </table:table-cell>
          <table:table-cell office:value-type="float" office:value="5" calcext:value-type="float">
            <text:p>5</text:p>
          </table:table-cell>
          <table:table-cell office:value-type="float" office:value="18" calcext:value-type="float">
            <text:p>18</text:p>
          </table:table-cell>
          <table:table-cell office:value-type="float" office:value="12" calcext:value-type="float">
            <text:p>12</text:p>
          </table:table-cell>
          <table:table-cell office:value-type="string" calcext:value-type="string">
            <text:p>Belegexemplare Plakatmotive</text:p>
          </table:table-cell>
          <table:table-cell table:style-name="Default" office:value-type="string" calcext:value-type="string">
            <text:p>Von jedem Plakatmotiv wird ein physisches Belegexemplar beim Landesvorstand archiviert. </text:p>
          </table:table-cell>
          <table:table-cell office:value-type="string" calcext:value-type="string">
            <text:p>Unsere Geschichte sollte dokumentiert werden, und das sollte durch uns geschehen, nicht durch andere </text:p>
          </table:table-cell>
          <table:table-cell office:value-type="string" calcext:value-type="string">
            <text:p>sebastian</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23">
          <table:table-cell office:value-type="float" office:value="2014" calcext:value-type="float">
            <text:p>2014</text:p>
          </table:table-cell>
          <table:table-cell office:value-type="float" office:value="6" calcext:value-type="float">
            <text:p>6</text:p>
          </table:table-cell>
          <table:table-cell table:number-columns-repeated="2" office:value-type="float" office:value="1" calcext:value-type="float">
            <text:p>1</text:p>
          </table:table-cell>
          <table:table-cell office:value-type="string" calcext:value-type="string">
            <text:p>Änderung der GO: Dauer der Vorstandssitzungen</text:p>
          </table:table-cell>
          <table:table-cell table:style-name="Default" table:number-columns-repeated="2"/>
          <table:table-cell table:number-columns-repeated="4"/>
          <table:table-cell office:value-type="string" calcext:value-type="string">
            <text:p>vertagt</text:p>
          </table:table-cell>
          <table:table-cell office:value-type="string" calcext:value-type="string">
            <text:p>.</text:p>
          </table:table-cell>
        </table:table-row>
        <table:table-row table:style-name="ro23">
          <table:table-cell office:value-type="float" office:value="2014" calcext:value-type="float">
            <text:p>2014</text:p>
          </table:table-cell>
          <table:table-cell office:value-type="float" office:value="6" calcext:value-type="float">
            <text:p>6</text:p>
          </table:table-cell>
          <table:table-cell office:value-type="float" office:value="1" calcext:value-type="float">
            <text:p>1</text:p>
          </table:table-cell>
          <table:table-cell office:value-type="float" office:value="2" calcext:value-type="float">
            <text:p>2</text:p>
          </table:table-cell>
          <table:table-cell office:value-type="string" calcext:value-type="string">
            <text:p>Änderung der Besetzung des GB Personal</text:p>
          </table:table-cell>
          <table:table-cell office:value-type="string" calcext:value-type="string">
            <text:p>Sebastian Nordhoff übernimmt den Geschäftsbereich Personal von Gregor Schröder. Lars Hohl bleibt Stellvertreter für den Geschäftsbereich Personal. </text:p>
          </table:table-cell>
          <table:table-cell table:style-name="Default" office:value-type="string" calcext:value-type="string">
            <text:p>Synergieeffekte mit GB Rechtliches</text:p>
          </table:table-cell>
          <table:table-cell office:value-type="string" calcext:value-type="string">
            <text:p>sebastian, Gregor</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12">
          <table:table-cell office:value-type="float" office:value="2014" calcext:value-type="float">
            <text:p>2014</text:p>
          </table:table-cell>
          <table:table-cell office:value-type="float" office:value="6" calcext:value-type="float">
            <text:p>6</text:p>
          </table:table-cell>
          <table:table-cell office:value-type="float" office:value="1" calcext:value-type="float">
            <text:p>1</text:p>
          </table:table-cell>
          <table:table-cell office:value-type="float" office:value="3" calcext:value-type="float">
            <text:p>3</text:p>
          </table:table-cell>
          <table:table-cell office:value-type="string" calcext:value-type="string">
            <text:p>Respektvolle Außenkommunikation</text:p>
          </table:table-cell>
          <table:table-cell office:value-type="string" calcext:value-type="string">
            <text:p>$pirat wird damit beauftragt, die Fraktion im AGH zu kontaktieren, um auf eine gemeinsame Linie der Außenkommunikation per Twitter etc. hinzuarbeiten. Ziel ist es, die in jüngster Zeit eingegangenen Beschwerden über das Kommunikationsverhalten von Amts- und Mandatsträgern proaktiv anzugehen. </text:p>
          </table:table-cell>
          <table:table-cell table:style-name="Default"/>
          <table:table-cell table:number-columns-repeated="4"/>
          <table:table-cell office:value-type="string" calcext:value-type="string">
            <text:p>zurückgezogen</text:p>
          </table:table-cell>
          <table:table-cell office:value-type="string" calcext:value-type="string">
            <text:p>.</text:p>
          </table:table-cell>
        </table:table-row>
        <table:table-row table:style-name="ro34">
          <table:table-cell office:value-type="float" office:value="2014" calcext:value-type="float">
            <text:p>2014</text:p>
          </table:table-cell>
          <table:table-cell office:value-type="float" office:value="6" calcext:value-type="float">
            <text:p>6</text:p>
          </table:table-cell>
          <table:table-cell office:value-type="float" office:value="1" calcext:value-type="float">
            <text:p>1</text:p>
          </table:table-cell>
          <table:table-cell office:value-type="float" office:value="4" calcext:value-type="float">
            <text:p>4</text:p>
          </table:table-cell>
          <table:table-cell office:value-type="string" calcext:value-type="string">
            <text:p>Workflow</text:p>
          </table:table-cell>
          <table:table-cell office:value-type="string" calcext:value-type="string">
            <text:p>GB Controlling wird beauftragt, einen Workflow für die Vorstandsarbeit zu entwickeln. Dabei soll primär (OTRS | Redmine | Wiki | Trello |Email | persönliche Kontakte) zum Einsatz kommen. </text:p>
          </table:table-cell>
          <table:table-cell table:style-name="ce3" office:value-type="string" calcext:value-type="string">
            <text:p>Die Vorstandsarbeit ist komplex und Dinge fallen hinten runter. Es gibt Tools, die einem dabei helfen, den Überblick zu behalten. Andererseits können diese Tools auch demotivierend sein, weil sie teilweise nicht benutzerfreundlich sind. Ziel dieses Antrags ist, eine Diskussion anzustossen, welcher Grad an Strukturierung der Arbeitsprozesse im Vorstand erwünscht ist. </text:p>
          </table:table-cell>
          <table:table-cell office:value-type="string" calcext:value-type="string">
            <text:p>sebastian</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35">
          <table:table-cell office:value-type="float" office:value="2014" calcext:value-type="float">
            <text:p>2014</text:p>
          </table:table-cell>
          <table:table-cell office:value-type="float" office:value="6" calcext:value-type="float">
            <text:p>6</text:p>
          </table:table-cell>
          <table:table-cell office:value-type="float" office:value="1" calcext:value-type="float">
            <text:p>1</text:p>
          </table:table-cell>
          <table:table-cell office:value-type="float" office:value="5" calcext:value-type="float">
            <text:p>5</text:p>
          </table:table-cell>
          <table:table-cell office:value-type="string" calcext:value-type="string">
            <text:p>Frühwarnsystem Fraktionen</text:p>
          </table:table-cell>
          <table:table-cell office:value-type="string" calcext:value-type="string">
            <text:p>1) Der Vorstand hält regelmässigen Kontakt mit den Fraktionen im AGH und den BVVen und steht als Ansprechpartner bei sich anbahnenden Konflikten zur Verfügung. Der Vorstand nimmt in dieser Kommunikation eine aktive Rolle ein und wartet nicht das Ende der Eskalationsspirale ab. Dazu tauscht sich der Vorstand regelmässig mit allen Fraktionen über die dortige Entwicklung aus. 2) Die politische Ausrichtung der Fraktionen wird vom Vorstand durch diesen Kontakt nicht beeinflusst. Die Freiheit des Mandats wird gewahrt. 3) $pirat wird als Ansprechpartner bei Problemen benannt und an die Fraktionen kommuniziert. </text:p>
          </table:table-cell>
          <table:table-cell office:value-type="string" calcext:value-type="string">
            <text:p>Vorbeugen ist besser als heilen, und viele Konflikte können im Anfangsstadium noch entschärft werden, bevor es zu spät ist </text:p>
          </table:table-cell>
          <table:table-cell office:value-type="string" calcext:value-type="string">
            <text:p>sebastian</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33">
          <table:table-cell office:value-type="float" office:value="2014" calcext:value-type="float">
            <text:p>2014</text:p>
          </table:table-cell>
          <table:table-cell office:value-type="float" office:value="6" calcext:value-type="float">
            <text:p>6</text:p>
          </table:table-cell>
          <table:table-cell office:value-type="float" office:value="1" calcext:value-type="float">
            <text:p>1</text:p>
          </table:table-cell>
          <table:table-cell office:value-type="float" office:value="6" calcext:value-type="float">
            <text:p>6</text:p>
          </table:table-cell>
          <table:table-cell office:value-type="string" calcext:value-type="string">
            <text:p>Passwortmanagement/Accountmanagement</text:p>
          </table:table-cell>
          <table:table-cell office:value-type="string" calcext:value-type="string">
            <text:p>Die Vorstandsassistenz und die Geschäftsbereiche Controlling/Öffentlichkeitsarbeit werden damit beauftragt, die Passwörter und Zugangsdaten aller uns bekannten Social Media Plattformen zusammenzutragen (ÖA/FA) und ein Passwortmanagement/Passwortvergabeverfahren zu entwickeln (CTRL) Hierbei soll auch definiert werden, was bei der Anmeldung eines neuen Accounts auf Plattform xy zwingend zu beachten ist. </text:p>
          </table:table-cell>
          <table:table-cell table:style-name="ce3" office:value-type="string" calcext:value-type="string">
            <text:p>Derzeit ist nicht bekannt, wer alles Zugriff auf Accounts hat, wer diese mit welcher haupt-email eingetragen hat und wievielen Menschen die Passwörter bekannt sind. Ebenso gibt es keine Ablage im Vorstand. Theoretisch ist es möglich, dem LV Berlin mutwillig die Zugänge durch Passwortänderung zu versperren. Es ist ebenso möglich, nicht mehr auf Accounts zugreifen zu können, sollten die exklusiven PW-Holder aus $Grund nicht in der Lage sein, diese weiterzugeben. Deshalb soll das Controlling ein Verfahren entwickeln, wie wir mit Zugangsdaten für representative Accounts im Internet umgehen. Der GB Öffentlichkeitsarbeit wird zusammen mti der Fraktionsassistenz die derzeit vorhandenen Zugangsdaten zusammentragen. </text:p>
          </table:table-cell>
          <table:table-cell office:value-type="string" calcext:value-type="string">
            <text:p>Denis</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13">
          <table:table-cell office:value-type="float" office:value="2014" calcext:value-type="float">
            <text:p>2014</text:p>
          </table:table-cell>
          <table:table-cell office:value-type="float" office:value="6" calcext:value-type="float">
            <text:p>6</text:p>
          </table:table-cell>
          <table:table-cell office:value-type="float" office:value="1" calcext:value-type="float">
            <text:p>1</text:p>
          </table:table-cell>
          <table:table-cell office:value-type="float" office:value="7" calcext:value-type="float">
            <text:p>7</text:p>
          </table:table-cell>
          <table:table-cell office:value-type="string" calcext:value-type="string">
            <text:p>OTRS-Schulung</text:p>
          </table:table-cell>
          <table:table-cell office:value-type="string" calcext:value-type="string">
            <text:p>$pirat wird beauftragt, einen Termin und einen Referenten für eine OTRS-Schulung zu organisieren. </text:p>
          </table:table-cell>
          <table:table-cell table:style-name="Default"/>
          <table:table-cell table:number-columns-repeated="4"/>
          <table:table-cell office:value-type="string" calcext:value-type="string">
            <text:p>zurückgezogen</text:p>
          </table:table-cell>
          <table:table-cell office:value-type="string" calcext:value-type="string">
            <text:p>.</text:p>
          </table:table-cell>
        </table:table-row>
        <table:table-row table:style-name="ro36">
          <table:table-cell office:value-type="float" office:value="2014" calcext:value-type="float">
            <text:p>2014</text:p>
          </table:table-cell>
          <table:table-cell office:value-type="float" office:value="6" calcext:value-type="float">
            <text:p>6</text:p>
          </table:table-cell>
          <table:table-cell office:value-type="float" office:value="1" calcext:value-type="float">
            <text:p>1</text:p>
          </table:table-cell>
          <table:table-cell office:value-type="float" office:value="8" calcext:value-type="float">
            <text:p>8</text:p>
          </table:table-cell>
          <table:table-cell table:style-name="Default" table:number-columns-repeated="3"/>
          <table:table-cell table:number-columns-repeated="5"/>
          <table:table-cell office:value-type="string" calcext:value-type="string">
            <text:p>.</text:p>
          </table:table-cell>
        </table:table-row>
        <table:table-row table:style-name="ro36">
          <table:table-cell office:value-type="float" office:value="2014" calcext:value-type="float">
            <text:p>2014</text:p>
          </table:table-cell>
          <table:table-cell office:value-type="float" office:value="6" calcext:value-type="float">
            <text:p>6</text:p>
          </table:table-cell>
          <table:table-cell office:value-type="float" office:value="1" calcext:value-type="float">
            <text:p>1</text:p>
          </table:table-cell>
          <table:table-cell office:value-type="float" office:value="9" calcext:value-type="float">
            <text:p>9</text:p>
          </table:table-cell>
          <table:table-cell table:style-name="Default" table:number-columns-repeated="3"/>
          <table:table-cell table:number-columns-repeated="5"/>
          <table:table-cell office:value-type="string" calcext:value-type="string">
            <text:p>.</text:p>
          </table:table-cell>
        </table:table-row>
        <table:table-row table:style-name="ro36">
          <table:table-cell office:value-type="float" office:value="2014" calcext:value-type="float">
            <text:p>2014</text:p>
          </table:table-cell>
          <table:table-cell office:value-type="float" office:value="6" calcext:value-type="float">
            <text:p>6</text:p>
          </table:table-cell>
          <table:table-cell office:value-type="float" office:value="1" calcext:value-type="float">
            <text:p>1</text:p>
          </table:table-cell>
          <table:table-cell office:value-type="float" office:value="10" calcext:value-type="float">
            <text:p>10</text:p>
          </table:table-cell>
          <table:table-cell table:style-name="Default" table:number-columns-repeated="3"/>
          <table:table-cell table:number-columns-repeated="5"/>
          <table:table-cell office:value-type="string" calcext:value-type="string">
            <text:p>.</text:p>
          </table:table-cell>
        </table:table-row>
        <table:table-row table:style-name="ro36">
          <table:table-cell office:value-type="float" office:value="2014" calcext:value-type="float">
            <text:p>2014</text:p>
          </table:table-cell>
          <table:table-cell office:value-type="float" office:value="6" calcext:value-type="float">
            <text:p>6</text:p>
          </table:table-cell>
          <table:table-cell office:value-type="float" office:value="1" calcext:value-type="float">
            <text:p>1</text:p>
          </table:table-cell>
          <table:table-cell office:value-type="float" office:value="11" calcext:value-type="float">
            <text:p>11</text:p>
          </table:table-cell>
          <table:table-cell table:style-name="Default" table:number-columns-repeated="3"/>
          <table:table-cell table:number-columns-repeated="5"/>
          <table:table-cell office:value-type="string" calcext:value-type="string">
            <text:p>.</text:p>
          </table:table-cell>
        </table:table-row>
        <table:table-row table:style-name="ro36">
          <table:table-cell office:value-type="float" office:value="2014" calcext:value-type="float">
            <text:p>2014</text:p>
          </table:table-cell>
          <table:table-cell office:value-type="float" office:value="6" calcext:value-type="float">
            <text:p>6</text:p>
          </table:table-cell>
          <table:table-cell office:value-type="float" office:value="1" calcext:value-type="float">
            <text:p>1</text:p>
          </table:table-cell>
          <table:table-cell office:value-type="float" office:value="12" calcext:value-type="float">
            <text:p>12</text:p>
          </table:table-cell>
          <table:table-cell table:style-name="Default" table:number-columns-repeated="3"/>
          <table:table-cell table:number-columns-repeated="5"/>
          <table:table-cell office:value-type="string" calcext:value-type="string">
            <text:p>.</text:p>
          </table:table-cell>
        </table:table-row>
        <table:table-row table:style-name="ro22">
          <table:table-cell office:value-type="float" office:value="2014" calcext:value-type="float">
            <text:p>2014</text:p>
          </table:table-cell>
          <table:table-cell office:value-type="float" office:value="6" calcext:value-type="float">
            <text:p>6</text:p>
          </table:table-cell>
          <table:table-cell office:value-type="float" office:value="15" calcext:value-type="float">
            <text:p>15</text:p>
          </table:table-cell>
          <table:table-cell office:value-type="float" office:value="1" calcext:value-type="float">
            <text:p>1</text:p>
          </table:table-cell>
          <table:table-cell office:value-type="string" calcext:value-type="string">
            <text:p>Mission Statement - Effiziente Organisation, um politische Schlagkraft zu ermöglichen</text:p>
          </table:table-cell>
          <table:table-cell table:style-name="Default" office:value-type="string" calcext:value-type="string">
            <text:p>Der Landesvorstand möge folgendes Mission Statement, dessen Veröffentlichung unter http://berlin.piratenpartei.de/partei/vorstand/ und den Versand an alle Mitglieder beschließen:</text:p>
            <text:p/>
            <text:p>"tl;dr</text:p>
            <text:p/>
            <text:p>Der Landesvorstand stellt sicher, dass die Piratenpartei Berlin eine feste politische Größe in Berlin ist und krass performt. Wir schaffen effiziente und schlagkräftige Strukturen für die politische Arbeit der Mitglieder des Landesverbandes. Dabei wollen wir eine positive Anerkennungs- und Kommunikationskultur vorleben und unterstützten die Mitglieder bei einer Umsetzung derselben.</text:p>
            <text:p/>
            <text:p>Mission Statement des Landesvorstands der Piraten Berlin</text:p>
            <text:p/>
            <text:p>Seit 2006 ist die Piratenpartei enorm gewachsen. Wir werden die ursprünglichen, vom Ehrenamt geprägten Strukturen an die gestiegene Mitgliederzahl anpassen. Dadurch ermöglichen wir eine Fokussierung auf die Ausarbeitung, Kommunikation und Umsetzung politischer Visionen und Konzepte. Die inhaltliche Arbeit soll nicht durch Strukturdebatten und individuelle Befindlichkeiten behindert werden.</text:p>
            <text:p/>
            <text:p>Der Vorstand wird Strukturen schaffen, die echtes *politisches* ehrenamtliches Engagement ermöglichen. Die Zeit der Selbstausbeutung wollen wir hinter uns lassen.</text:p>
            <text:p/>
            <text:p>Ehrenamtler sollen nicht mehr in der Parteibürokratie verheizt werden. Stattdessen werden die Mitglieder neue Möglichkeiten digitaler Teilhabe wie die Ständige Mitglierversammlung nutzen und politische Positionen bottom-up entwickeln, die dem Wiedereinzug in die Berliner Parlamente dienen.</text:p>
            <text:p/>
            <text:p>Berlin braucht dringend soziale Teilhabe, Mitbestimmung der Berlinerinnen und Berliner und Transparenz in Politik und Verwaltung. Der einzige glaubwürdige Vertreter dieser Forderungen sind weiterhin allein die Piraten. Diese als schlagkräftige Kraft in der Berliner Politik zu etablieren, ist unser Antrieb."</text:p>
            <text:p/>
            <text:p/>
          </table:table-cell>
          <table:table-cell table:style-name="Default" office:value-type="string" calcext:value-type="string">
            <text:p>mündlich</text:p>
          </table:table-cell>
          <table:table-cell office:value-type="string" calcext:value-type="string">
            <text:p>Marcel</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6">
          <table:table-cell office:value-type="float" office:value="2014" calcext:value-type="float">
            <text:p>2014</text:p>
          </table:table-cell>
          <table:table-cell office:value-type="float" office:value="6" calcext:value-type="float">
            <text:p>6</text:p>
          </table:table-cell>
          <table:table-cell office:value-type="float" office:value="15" calcext:value-type="float">
            <text:p>15</text:p>
          </table:table-cell>
          <table:table-cell office:value-type="float" office:value="2" calcext:value-type="float">
            <text:p>2</text:p>
          </table:table-cell>
          <table:table-cell office:value-type="string" calcext:value-type="string">
            <text:p>Änderung der GO § 2 Vorstandssitzungen</text:p>
          </table:table-cell>
          <table:table-cell table:style-name="Default" office:value-type="string" calcext:value-type="string">
            <text:p>Der Landesvorstand möge beschließen, dem §2 der GO den Absatz 7 hinzuzufügen:</text:p>
            <text:p/>
            <text:p>2.7 Dauer der Vorstandssitzung</text:p>
            <text:p/>
            <text:p>Die Dauer des öffentlichen Teils der Vorstandssitzung beträgt grundsätzlich 2 x 90 Minuten.</text:p>
            <text:p>Anträge, die bis zu diesem Zeitpunkt nicht behandelt wurden, werden in den Umlauf vertagt (und kommen bei dortiger Nichtbearbeitung zurück auf die TO).</text:p>
            <text:p>Der nichtöffentliche Teil hat keine Zeitbeschränkung, soll aber auch zügig abgehandelt werden.</text:p>
            <text:p/>
            <text:p/>
          </table:table-cell>
          <table:table-cell office:value-type="string" calcext:value-type="string">
            <text:p>Die Erfahrung zeigt, dass der öffentliche Teil ungefähr 3 Stunden dauert. Der nichtöffentliche Teil dauert so lange, wie er dauern muss. Da dort häufig kritische Sachen besprochen werden, sollte in diesem Bereich die Diskussion nicht beschränkt werden. </text:p>
          </table:table-cell>
          <table:table-cell office:value-type="string" calcext:value-type="string">
            <text:p>Sebastian, Michael, Denis</text:p>
          </table:table-cell>
          <table:table-cell office:value-type="string" calcext:value-type="string">
            <text:p>Denis, Sebastian, Michael, Ingo</text:p>
          </table:table-cell>
          <table:table-cell office:value-type="string" calcext:value-type="string">
            <text:p>Christopher, Pupe, Gregor</text:p>
          </table:table-cell>
          <table:table-cell office:value-type="string" calcext:value-type="string">
            <text:p>Marcel </text:p>
          </table:table-cell>
          <table:table-cell office:value-type="string" calcext:value-type="string">
            <text:p>angenommen</text:p>
          </table:table-cell>
          <table:table-cell office:value-type="string" calcext:value-type="string">
            <text:p>.</text:p>
          </table:table-cell>
        </table:table-row>
        <table:table-row table:style-name="ro11">
          <table:table-cell office:value-type="float" office:value="2014" calcext:value-type="float">
            <text:p>2014</text:p>
          </table:table-cell>
          <table:table-cell office:value-type="float" office:value="6" calcext:value-type="float">
            <text:p>6</text:p>
          </table:table-cell>
          <table:table-cell office:value-type="float" office:value="15" calcext:value-type="float">
            <text:p>15</text:p>
          </table:table-cell>
          <table:table-cell office:value-type="float" office:value="3" calcext:value-type="float">
            <text:p>3</text:p>
          </table:table-cell>
          <table:table-cell office:value-type="string" calcext:value-type="string">
            <text:p>Unterstützung: "Piraten erzählen" - mit Geld</text:p>
          </table:table-cell>
          <table:table-cell office:value-type="string" calcext:value-type="string">
            <text:p>Der Landesverband Berlin möge das Projekt "Piraten erzählen" mit einem Budget von 300€ ausstatten. Der Betrag ist vorgesehen für die Produktion von 5 Ausgaben bis zur parlamentarischen Sommerpause 2014 </text:p>
          </table:table-cell>
          <table:table-cell table:style-name="Default" office:value-type="string" calcext:value-type="string">
            <text:p>Angedacht ist ein Betrag von 300€ für insgesamt 5 Folgen. (bis zur Sommerpause)</text:p>
            <text:p/>
            <text:p>Piraten erzählen soll langfristig ein Format werden in dem unterschiedlichste Menschen zu unterschiedlichsten Themen informieren.</text:p>
            <text:p/>
            <text:p>Mittelfristig soll es ein Format sein, dass über die öffentlichen Sitzungen des NSA-Untersuchungsausschuss berichtet. (Zur allgemeinen Motivation)</text:p>
            <text:p>Die erste Episode ist bereits veröffentlicht worden. Sie hatte noch ein paar Schwächen &amp; Kinderkrankheiten, die zu den nächsten Folgen abgestellt werden.</text:p>
            <text:p/>
            <text:p>Wie ihr sehr schnell feststellen werdet, ist bisher der Impact des Projekt nahe 1/∞. Sollte sich das so weiterentwickeln, werden wir das Projekt natürlich nicht mit diesem Aufwand weiterführen. Den aufwändigsten Teil stellt das Video dar - das ist auch das Ding, das Geld frisst. Sollten wir mit den 5 Videos zusammen nicht deutlich mehr als 5.000 Views erreichen, werden wir das Ding absäbeln und nur noch Blogbeitrag und Audio-Podcast produzieren.</text:p>
            <text:p/>
            <text:p>Noch ein Wort zum Budget: Da wir ein Team von 5 bis 7 Menschen pro Episode sind und wir möglichst schnell und gut berichten wollen, werden Menschen an den Ausschusssitzungen teilnehmen, das Skript erstellen und das Video am selben Abend abdrehen. Zusätzlich gibt es noch einen Cutter, der das Video dann innerhalb von 24 bis 40 Stunden zusammenschneidet.</text:p>
            <text:p>Es wäre schön, wenn diesen Menschen pro Episode eine Essenspauschale (z.B. 5€/Person) zu Verfügung gestellt werden könnte und der Cutter eine Aufwandsentschädigung (z.B. 30€) erhalten könnte.</text:p>
            <text:p/>
            <text:p/>
          </table:table-cell>
          <table:table-cell office:value-type="string" calcext:value-type="string">
            <text:p>Salomon Dominik</text:p>
          </table:table-cell>
          <table:table-cell table:number-columns-repeated="3"/>
          <table:table-cell office:value-type="string" calcext:value-type="string">
            <text:p>vertagt</text:p>
          </table:table-cell>
          <table:table-cell office:value-type="string" calcext:value-type="string">
            <text:p>.</text:p>
          </table:table-cell>
        </table:table-row>
        <table:table-row table:style-name="ro12">
          <table:table-cell office:value-type="float" office:value="2014" calcext:value-type="float">
            <text:p>2014</text:p>
          </table:table-cell>
          <table:table-cell office:value-type="float" office:value="6" calcext:value-type="float">
            <text:p>6</text:p>
          </table:table-cell>
          <table:table-cell office:value-type="float" office:value="15" calcext:value-type="float">
            <text:p>15</text:p>
          </table:table-cell>
          <table:table-cell office:value-type="float" office:value="4" calcext:value-type="float">
            <text:p>4</text:p>
          </table:table-cell>
          <table:table-cell office:value-type="string" calcext:value-type="string">
            <text:p>Spendensammlung CSD</text:p>
          </table:table-cell>
          <table:table-cell office:value-type="string" calcext:value-type="string">
            <text:p>Der Lavo beteiligt sich an der Spendensammelaktion des CSD </text:p>
          </table:table-cell>
          <table:table-cell table:style-name="Default" office:value-type="string" calcext:value-type="string">
            <text:p>Sehr geehrte Mitglieder des Vorstandes,</text:p>
            <text:p>am 25. April habe ich Ihnen eine Mail wegen der Spendensammelaktion des Berliner-CSD e.V. geschickt: Zur Erinnerung, wir bieten Vereinen an während der CSD Parade Geld zu sammeln, welches danach aufgeteilt wird - die eine Hälfte erhält der sammelnde Verein, die andere Hälfte der Berliner CSD e.V. Hiervon wiederum geht ein großer Teil dann an Projekte/Aktionen aus der Community. Der Rest hilft, die Demo und die Veranstaltung zu finanzieren, da wir - wie viele Vereine - keine Förderung bekommen.</text:p>
            <text:p>Aus organisatorischen Gründen wäre es für mich hilfreich zu wissen, ob Sie an die Aktion teilnehmen werden.</text:p>
            <text:p>Falls nicht, bitte einfach Bescheid sagen.</text:p>
            <text:p>Falls ja, bräuchte ich von Ihnen ein Logo ihres Vereins, das auf dem offiziellen Spendensammler_innen Ausweis kommt, sowie die Namen der Spendensammler_innen. Am Tag der Parade müssen sich die Spendensammler_innen bei mir ausweisen können (Personalausweis, Reisepass…), damit ein Missbrauch ausgeschlossen werden kann.</text:p>
            <text:p>Ich bedanke mich im Voraus für Ihre baldige Antwort und verbleibe mit freundlichen Grüßen,</text:p>
            <text:p>Benoist Schimmel</text:p>
            <text:p>Berliner CSD e.V.</text:p>
          </table:table-cell>
          <table:table-cell table:number-columns-repeated="2"/>
          <table:table-cell office:value-type="string" calcext:value-type="string">
            <text:p>einstimmig</text:p>
          </table:table-cell>
          <table:table-cell/>
          <table:table-cell office:value-type="string" calcext:value-type="string">
            <text:p>abgelehnt</text:p>
          </table:table-cell>
          <table:table-cell office:value-type="string" calcext:value-type="string">
            <text:p>.</text:p>
          </table:table-cell>
        </table:table-row>
        <table:table-row table:style-name="ro6">
          <table:table-cell office:value-type="float" office:value="2014" calcext:value-type="float">
            <text:p>2014</text:p>
          </table:table-cell>
          <table:table-cell office:value-type="float" office:value="6" calcext:value-type="float">
            <text:p>6</text:p>
          </table:table-cell>
          <table:table-cell office:value-type="float" office:value="15" calcext:value-type="float">
            <text:p>15</text:p>
          </table:table-cell>
          <table:table-cell office:value-type="float" office:value="5" calcext:value-type="float">
            <text:p>5</text:p>
          </table:table-cell>
          <table:table-cell office:value-type="string" calcext:value-type="string">
            <text:p>Teilnahme Hanfparade</text:p>
          </table:table-cell>
          <table:table-cell office:value-type="string" calcext:value-type="string">
            <text:p>Der Landesverband nimmt an der Hanfparade teil. </text:p>
          </table:table-cell>
          <table:table-cell table:style-name="Default" office:value-type="string" calcext:value-type="string">
            <text:p>Werde Teil der Hanfparade und organisiere Deinen eigenen Paradewagen! Wie auch in den letzten Jahren, findet dieses Jahr die Hanfparade unter dem Motto „Grünes Licht für die Legalisierung“ am 09. August 2014 statt. Die Hanfparade ist die größte Demonstration für die Legalisierung von Cannabis als Rohstoff, Medizin und Genussmittel. Damit das so bleibt, wir weiter wachsen und damit mehr Medienpräsenz auf die Problematik der Prohibition lenken können, brauchen wir Eure tatkräftige Unterstützung. Wir würden uns freuen, wenn Ihr Lust, Zeit, Geld und Laune habt uns in Form von einem eigenen Paradewagen zu unterstützen.Die Wagen sollen bunt dekoriert und musikalisch bestückt sein, zudem mit eigenen politischen Aussagen / Forderungen ein Zeichen setzen. Uns ist es wichtig das auf jedem Wagen eine politische Botschaft durch Plakate, Dekoration, Sprüche usw. hervorgehoben wird. Zudem möchten wir ein buntes Programm bieten und unterschiedliche Musikrichtungen auf den Paradewagen verteilen, dies ist nur zu bewerkstelligen, wenn Ihr uns vorher ungefähr sagen könnt welche Richtung / Stilistik auf den vielleicht von Euch organisierten Paradewagen läuft. Wie auch im letzten Jahr wollen wir zur Sicherung des Ablaufs eine Beschränkung von 2KW und ein zulässiges Gesamtgewicht von 7,5 t nicht übersteigen. Eigenwerbung auf den Wagen ist erlaubt, jedoch sollte sie nicht mehr als die Hälfte der gesamten Dekoration einnehmen. Wir hoffen, dass wir Euer Interesse wecken können und Ihr einen Wagen auf der Hanfparade 2014 organisieren &amp; betreiben möchtet. Weitere Möglichkeiten um Euer Logo zu platzieren und Eure Zielgruppe anzusprechen gibt es auf unseren Werbeflächen. Unsere Angebote und Verträge zu den Werbeflächen findert Ihr unter: http://www.hanfparade.de/downloads/hanfparade-2014-anmeldeformular-werbefla[..]</text:p>
            <text:p/>
            <text:p>Falls ihr einen Paradewagen auf der diesjährigen Hanfparade organisieren, als Werbepartner dabei sein oder Flyer und Poster zum Verteilen und Auslegen haben möchtet, dann meldet Euch bitte per Email an info@hanfparade.de oder Handy 0171/26 32 636.</text:p>
            <text:p>Viele Grüße vom Orgateam</text:p>
            <text:p>Marion Soboll</text:p>
            <text:p/>
            <text:p>https://support.piratenpartei.de/otrs/index.pl?Action=AgentTicketZoom;TicketID=144961</text:p>
            <text:p/>
            <text:p/>
          </table:table-cell>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6">
          <table:table-cell office:value-type="float" office:value="2014" calcext:value-type="float">
            <text:p>2014</text:p>
          </table:table-cell>
          <table:table-cell office:value-type="float" office:value="6" calcext:value-type="float">
            <text:p>6</text:p>
          </table:table-cell>
          <table:table-cell office:value-type="float" office:value="15" calcext:value-type="float">
            <text:p>15</text:p>
          </table:table-cell>
          <table:table-cell office:value-type="float" office:value="6" calcext:value-type="float">
            <text:p>6</text:p>
          </table:table-cell>
          <table:table-cell office:value-type="string" calcext:value-type="string">
            <text:p>Unterstützung des Bundesverbandes bei der postalischen Einladung zum aBPT/BPT 2014</text:p>
          </table:table-cell>
          <table:table-cell table:style-name="ce3" office:value-type="string" calcext:value-type="string">
            <text:p>Der Landersverband unterstützt den Bundesverband bei der postalischen Einladung zum aBPT mit 500/1000 EUR. </text:p>
          </table:table-cell>
          <table:table-cell table:style-name="Default" office:value-type="string" calcext:value-type="string">
            <text:p>Hallo,</text:p>
            <text:p>es werden ja nun tatsächlich postalische Einladung für den aBPT/BPT in Halle am 26.06. verschickt. Die Kosten für den Bundesverand belaufen sich da ja auf ca. 11.800 EUR.</text:p>
            <text:p>Da auch wir als Landesverbände von etwaligen bezahlten Stellen (z.B. im PShop) profiteren, fände ich es nur richtig hier solidarisch zu sein und dem Bund zu helfen.</text:p>
            <text:p>Ich würde in meinem Landesverband (Bremen) den Antrag auf Unterstützung mit 500-1000 EUR beantragen. Ich fände es echt cool wenn einige der anderen Landesverbände das auch tun würden.</text:p>
            <text:p>Wer ist mit dabei?</text:p>
            <text:p/>
            <text:p/>
          </table:table-cell>
          <table:table-cell office:value-type="string" calcext:value-type="string">
            <text:p>Rob Wessel</text:p>
          </table:table-cell>
          <table:table-cell office:value-type="string" calcext:value-type="string">
            <text:p>Marcel</text:p>
          </table:table-cell>
          <table:table-cell office:value-type="string" calcext:value-type="string">
            <text:p>Michael, Denis, ingo</text:p>
          </table:table-cell>
          <table:table-cell office:value-type="string" calcext:value-type="string">
            <text:p>Sebastian, Christopher, Pupe, Gregor</text:p>
          </table:table-cell>
          <table:table-cell office:value-type="string" calcext:value-type="string">
            <text:p>abgelehnt</text:p>
          </table:table-cell>
          <table:table-cell office:value-type="string" calcext:value-type="string">
            <text:p>.</text:p>
          </table:table-cell>
        </table:table-row>
        <table:table-row table:style-name="ro19">
          <table:table-cell office:value-type="float" office:value="2014" calcext:value-type="float">
            <text:p>2014</text:p>
          </table:table-cell>
          <table:table-cell office:value-type="float" office:value="6" calcext:value-type="float">
            <text:p>6</text:p>
          </table:table-cell>
          <table:table-cell office:value-type="float" office:value="15" calcext:value-type="float">
            <text:p>15</text:p>
          </table:table-cell>
          <table:table-cell office:value-type="float" office:value="7" calcext:value-type="float">
            <text:p>7</text:p>
          </table:table-cell>
          <table:table-cell office:value-type="string" calcext:value-type="string">
            <text:p>Auflösung der Konten des LV bei der Deutschen Bank </text:p>
          </table:table-cell>
          <table:table-cell office:value-type="string" calcext:value-type="string">
            <text:p>Der Landesvorstand möge beschließen, alle Konten des Landesverbandes bei der Deutschen Bank aufzulösen. </text:p>
          </table:table-cell>
          <table:table-cell table:style-name="Default" office:value-type="string" calcext:value-type="string">
            <text:p>Nach dem neuesten Stand ist es möglich einzelne Konten der GLS Banken für Lastschriften sperren. Dies ist neu und war bisher ein Argument die Konten der Deutschen Bank zu behalten über die aktuell die Lastschriften laufen.</text:p>
            <text:p>Ich würde gerne die zusätzlichen Kosten reduzieren und die Konten von der DB zur GLS umziehen.</text:p>
            <text:p>Das bedeutet, dass wir bei der GLS Bank 1 weiteres Konto (Unterkonto) eröffnen. Dieses Konto würde dann für die Lastschriften zur Verfügung stehen.</text:p>
            <text:p>Nach der Erstellung des Konto bei der GLS, den Mitteilen der Kontoverbindung an allen Gläubigern würde ich die Konten zum 31.7 / 31.8. 2014 schließen.</text:p>
            <text:p>Zudem würde ich für die 2 Konten GLS Hauptkonto und das Lastschriftkonto Bankkarten bestellen. Und Katrin Kirchert als Angestellte des LV ebenfalls bevollmächtigen und mit einer Karte ausrüsten.</text:p>
            <text:p/>
            <text:p/>
          </table:table-cell>
          <table:table-cell office:value-type="string" calcext:value-type="string">
            <text:p>Michael Karek</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37">
          <table:table-cell office:value-type="float" office:value="2014" calcext:value-type="float">
            <text:p>2014</text:p>
          </table:table-cell>
          <table:table-cell office:value-type="float" office:value="7" calcext:value-type="float">
            <text:p>7</text:p>
          </table:table-cell>
          <table:table-cell office:value-type="float" office:value="6" calcext:value-type="float">
            <text:p>6</text:p>
          </table:table-cell>
          <table:table-cell office:value-type="float" office:value="1" calcext:value-type="float">
            <text:p>1</text:p>
          </table:table-cell>
          <table:table-cell table:style-name="Default" office:value-type="string" calcext:value-type="string">
            <text:p>Themenbeauftragungen</text:p>
          </table:table-cell>
          <table:table-cell table:style-name="Default" office:value-type="string" calcext:value-type="string">
            <text:p/>
            <text:p/>
            <text:p>Der Vorstand möge beschließen:</text:p>
            <text:p/>
            <text:p>Der Vorstand lädt qualifizierte Kandidat*innen ein, sich auf Themenbeauftragungen zu bewerben.</text:p>
            <text:p>Eine Themenbeauftragte bearbeitet ein politisches Thema von landespolitischer Relevanz. In einer ersten Runde sollen 5 Themenbeauftragungen ausgesprochen werden.</text:p>
            <text:p/>
            <text:p>Themenbeauftragungen werden vom gesamten Vorstand mehrheitlich beschlossen. Das Ziel der Themenbeauftragungen ist, der Piratenpartei im gesellschaftlichen Diskurs Gehör zu verschaffen und im Hinblick auf die AGH-Wahl 2016 das Profil der Partei in dem jeweiligen Thema zu schärfen. Ein Themenbeauftragter vertritt die Position der Partei zu dem Thema in der Öffentlichkeit und treibt die innerparteiliche Willensbildung in dem jeweiligen Thema voran. Das Vertreten in der Öffentlichkeit umfasst Stellungnahmen in Print, Funk und Fernsehen sowie Podiumsdiskussionen. Die innerparteiliche Willensbildung umfasst u.a. LQFB bzw. die SMV sowie Zusammenarbeit mit Squads, Crews und Fraktionen.</text:p>
            <text:p/>
            <text:p>Eine Themenebeauftragte pflegt eine Wikiseite, wo Ziele, Argumente, Dokumente, Termine und Kontakte übersichtlich und aktuell aufgeführt sind, so dass andere Piraten sich schnell einen Überblick über den derzeitigen Stand des Themas verschaffen können.</text:p>
            <text:p>Berichte der Themenbeauftragten werden auf der Vorstandssitzung im TOP Berichte behandelt. Schriftliche Berichte werden präferiert.</text:p>
            <text:p>Berichtsintervall ist der Monat. Eine Themenbeauftragung endet nach einem Jahr. Sie kann erneuert werden.</text:p>
            <text:p/>
            <text:p>Erforderliche Qualifikationen sind:</text:p>
            <text:p/>
            <text:p><text:s text:c="4"/>nachgewiesene Kompetenz im jeweiligen Thema</text:p>
            <text:p><text:s text:c="4"/>Bereitschaft, das Thema offensiv nach außen zu kommunizieren</text:p>
            <text:p><text:s text:c="4"/>positive Kommunikation mit der Basis, dem Vorstand und dem ganzen Rest. Konstruktive Kritik ist dabei ausdrücklich erwünscht, destruktive Kritik aber ausdrücklich nicht</text:p>
            <text:p><text:s text:c="4"/>gute Ausdrucksfähigkeit in Wort oder Schrift, idealerweise beides</text:p>
            <text:p/>
            <text:p>Wünschenswerte Qualifikationen sind:</text:p>
            <text:p/>
            <text:p><text:s text:c="4"/>Verständnis der Wirkungsweise von Presse und Medien</text:p>
            <text:p><text:s text:c="4"/>Einblick in die politischen Prozesse des Landes Berlin und der Bezirke</text:p>
            <text:p/>
            <text:p/>
            <text:p>Der Vorstand macht 7 thematische Vorgaben für die Beauftragungen.</text:p>
            <text:p/>
            <text:p><text:s text:c="4"/>Wohnen &amp; Stadtentwicklung +1 +1 +1+1+1</text:p>
            <text:p><text:s text:c="4"/>Inklusion +1+1</text:p>
            <text:p><text:s text:c="4"/>Bezirke +1 +1</text:p>
            <text:p><text:s text:c="4"/>Beteiligung &amp; Demokratieupgrade +1+1+1+1</text:p>
            <text:p><text:s text:c="4"/>Soziales +1+1+1</text:p>
            <text:p><text:s text:c="4"/>Verwaltungsmodernisierung +1+1+1</text:p>
            <text:p><text:s text:c="4"/>Wirtschaft +1+1</text:p>
            <text:p/>
            <text:p/>
            <text:p>Es ist jedoch auch möglich, selbst ein Thema vorzuschlagen. Themen sollten aber für möglichst viele Berliner*innen relevant sein; zu spezialisierte Themen sind nicht erwünscht.</text:p>
            <text:p/>
            <text:p>Interessent*innen werden gebeten, sich bis zum 26.07.2014 per Mail an vorstand@berlin.piratenpartei.de zu bewerben (ca. 1/2 Seite). Später eingehende Bewerbungen werden ebenfalls berücksichtigt. </text:p>
            <text:p>Änderungsantrag A</text:p>
            <text:p/>
            <text:p>Themenbeauftragungen werden vom gesamten Vorstand mehrheitlich beschlossen</text:p>
            <text:p/>
            <text:p>Begründung: Zwei Stimmen reichen mir nicht</text:p>
            <text:p/>
            <text:p>+1+1+1+1+1</text:p>
            <text:p/>
            <text:p>MB positiv</text:p>
            <text:p/>
            <text:p>Änderungsantrag B</text:p>
            <text:p/>
            <text:p>Eine Themenbeauftragte pflegt eine Wikiseite, wo Ziele, Argumente, Dokumente, Termine und Kontakte übersichtlich und aktuell aufgeführt sind, so dass andere Piraten sich schnell einen Überblick über den derzeitigen Stand des Themas verschaffen können.</text:p>
            <text:p/>
            <text:p>Begründung:</text:p>
            <text:p/>
            <text:p>Explizitheit in der Ausschreibung erspart Stress nach der Beauftragung</text:p>
            <text:p/>
            <text:p>+1+1+1+1+1</text:p>
            <text:p/>
            <text:p>MB positiv</text:p>
            <text:p/>
            <text:p>Änderungsantrag C</text:p>
            <text:p/>
            <text:p>Berichte der Themenbeauftragten werden auf der Vorstandssitzung im TOP Berichte behandelt. Schriftliche Berichte werden präferiert.</text:p>
            <text:p>Berichtsintervall ist der Monat.</text:p>
            <text:p/>
            <text:p>Begründung:</text:p>
            <text:p/>
            <text:p>Explizitheit in der Ausschreibung erspart Stress nach der Beauftragung</text:p>
            <text:p/>
            <text:p>+1+1+1+1+1</text:p>
            <text:p/>
            <text:p>MB positiv</text:p>
            <text:p/>
            <text:p>Änderungsantrag D</text:p>
            <text:p/>
            <text:p>zurückgezogen</text:p>
            <text:p/>
            <text:p>Themenbeauftragte werden mit einem Budget von 300 EUR ausgestattet. Über die Verwendung ist Rechenschaft abzulegen. Je nach Thema kann das Budget reduziert oder aufgestockt werden.</text:p>
            <text:p/>
            <text:p>Begründung:</text:p>
            <text:p/>
            <text:p>Politische Arbeit kann nur in seltenen Fällen komplett kostenfrei erfolgen</text:p>
            <text:p/>
            <text:p>+1+1+1 +/- 1 Aus Schatzmeistersicht muss ich da erstmal sagen nein lieber seperat.</text:p>
            <text:p/>
            <text:p>MB positiv</text:p>
            <text:p/>
            <text:p>Änderungsantrag E</text:p>
            <text:p/>
            <text:p>Eine Themenbeauftragung endet nach einem Jahr. Sie kann erneuert werden.</text:p>
            <text:p/>
            <text:p>Begründung:</text:p>
            <text:p/>
            <text:p>Es sollte eine stressarme Möglichkeit geben, Korrekturen vorzunehmen. Regulär würde eine Themenbeauftragung erst am 31.3.2015 enden. Das ist aber zu spät, um ggf. nachzusteuern</text:p>
            <text:p/>
            <text:p>+1</text:p>
            <text:p/>
            <text:p>MB durchwachsen</text:p>
            <text:p/>
            <text:p>Änderungsantrag F</text:p>
            <text:p/>
            <text:p>Eine Themenbeauftragte bearbeitet ein politisches Thema von landespolitischer Relevanz.</text:p>
            <text:p/>
            <text:p>Begründung:</text:p>
            <text:p/>
            <text:p>Wir sind der Landesverband</text:p>
            <text:p/>
            <text:p>+1 </text:p>
          </table:table-cell>
          <table:table-cell table:style-name="ce3" office:value-type="string" calcext:value-type="string">
            <text:p>Köpfe mit Themen verbinden. Die politisch inhaltliche Arbeit erleichtern. Klare Ansprechpartner schaffen. Themen wieder besetzen und für Einmischung sorgen. </text:p>
          </table:table-cell>
          <table:table-cell office:value-type="string" calcext:value-type="string">
            <text:p>Denis</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21">
          <table:table-cell office:value-type="float" office:value="2014" calcext:value-type="float">
            <text:p>2014</text:p>
          </table:table-cell>
          <table:table-cell office:value-type="float" office:value="7" calcext:value-type="float">
            <text:p>7</text:p>
          </table:table-cell>
          <table:table-cell office:value-type="float" office:value="6" calcext:value-type="float">
            <text:p>6</text:p>
          </table:table-cell>
          <table:table-cell office:value-type="float" office:value="2" calcext:value-type="float">
            <text:p>2</text:p>
          </table:table-cell>
          <table:table-cell office:value-type="string" calcext:value-type="string">
            <text:p>Unterstützung der FsA</text:p>
          </table:table-cell>
          <table:table-cell office:value-type="string" calcext:value-type="string">
            <text:p>Hiermit beantragen wir, dass der LV Berlin die diesjährige "Freiheit statt Angst" mit Manpower für den Aufruf zur Demo (Plakatieren und Flyern) sowie durch die Vorbereitung und Betreuung des Infostandes bei der FsA am 30. August 2014 unterstützt. </text:p>
          </table:table-cell>
          <table:table-cell office:value-type="string" calcext:value-type="string">
            <text:p>Da die FsA in Berlin stattfindet, ist die Unterstützung durch Piraten vor Ort schon frühzeitig möglich. Deswegen bitten wir um Manpower statt um Geld für unser Budget. </text:p>
          </table:table-cell>
          <table:table-cell office:value-type="string" calcext:value-type="string">
            <text:p>Sandra Zecchino &amp; Katrin Kirchert</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38">
          <table:table-cell office:value-type="float" office:value="2014" calcext:value-type="float">
            <text:p>2014</text:p>
          </table:table-cell>
          <table:table-cell office:value-type="float" office:value="7" calcext:value-type="float">
            <text:p>7</text:p>
          </table:table-cell>
          <table:table-cell office:value-type="float" office:value="6" calcext:value-type="float">
            <text:p>6</text:p>
          </table:table-cell>
          <table:table-cell office:value-type="float" office:value="3" calcext:value-type="float">
            <text:p>3</text:p>
          </table:table-cell>
          <table:table-cell office:value-type="string" calcext:value-type="string">
            <text:p>Nächste LMV</text:p>
          </table:table-cell>
          <table:table-cell office:value-type="string" calcext:value-type="string">
            <text:p>Die nächste Landesmitgliederversammlung soll zwischen 25.10.-23.11. stattfinden. </text:p>
          </table:table-cell>
          <table:table-cell office:value-type="string" calcext:value-type="string">
            <text:p>Dann sind die Landtagswahlen durch und die SMV ist wahrscheinlich einsatzfähig. </text:p>
          </table:table-cell>
          <table:table-cell office:value-type="string" calcext:value-type="string">
            <text:p>sebastian</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13">
          <table:table-cell office:value-type="float" office:value="2014" calcext:value-type="float">
            <text:p>2014</text:p>
          </table:table-cell>
          <table:table-cell office:value-type="float" office:value="7" calcext:value-type="float">
            <text:p>7</text:p>
          </table:table-cell>
          <table:table-cell office:value-type="float" office:value="6" calcext:value-type="float">
            <text:p>6</text:p>
          </table:table-cell>
          <table:table-cell office:value-type="float" office:value="4" calcext:value-type="float">
            <text:p>4</text:p>
          </table:table-cell>
          <table:table-cell office:value-type="string" calcext:value-type="string">
            <text:p>Einladung BuVo zur LaVoSi</text:p>
          </table:table-cell>
          <table:table-cell office:value-type="string" calcext:value-type="string">
            <text:p>Der Lavo lädt Mitglieder des BuVo zu einer seiner nächsten Sitzungen ein. </text:p>
          </table:table-cell>
          <table:table-cell table:style-name="Default" office:value-type="string" calcext:value-type="string">
            <text:p>Vorbeugen ist besser als heilen </text:p>
          </table:table-cell>
          <table:table-cell office:value-type="string" calcext:value-type="string">
            <text:p>sebastian</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34">
          <table:table-cell office:value-type="float" office:value="2014" calcext:value-type="float">
            <text:p>2014</text:p>
          </table:table-cell>
          <table:table-cell office:value-type="float" office:value="7" calcext:value-type="float">
            <text:p>7</text:p>
          </table:table-cell>
          <table:table-cell office:value-type="float" office:value="6" calcext:value-type="float">
            <text:p>6</text:p>
          </table:table-cell>
          <table:table-cell office:value-type="float" office:value="5" calcext:value-type="float">
            <text:p>5</text:p>
          </table:table-cell>
          <table:table-cell office:value-type="string" calcext:value-type="string">
            <text:p>Wir machen das mit dem Medientraining, Awarenesstraining und Mitarbeiterführung. </text:p>
          </table:table-cell>
          <table:table-cell office:value-type="string" calcext:value-type="string">
            <text:p>Wir machen das mit dem Medientraining, Awarenesstraining und Mitarbeiterführung. </text:p>
          </table:table-cell>
          <table:table-cell table:style-name="Default" office:value-type="string" calcext:value-type="string">
            <text:p>https://lqpp.de/be/initiative/show/2811.html (79%)</text:p>
            <text:p/>
            <text:p>"Der neue Landesvorstand soll nach seiner Wahl mit für die Bewältigung seiner Aufgabe wichtiger Kompetenzen ausgestattet werden. Dies kann in regelmäßigen Abendveranstaltungen oder auch im Rahmen eines Kennenlernwochenendes stattfinden, an dem neben Kennenlernaktivitäten noch genug Zeit sein sollte für wichtige inhaltliche Aktivitäten.</text:p>
            <text:p/>
            <text:p>Das umfasst:</text:p>
            <text:p/>
            <text:p><text:s text:c="4"/>Umgang mit Medien</text:p>
            <text:p><text:s text:c="4"/>Sensibilsierung im Bereich Awareness</text:p>
            <text:p><text:s text:c="4"/>LaVo ist Arbeitgeber: Führung von Beschäftigten"</text:p>
            <text:p/>
          </table:table-cell>
          <table:table-cell office:value-type="string" calcext:value-type="string">
            <text:p>sebastian</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11">
          <table:table-cell office:value-type="float" office:value="2014" calcext:value-type="float">
            <text:p>2014</text:p>
          </table:table-cell>
          <table:table-cell office:value-type="float" office:value="8" calcext:value-type="float">
            <text:p>8</text:p>
          </table:table-cell>
          <table:table-cell office:value-type="float" office:value="3" calcext:value-type="float">
            <text:p>3</text:p>
          </table:table-cell>
          <table:table-cell office:value-type="float" office:value="1" calcext:value-type="float">
            <text:p>1</text:p>
          </table:table-cell>
          <table:table-cell office:value-type="string" calcext:value-type="string">
            <text:p>Aberkennung des Status Crew der Piratenpartei Berlin für die Crew Konrad Zuse</text:p>
          </table:table-cell>
          <table:table-cell table:style-name="Default" office:value-type="string" calcext:value-type="string">
            <text:p>organisatorischen Mittel für diese mehr zur Verfügung. Die derzeit von der Crew Konrad Zuse benutzen Bereiche im Berliner Teil des Piratenpartei Wikis werden entfernt, weiterhin wird der Bundesvorstand darüber informiert und aufgefordert, auch in den restlichen Bereichen keine Unterstützung oder Präsentation der Crew Konrad Zuse zukommen zu lassen. Diese Maßnahmen gelten ebenso für alle anderen Kanäle oder Strukturen der Piratenpartei Berlin, seien sie online oder offline. Der Vorstand wirkt darauf hin, dass innerhalb und außerhalb seines direkten Kontrollbereiches zukünftig kein Bezug zwischen dem Handeln der Crew Konrad Zuse oder ihrer Mitglieder als Gruppe mit der Piratenpartei Berlin hergestellt wird. Die Mitglieder der Crew Konrad Zuse, die Mitglied der Piratenpartei Berlin oder einer anderen Gliederung der Piratenpartei sind, werden über diese Maßnahmen informiert.</text:p>
            <text:p/>
            <text:p>Zusätzlich beschließt der Vorstand: Mitglieder, Gruppen oder Crews, die dauerhaft, wiederholt und vorsätzlich</text:p>
            <text:p/>
            <text:p><text:s text:c="4"/>Beschlüsse der Organe und Beauftragten auf grobe Weise missachten oder</text:p>
            <text:p><text:s text:c="4"/>sich nicht an eine respektvolle und von gegenseitiger Rücksichtnahme geprägte Diskussionskultur halten oder</text:p>
            <text:p><text:s text:c="4"/>die existierenden Regeln für die Berliner Mailinglisten missachten oder</text:p>
            <text:p><text:s text:c="4"/>andere Piraten oder Nichtmitglieder öffentlich beleidigen oder diskreditierende Falschbehauptungen aufstellen oder</text:p>
            <text:p><text:s text:c="4"/>vergleichbare justiziable Handlungen begehen oder wissentlich tolerieren</text:p>
            <text:p/>
            <text:p>können von den offiziellen Parteimedien wie Kalender, Blog, Mailingliste, Flyer mit dem Aufdruck/Logo "Piratenpartei" etc. im Landesverband Berlin ausgeschlossen werden. Die Umsetzung liegt im Aufgabenbereich des Vorstandes.</text:p>
            <text:p/>
            <text:p>Der Vorstand evaluiert mit den Mitgliedern des Landesverbandes auf einer geeigneten Veranstaltung das Crew-Konzept und allgemein die Repräsentationsfunktion von Organen, Beauftragten und Mitgliedern der Piratenpartei Berlin. </text:p>
          </table:table-cell>
          <table:table-cell table:style-name="Default" office:value-type="string" calcext:value-type="string">
            <text:p>Es reicht nicht, sich bei Verstößen gegen Regeln der Partei oder des menschlichen Umgangs miteinander auf den einzelnen Verursacher zu konzentrieren, sondern man muss auch die Strukturen dahinter angehen. Die Crew Konrad Zuse wird als Institution der Piratenpartei Berlin genutzt, um hinter dieser Mobbing und Angriffe im Namen der Piratenpartei Berlin zu betreiben. Wir können es nicht tolerieren, dass solche Aktionen auf unserer Infrastruktur und in unserem Namen geschehen. Wir dürfen uns nicht nur davon distanzieren, sondern müssen es in dem von uns beeinflussbaren Bereich auch aktiv verhindern. </text:p>
          </table:table-cell>
          <table:table-cell office:value-type="string" calcext:value-type="string">
            <text:p>Heiko Herberg</text:p>
          </table:table-cell>
          <table:table-cell table:number-columns-repeated="3"/>
          <table:table-cell office:value-type="string" calcext:value-type="string">
            <text:p>vertagt</text:p>
          </table:table-cell>
          <table:table-cell office:value-type="string" calcext:value-type="string">
            <text:p>.</text:p>
          </table:table-cell>
        </table:table-row>
        <table:table-row table:style-name="ro21">
          <table:table-cell office:value-type="float" office:value="2014" calcext:value-type="float">
            <text:p>2014</text:p>
          </table:table-cell>
          <table:table-cell office:value-type="float" office:value="8" calcext:value-type="float">
            <text:p>8</text:p>
          </table:table-cell>
          <table:table-cell office:value-type="float" office:value="3" calcext:value-type="float">
            <text:p>3</text:p>
          </table:table-cell>
          <table:table-cell office:value-type="float" office:value="2" calcext:value-type="float">
            <text:p>2</text:p>
          </table:table-cell>
          <table:table-cell office:value-type="string" calcext:value-type="string">
            <text:p>Fundraising für den Wahlkampf 2016</text:p>
          </table:table-cell>
          <table:table-cell table:style-name="Default" office:value-type="string" calcext:value-type="string">
            <text:p>Der Schatzmeister möge das Notwendige in die Wege leiten, damit wie in der LQFB-Ini „Zeitplan AGH-Wahl 2016“ beschlossen, zwischen August 2014 und Juni 2015 1 Mio. Euro für die Wahlkampfkasse gesammelt werden können. Dies bedeutet insbesondere aber nicht ausschließlich:</text:p>
            <text:p/>
            <text:p><text:s text:c="4"/>Information aller Mitglieder des LV-Berlins über die Spendenkapagne</text:p>
            <text:p><text:s text:c="4"/>Aufmerksamkeit durch entsprechenden Spendenbalken und Kampagne auf Webseite</text:p>
            <text:p/>
            <text:p>Die Mittel werden für den Wahlkampf 2016 geblockt und nur für diesen ausgegeben. Dem Landesvorstand ist zum 25.7.14 zu berichten </text:p>
          </table:table-cell>
          <table:table-cell office:value-type="string" calcext:value-type="string">
            <text:p>Der Schatzmeister ist für die Spendenakquise verantwortlich. Der Landesverband hat in der LQFB-Ini "Zeitplan für AGH-Wahl 2016" beschlossen, dass 1 Mio. Euro für den Wahlkampf gesammelt werden sollen. </text:p>
          </table:table-cell>
          <table:table-cell office:value-type="string" calcext:value-type="string">
            <text:p>christopher</text:p>
          </table:table-cell>
          <table:table-cell table:number-columns-repeated="3"/>
          <table:table-cell office:value-type="string" calcext:value-type="string">
            <text:p>zurückgezogen</text:p>
          </table:table-cell>
          <table:table-cell office:value-type="string" calcext:value-type="string">
            <text:p>.</text:p>
          </table:table-cell>
        </table:table-row>
        <table:table-row table:style-name="ro32">
          <table:table-cell office:value-type="float" office:value="2014" calcext:value-type="float">
            <text:p>2014</text:p>
          </table:table-cell>
          <table:table-cell office:value-type="float" office:value="8" calcext:value-type="float">
            <text:p>8</text:p>
          </table:table-cell>
          <table:table-cell table:number-columns-repeated="2" office:value-type="float" office:value="3" calcext:value-type="float">
            <text:p>3</text:p>
          </table:table-cell>
          <table:table-cell office:value-type="string" calcext:value-type="string">
            <text:p>Alternativantrag: Fundraising für den Wahlkampf 2016</text:p>
          </table:table-cell>
          <table:table-cell table:style-name="Default" office:value-type="string" calcext:value-type="string">
            <text:p>Der Landesvorstand Berlin wird beauftragt, in Umsetzung der LQFB-Ini https://lqpp.de/be/initiative/show/2920.html ein Konzept für eine Spendenkampagne mit dem Ziel 1 Mio EUR zu entwickeln.</text:p>
            <text:p/>
            <text:p>Dazu soll bis zur ersten Vorstandssitzung im September ein Grobkonzept entwickelt werden. Bis zur ersten Vorstandssitzung im Oktober soll ein Feinkonzept entwickelt werden.</text:p>
            <text:p/>
            <text:p>Der Geschäftsbereich Finanzen soll die Voraussetzung für die Vereinnahmung und Verrechnung der entsprechenden Beträge schaffen. Ggf. sind zusätzliche Wege der Spendeneinnahme (z.B. Paypal oder Flattr) nach Anforderungen vom Geschäftsbereich Öffentlichkeitsarbeit zu implementieren.</text:p>
            <text:p/>
            <text:p>Die Geschäftsbereiche Öffentlichkeitsarbeit und Wahlkampf sind gemeinschaftlich für die Entwicklung des Grob- und des Feinkonzepts verantwortlich.</text:p>
            <text:p/>
            <text:p>Die Zusammenarbeit koordiniert der Vorsitzende. Zusammenarbeit mit der Beauftragten für Fundraising (Ausschreibung kommend) ist erwünscht.</text:p>
            <text:p/>
            <text:p>Auf der ersten Sitzung im September und Oktober wird der bisherige Fortschritt evaluiert und falls nötig nachgesteuert. </text:p>
          </table:table-cell>
          <table:table-cell table:style-name="Default"/>
          <table:table-cell office:value-type="string" calcext:value-type="string">
            <text:p>Lars Hohl</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32">
          <table:table-cell office:value-type="float" office:value="2014" calcext:value-type="float">
            <text:p>2014</text:p>
          </table:table-cell>
          <table:table-cell office:value-type="float" office:value="8" calcext:value-type="float">
            <text:p>8</text:p>
          </table:table-cell>
          <table:table-cell office:value-type="float" office:value="3" calcext:value-type="float">
            <text:p>3</text:p>
          </table:table-cell>
          <table:table-cell office:value-type="float" office:value="4" calcext:value-type="float">
            <text:p>4</text:p>
          </table:table-cell>
          <table:table-cell office:value-type="string" calcext:value-type="string">
            <text:p>Anonymisierte Veröffentlichung von Ordnungsmassnahmen</text:p>
          </table:table-cell>
          <table:table-cell office:value-type="string" calcext:value-type="string">
            <text:p>Der Vorstand veröffentlicht in Zukunft verhängte Ordnungsmassnahmen anonymisiert nach dem Muster "Der Vorstand hat eine $massnahme wegen $grund verhängt" an einem geeigneten Ort im Internet. Beispielsweise "Der Vorstand hat eine Verwarnung wegen Pöbelns auf Mailinglisten verhängt". Bei der Formulierung der Begründung ist darauf zu achten, dass sie keinen Rückschluss auf die Person des Gemassregelten zulässt. </text:p>
          </table:table-cell>
          <table:table-cell table:style-name="Default" office:value-type="string" calcext:value-type="string">
            <text:p>Es wird häufig beklagt, dass der Vorstand bei Fehlverhalten von Piraten nicht einschreite. Derzeit ist es so, dass der Vorstand, selbst wenn er Verhalten ahndet, darüber nicht spricht. Dies erweckt den Eindruck, dass das Fehlverhalten straffrei bleibt. Eine Reduzierung des fraglichen Verhaltens bleibt daher aus, und die Opfer solchen Verhaltens resignieren.</text:p>
            <text:p/>
            <text:p>Der Vorstand ist sich bewusst, dass neben disziplinarischen Maßnahmen auch noch andere Mittel existieren. In diesem Antrag geht es aber nur um Fälle, wo sich der Vorstand bereits für eine OM entschieden hat.</text:p>
            <text:p/>
            <text:p>Die anonymisierte Beschreibung von Vorfällen ist bei den Schiedsgerichten bereits gängige Praxis, vgl. http://piraten-bsg.de/#489232630 z.B. BSG 2013-10-28</text:p>
            <text:p/>
            <text:p/>
          </table:table-cell>
          <table:table-cell office:value-type="string" calcext:value-type="string">
            <text:p>sebastian</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11">
          <table:table-cell office:value-type="float" office:value="2014" calcext:value-type="float">
            <text:p>2014</text:p>
          </table:table-cell>
          <table:table-cell office:value-type="float" office:value="8" calcext:value-type="float">
            <text:p>8</text:p>
          </table:table-cell>
          <table:table-cell office:value-type="float" office:value="3" calcext:value-type="float">
            <text:p>3</text:p>
          </table:table-cell>
          <table:table-cell office:value-type="float" office:value="5" calcext:value-type="float">
            <text:p>5</text:p>
          </table:table-cell>
          <table:table-cell table:style-name="Default" office:value-type="string" calcext:value-type="string">
            <text:p>Ausschreibung Beauftragungen LMVB14.2</text:p>
          </table:table-cell>
          <table:table-cell table:style-name="Default" office:value-type="string" calcext:value-type="string">
            <text:p>Der Vorstand möge beschließen, für LMVB14.2 folgende Beauftragungen auszuschreiben:</text:p>
            <text:p/>
            <text:p><text:s text:c="4"/>Vorbereitung VL (Team &amp; Protokoll)</text:p>
            <text:p><text:s text:c="4"/>Vorbereitung WL</text:p>
            <text:p><text:s text:c="4"/>Technik</text:p>
            <text:p><text:s text:c="4"/>Stream</text:p>
            <text:p><text:s text:c="4"/>Antragskommision aka Antrax</text:p>
            <text:p><text:s text:c="4"/>Inklusion</text:p>
            <text:p><text:s text:c="4"/>Catering</text:p>
            <text:p/>
            <text:p>Die Beauftragung gilt nur für die LMVB14.2.</text:p>
            <text:p/>
            <text:p/>
          </table:table-cell>
          <table:table-cell table:style-name="Default" office:value-type="string" calcext:value-type="string">
            <text:p>In den vergangenen Jahren wurden die Positionen meistens freihändig vergeben und es gab immer wieder Anfragen, warum sie nicht ausgeschrieben wurden. Bis auf den sensiblen Bereich der Sicherheit sollten wir daher diesmal alle Jobs ausschreiben.</text:p>
            <text:p/>
            <text:p/>
          </table:table-cell>
          <table:table-cell office:value-type="string" calcext:value-type="string">
            <text:p>Michael Karek &amp; Katrin Kirchert</text:p>
          </table:table-cell>
          <table:table-cell office:value-type="string" calcext:value-type="string">
            <text:p>Michael, Pupe (+Christopher) Ingo, Sebastian, Marcel (+Gregor)</text:p>
          </table:table-cell>
          <table:table-cell office:value-type="string" calcext:value-type="string">
            <text:p>Denis</text:p>
          </table:table-cell>
          <table:table-cell/>
          <table:table-cell office:value-type="string" calcext:value-type="string">
            <text:p>angenommen</text:p>
          </table:table-cell>
          <table:table-cell office:value-type="string" calcext:value-type="string">
            <text:p>.</text:p>
          </table:table-cell>
        </table:table-row>
        <table:table-row table:style-name="ro39">
          <table:table-cell office:value-type="float" office:value="2014" calcext:value-type="float">
            <text:p>2014</text:p>
          </table:table-cell>
          <table:table-cell office:value-type="float" office:value="8" calcext:value-type="float">
            <text:p>8</text:p>
          </table:table-cell>
          <table:table-cell office:value-type="float" office:value="3" calcext:value-type="float">
            <text:p>3</text:p>
          </table:table-cell>
          <table:table-cell office:value-type="float" office:value="6" calcext:value-type="float">
            <text:p>6</text:p>
          </table:table-cell>
          <table:table-cell office:value-type="string" calcext:value-type="string">
            <text:p>Ausschreibung Beauftragung Finanzen</text:p>
          </table:table-cell>
          <table:table-cell table:style-name="Default" office:value-type="string" calcext:value-type="string">
            <text:p>Der Landesvorstand möge beschließen, die Beauftragung für einen Mitarbeiter für Finanzen mit folgenden Text auszuschreiben:</text:p>
            <text:p/>
            <text:p>Forderungsmanagement</text:p>
            <text:p/>
            <text:p>Aufgabenbeschreibung:</text:p>
            <text:p/>
            <text:p>Der Landesverband hat leider Mitglieder, die ihren Beitrag nicht entrichten oder es einfach vergessen. Hierdurch gehen uns Mittel verloren, welche wir für die politische Arbeit und die anstehenden Aufgaben benötigen. Daher soll es die Aufgabe der Beauftragten für das Forderungsmanagement sein, regelmäßige Erinnerungs- und Mahnungsschreiben per Email und Post zu versenden, die zwangsweise Streichung der Mitgliedschaft nach § B7 Bundessatzung bei der Bundesmitgliederverwaltung einzureichen, sowie das Auswildern von ausgewachsenen Karteileichen.</text:p>
            <text:p/>
            <text:p>Aufgaben:</text:p>
            <text:p/>
            <text:p><text:s text:c="4"/>Kontrolle der Stimmberechtigung</text:p>
            <text:p><text:s text:c="4"/>regelmäßiges Versenden von Erinnerungs- und Mahnungsschreiben per Email und Post</text:p>
            <text:p><text:s text:c="4"/>Änderung der Adress- und Kontaktdaten</text:p>
            <text:p><text:s text:c="4"/>Ausfiltern der Bounces</text:p>
            <text:p><text:s text:c="4"/>Kontrolle der Beitragsminderung und der ordentlichen Fortführung</text:p>
            <text:p><text:s text:c="4"/>Zusammenarbeit mit Buchhaltung &amp; Mitgliederverwaltung</text:p>
            <text:p/>
            <text:p>Anforderungen:</text:p>
            <text:p/>
            <text:p><text:s text:c="4"/>freundlicher aber bestimmter Umgang mit Menschen</text:p>
            <text:p><text:s text:c="4"/>ausgezeichnete Kenntnisse des Deutschen</text:p>
            <text:p><text:s text:c="4"/>zuverlässige kontinuierliche Arbeitsweise</text:p>
            <text:p/>
            <text:p>Art &amp; Dauer:</text:p>
            <text:p/>
            <text:p><text:s text:c="4"/>ehrenamtlich</text:p>
            <text:p><text:s text:c="4"/>31.3.2016</text:p>
            <text:p><text:s text:c="4"/>Aufwand zu Beginn sicher ca. 5 Stunden pro Woche, danach wesentlich weniger</text:p>
            <text:p/>
            <text:p>Ziel:</text:p>
            <text:p/>
            <text:p><text:s text:c="4"/>ein verlässlicher Mitgliederbestand</text:p>
            <text:p><text:s text:c="4"/>eine Zahlerquote &gt; 75 %</text:p>
            <text:p/>
            <text:p>Zuständiger Geschäftsbereich:</text:p>
            <text:p/>
            <text:p>Finanzen + Mitgliederverwaltung</text:p>
            <text:p/>
            <text:p>Verantwortlich im Landesvorstand:</text:p>
            <text:p/>
            <text:p>Michael Karek &amp; Lars Hohl &amp; Marcel Geppert</text:p>
            <text:p/>
            <text:p>Notwendige Arbeitsmittel:</text:p>
            <text:p/>
            <text:p><text:s text:c="4"/>Datenschutzvereinbarung</text:p>
            <text:p><text:s text:c="4"/>Sage CRM Account</text:p>
            <text:p><text:s text:c="4"/>OTRS</text:p>
            <text:p><text:s text:c="4"/>VPN Bund</text:p>
            <text:p/>
            <text:p>Ende der Beauftragung:</text:p>
            <text:p/>
            <text:p>Beauftragungen enden immer mit Niederlegung, durch zeitliche Definition, durch Beendigung durch den Landesvorstand oder zum 31.03 des darauffolgenden Kalenderjahres.</text:p>
            <text:p/>
            <text:p>Pflicht zur Dokumentation:</text:p>
            <text:p/>
            <text:p>Wird anhand der Bearbeitung der Tickets ständig und dem Versand von Mails/Post prüfbar und gewährleistet. Nach 3 sowie nach 6 Monaten stellen der/die Beauftragten ihre Ergebnisse dem Landesverband vor. </text:p>
          </table:table-cell>
          <table:table-cell table:style-name="ce3" office:value-type="string" calcext:value-type="string">
            <text:p>Es ist notwendig und bei der bisherigen Beauftragung passiert nicht viel, daher sollten weitere Beauftragte hinzukommen. </text:p>
          </table:table-cell>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40">
          <table:table-cell office:value-type="float" office:value="2014" calcext:value-type="float">
            <text:p>2014</text:p>
          </table:table-cell>
          <table:table-cell office:value-type="float" office:value="8" calcext:value-type="float">
            <text:p>8</text:p>
          </table:table-cell>
          <table:table-cell office:value-type="float" office:value="3" calcext:value-type="float">
            <text:p>3</text:p>
          </table:table-cell>
          <table:table-cell office:value-type="float" office:value="7" calcext:value-type="float">
            <text:p>7</text:p>
          </table:table-cell>
          <table:table-cell table:style-name="Default" office:value-type="string" calcext:value-type="string">
            <text:p>Ausschreibung Beauftragung Fundraising</text:p>
          </table:table-cell>
          <table:table-cell table:style-name="Default" office:value-type="string" calcext:value-type="string">
            <text:p/>
            <text:p/>
            <text:p>Aufgabenbeschreibung:</text:p>
            <text:p/>
            <text:p>Als Beauftragte* für Fundraising wird es deine Aufgabe sein, zusammen im Team eine Infrastruktur für das Sammeln von Spenden aufzubauen, geile Aktionen zu planen, finanzielle Mittel einzuwerben und damit dazu beizutragen, dass der Landesverband seine politische Arbeit fortsetzen kann und mit einem dicken Polster in die nächste Wahl zum AGH zieht.</text:p>
            <text:p/>
            <text:p>Aufgaben:</text:p>
            <text:p/>
            <text:p><text:s text:c="4"/>Aufbau der Infrastruktur (Online und Offline)</text:p>
            <text:p><text:s text:c="4"/>Spenderdatenbank (Daten nach PartG)</text:p>
            <text:p><text:s text:c="4"/>Dokumentation des Systems und der Programme, sowie der Abläufe</text:p>
            <text:p><text:s text:c="4"/>Zahlungsmethoden prüfen und einbinden (Offline, Online &amp; Hybrid)</text:p>
            <text:p><text:s text:c="4"/>Regelmäßige Treffen, Online und Offline</text:p>
            <text:p><text:s text:c="4"/>Schnittstellen zur automatisierten Buchung der Spenden in SAGE</text:p>
            <text:p><text:s text:c="4"/>Allgemeine Dokumentation der Fundraisingstruktur</text:p>
            <text:p><text:s text:c="4"/>Vertretungsregelungen</text:p>
            <text:p><text:s text:c="4"/>Übergaberegelung</text:p>
            <text:p><text:s text:c="4"/>Zugriffrechteverwaltung</text:p>
            <text:p><text:s text:c="4"/>Organisation, Verantwortungsbereiche und Datenschutz</text:p>
            <text:p><text:s text:c="4"/>Installation und Freigabe von Software und Dokumenten</text:p>
            <text:p><text:s text:c="4"/>Zweck, Freigabe und Einsatz von Dokumenten</text:p>
            <text:p><text:s text:c="4"/>Arbeitsanleitung für Arbeitsbereiche</text:p>
            <text:p><text:s text:c="4"/>Notfallregelungen, "Pleiten, Pech &amp; Pannen" </text:p>
            <text:p><text:s text:c="4"/>Zufriedenheitsmanagment</text:p>
            <text:p><text:s text:c="4"/>Kultur des Dankes</text:p>
            <text:p><text:s text:c="4"/>Beschwerdensystem</text:p>
            <text:p><text:s text:c="4"/>Kritiksystem mit Dokumentation der Veränderungen</text:p>
            <text:p><text:s text:c="4"/>Wissenstransfer innerhalb der Partei</text:p>
            <text:p><text:s text:c="4"/>Zusammenarbeit mit Buchhaltung, Mitgliederverwaltung &amp; PShop</text:p>
            <text:p><text:s text:c="4"/>Absprache mit allen anderen Servicegruppen</text:p>
            <text:p><text:s text:c="4"/>Diskussion zur Entwicklung und Weiterentwicklung eines</text:p>
            <text:p><text:s text:c="4"/>Fundraisingstandard</text:p>
            <text:p/>
            <text:p>Anforderungen:</text:p>
            <text:p/>
            <text:p><text:s text:c="4"/>idealerweise Erfahrungen im Fundraising, Marketing oder in der Großkundenbetreuung</text:p>
            <text:p><text:s text:c="4"/>zu deinen Stärken zählt eine strukturierte, sorgfältige und pragmatische Arbeitsweise</text:p>
            <text:p><text:s text:c="4"/>du bist kommunikativ, trittst souverän und professionell auf und triffst bei den unterschiedlichsten Zielgruppen den richtigen Ton (mündlich und schriftlich)</text:p>
            <text:p><text:s text:c="4"/>ausgezeichnete Kenntnisse im Deutschen sowie gute Englischkenntnisse</text:p>
            <text:p><text:s text:c="4"/>du hast kreative Ideen und zeigst hohe Einsatzbereitschaft</text:p>
            <text:p><text:s text:c="4"/>du bringst ein hohes Maß an Diskretion mit</text:p>
            <text:p><text:s text:c="4"/>du arbeitest gerne im Team</text:p>
            <text:p><text:s text:c="4"/>du bist vertraut mit den gängigen Office Anwendungen, Internet und Datenbanken</text:p>
            <text:p/>
            <text:p>Art &amp; Dauer:</text:p>
            <text:p/>
            <text:p><text:s text:c="4"/>ehrenamtlich</text:p>
            <text:p><text:s text:c="4"/>31.3.2016</text:p>
            <text:p><text:s text:c="4"/>Aufwand zu Beginn sicher ca. 5 Stunden pro Woche, danach wesentlich weniger</text:p>
            <text:p/>
            <text:p>Ziel:</text:p>
            <text:p/>
            <text:p>Verbesserung der Finanzlage des Landesverbandes um Mittel für politische Arbeit, Bildung und Aktionen bereitstellen zu können, sowie die Ansammlung von 1 Mio Eur für die nächste AGH Wahl.</text:p>
            <text:p/>
            <text:p>Zuständiger Geschäftsbereich:</text:p>
            <text:p/>
            <text:p>Finanzen</text:p>
            <text:p/>
            <text:p>Verantwortlich im Landesvorstand:</text:p>
            <text:p/>
            <text:p>Michael Karek &amp; Lars Hohl</text:p>
            <text:p/>
            <text:p>Notwendige Arbeitsmittel:</text:p>
            <text:p/>
            <text:p>Es obliegt dem Team eine Roadmap aufzustellen, sowie der dazu notwendigen Arbeitsmittel und diese in einem gesonderten Antrag einzureichen.</text:p>
            <text:p/>
            <text:p>Ende der Beauftragung:</text:p>
            <text:p/>
            <text:p>Beauftragungen enden immer mit Niederlegung, durch zeitliche Definition, durch Beendigung durch den Landesvorstand oder zum 31.03 des darauffolgenden Kalenderjahres.</text:p>
            <text:p/>
            <text:p>Pflicht zur Dokumentation:</text:p>
            <text:p/>
            <text:p>Wird anhand der Spendenkampagnen, der Tickets und dem Spendeneingang prüfbar und gewährleistet. Nach 3 sowie nach 6 Monaten stellen der/die Beauftragten ihre Ergebnisse dem Landesverband vor. </text:p>
          </table:table-cell>
          <table:table-cell office:value-type="string" calcext:value-type="string">
            <text:p>Für viele notwendige und viele geile Dinge sind schlicht keine Mittel da, auch benötigen wir finanzielle Mittel für die Wahl zum nächsten AGH Berlin. Diese Probleme sollen mit einem Fundraisingteam angegangen werden. </text:p>
          </table:table-cell>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41">
          <table:table-cell office:value-type="float" office:value="2014" calcext:value-type="float">
            <text:p>2014</text:p>
          </table:table-cell>
          <table:table-cell office:value-type="float" office:value="8" calcext:value-type="float">
            <text:p>8</text:p>
          </table:table-cell>
          <table:table-cell office:value-type="float" office:value="3" calcext:value-type="float">
            <text:p>3</text:p>
          </table:table-cell>
          <table:table-cell office:value-type="float" office:value="8" calcext:value-type="float">
            <text:p>8</text:p>
          </table:table-cell>
          <table:table-cell table:style-name="Default" office:value-type="string" calcext:value-type="string">
            <text:p>Beauftragung Buchhaltung</text:p>
          </table:table-cell>
          <table:table-cell table:style-name="Default" office:value-type="string" calcext:value-type="string">
            <text:p>Aufgabenbeschreibung:</text:p>
            <text:p/>
            <text:p>Zur Verstärkung unseres Schatzmeisterteams suchen wir zum nächstmöglichen Zeitpunkt ein*e Mitarbeiter*in in der Buchhaltung.</text:p>
            <text:p/>
            <text:p>Aufgaben:</text:p>
            <text:p/>
            <text:p><text:s text:c="4"/>Bearbeitung, Kontierung und Buchung der Rechnungen und Belege</text:p>
            <text:p><text:s text:c="4"/>Erstellung von Zahlungsvorschlagslisten</text:p>
            <text:p><text:s text:c="4"/>Bearbeitung von Tickets</text:p>
            <text:p><text:s text:c="4"/>Kontrolle von eingereichten Unterlagen</text:p>
            <text:p><text:s text:c="4"/>Wochenreport</text:p>
            <text:p/>
            <text:p>Anforderungen:</text:p>
            <text:p/>
            <text:p><text:s text:c="4"/>ein hohes Maß an Zahlenverständnis</text:p>
            <text:p><text:s text:c="4"/>prozessorientierte Arbeitsweise</text:p>
            <text:p><text:s text:c="4"/>Teamfähigkeit, rasche Auffassungsgabe und Selbstständigkeit</text:p>
            <text:p><text:s text:c="4"/>gute kommunikative Fähigkeiten (in Wort und Schrift)</text:p>
            <text:p/>
            <text:p>Art &amp; Dauer:</text:p>
            <text:p/>
            <text:p><text:s text:c="4"/>ehrenamtlich</text:p>
            <text:p><text:s text:c="4"/>31.3.2016</text:p>
            <text:p><text:s text:c="4"/>Aufwand ca. 3 Stunden pro Woche</text:p>
            <text:p/>
            <text:p>Ziel:</text:p>
            <text:p/>
            <text:p>Eine kontinuierliche Buchhaltung sowie ein zeitnaher Versand von Spendenbescheinigungen.</text:p>
            <text:p/>
            <text:p>Zuständiger Geschäftsbereich:</text:p>
            <text:p/>
            <text:p>Finanzen</text:p>
            <text:p/>
            <text:p>Verantwortlich im Landesvorstand:</text:p>
            <text:p/>
            <text:p>Michael Karek &amp; Lars Hohl</text:p>
            <text:p/>
            <text:p>Notwendige Arbeitsmittel:</text:p>
            <text:p/>
            <text:p><text:s text:c="4"/>DSV</text:p>
            <text:p><text:s text:c="4"/>DMS</text:p>
            <text:p><text:s text:c="4"/>Pirapay</text:p>
            <text:p><text:s text:c="4"/>StarMoney</text:p>
            <text:p><text:s text:c="4"/>BeSager</text:p>
            <text:p><text:s text:c="4"/>VPN Berlin</text:p>
            <text:p/>
            <text:p>Ende der Beauftragung:</text:p>
            <text:p/>
            <text:p>Beauftragungen enden immer mit Niederlegung, durch zeitliche Definition, durch Beendigung durch den Landesvorstand oder zum 31.03 des darauffolgenden Kalenderjahres.</text:p>
            <text:p/>
            <text:p>Pflicht zur Dokumentation:</text:p>
            <text:p/>
            <text:p>Wird anhand des Buchungsstandes und der Tickets prüfbar und gewährleistet, es erfolgt ein wöchentlicher Statusbericht an den Vorstand. Nach 3 sowie nach 6 Monaten stellen der/die Beauftragten ihre Ergebnisse dem Landesverband vor.</text:p>
            <text:p/>
            <text:p/>
          </table:table-cell>
          <table:table-cell office:value-type="string" calcext:value-type="string">
            <text:p>Um eine kontinuierliche Buchhaltung zu gewährleisten, benötigt der Schatzmeister eine Entlastung in diesem Bereich. </text:p>
          </table:table-cell>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21">
          <table:table-cell office:value-type="float" office:value="2014" calcext:value-type="float">
            <text:p>2014</text:p>
          </table:table-cell>
          <table:table-cell office:value-type="float" office:value="8" calcext:value-type="float">
            <text:p>8</text:p>
          </table:table-cell>
          <table:table-cell office:value-type="float" office:value="3" calcext:value-type="float">
            <text:p>3</text:p>
          </table:table-cell>
          <table:table-cell office:value-type="float" office:value="9" calcext:value-type="float">
            <text:p>9</text:p>
          </table:table-cell>
          <table:table-cell office:value-type="string" calcext:value-type="string">
            <text:p>Vorstandssitzungen am 1. und 3. Sonntag jeden Monats</text:p>
          </table:table-cell>
          <table:table-cell office:value-type="string" calcext:value-type="string">
            <text:p>Der Landesvorstand tritt zusätzlich zum bestehenden Turnus auch noch am 3. Sonntag jeden Monats zu einem informellen öffentlichen Arbeitstreffen in der p9a zusammen. </text:p>
          </table:table-cell>
          <table:table-cell office:value-type="string" calcext:value-type="string">
            <text:p>Mit dem derzeitigen Turnus kann der Vorstand sich bei wichtigen Themen nicht zeitnah positionieren. Ausserdem kann ein kürzeres Intervall für mehr Kontinuität sorgen, da man die vorherige Sitzung noch präsenter hat. </text:p>
          </table:table-cell>
          <table:table-cell office:value-type="string" calcext:value-type="string">
            <text:p>sebastian</text:p>
          </table:table-cell>
          <table:table-cell office:value-type="string" calcext:value-type="string">
            <text:p>Ingo, Pupe(+Christopher) Denis, Marcel (+Gregor)</text:p>
          </table:table-cell>
          <table:table-cell/>
          <table:table-cell office:value-type="string" calcext:value-type="string">
            <text:p>Sebastian, Michael</text:p>
          </table:table-cell>
          <table:table-cell office:value-type="string" calcext:value-type="string">
            <text:p>angenommen</text:p>
          </table:table-cell>
          <table:table-cell office:value-type="string" calcext:value-type="string">
            <text:p>.</text:p>
          </table:table-cell>
        </table:table-row>
        <table:table-row table:style-name="ro19">
          <table:table-cell office:value-type="float" office:value="2014" calcext:value-type="float">
            <text:p>2014</text:p>
          </table:table-cell>
          <table:table-cell office:value-type="float" office:value="8" calcext:value-type="float">
            <text:p>8</text:p>
          </table:table-cell>
          <table:table-cell office:value-type="float" office:value="3" calcext:value-type="float">
            <text:p>3</text:p>
          </table:table-cell>
          <table:table-cell office:value-type="float" office:value="10" calcext:value-type="float">
            <text:p>10</text:p>
          </table:table-cell>
          <table:table-cell office:value-type="string" calcext:value-type="string">
            <text:p>Teilfinanzierung der Teilnahme an der Hanfparade 2014</text:p>
          </table:table-cell>
          <table:table-cell office:value-type="string" calcext:value-type="string">
            <text:p>Zur Finanzierung der Teilnahme an der diesjährigen Hanfparade werden 500 EURO bereitgestellt. </text:p>
          </table:table-cell>
          <table:table-cell office:value-type="string" calcext:value-type="string">
            <text:p>Die Hanfparade wird von uns bereits offiziell unterstützt. Es arbeiten bereits seit längerem Menschen an der Organisation der Demo-Teilnahme. Die Teilnahme wird gemeinsam mit einigen Bezirken finanziert werden. Das Geld ist nach Auskunft des Schatzmeisters vorhanden. </text:p>
          </table:table-cell>
          <table:table-cell office:value-type="string" calcext:value-type="string">
            <text:p>Ingo</text:p>
          </table:table-cell>
          <table:table-cell table:number-columns-repeated="3"/>
          <table:table-cell office:value-type="string" calcext:value-type="string">
            <text:p>zurückgezogen</text:p>
          </table:table-cell>
          <table:table-cell office:value-type="string" calcext:value-type="string">
            <text:p>.</text:p>
          </table:table-cell>
        </table:table-row>
        <table:table-row table:style-name="ro14">
          <table:table-cell office:value-type="float" office:value="2014" calcext:value-type="float">
            <text:p>2014</text:p>
          </table:table-cell>
          <table:table-cell office:value-type="float" office:value="9" calcext:value-type="float">
            <text:p>9</text:p>
          </table:table-cell>
          <table:table-cell office:value-type="float" office:value="7" calcext:value-type="float">
            <text:p>7</text:p>
          </table:table-cell>
          <table:table-cell office:value-type="float" office:value="1" calcext:value-type="float">
            <text:p>1</text:p>
          </table:table-cell>
          <table:table-cell office:value-type="string" calcext:value-type="string">
            <text:p>Workflowmanagement mit lavobe-Pad</text:p>
          </table:table-cell>
          <table:table-cell office:value-type="string" calcext:value-type="string">
            <text:p>Zum Workflowmanagement wird das Pad <text:a xlink:href="https://lavobe.piratenpad.de/Aufgabentracker" xlink:type="simple">https://lavobe.piratenpad.de/Aufgabentracker</text:a> verwendet </text:p>
          </table:table-cell>
          <table:table-cell office:value-type="string" calcext:value-type="string">
            <text:p>Eine komplexe Lösung wie Redmine oder OTRS hat einen Overhead, der für die Anzahl an Tickets, die aus Vorstandssitzungen entstehen, nicht gerechtfertigt ist. </text:p>
          </table:table-cell>
          <table:table-cell office:value-type="string" calcext:value-type="string">
            <text:p>sebastian</text:p>
          </table:table-cell>
          <table:table-cell table:number-columns-repeated="3"/>
          <table:table-cell office:value-type="string" calcext:value-type="string">
            <text:p>vertagt</text:p>
          </table:table-cell>
          <table:table-cell office:value-type="string" calcext:value-type="string">
            <text:p>.</text:p>
          </table:table-cell>
        </table:table-row>
        <table:table-row table:style-name="ro32">
          <table:table-cell office:value-type="float" office:value="2014" calcext:value-type="float">
            <text:p>2014</text:p>
          </table:table-cell>
          <table:table-cell office:value-type="float" office:value="9" calcext:value-type="float">
            <text:p>9</text:p>
          </table:table-cell>
          <table:table-cell office:value-type="float" office:value="7" calcext:value-type="float">
            <text:p>7</text:p>
          </table:table-cell>
          <table:table-cell office:value-type="float" office:value="2" calcext:value-type="float">
            <text:p>2</text:p>
          </table:table-cell>
          <table:table-cell table:style-name="Default" office:value-type="string" calcext:value-type="string">
            <text:p>Workflowmanagement mit Trello</text:p>
          </table:table-cell>
          <table:table-cell office:value-type="string" calcext:value-type="string">
            <text:p>Zum Workflowmanagement wird das Tool Trello, und hier das LaVoBe-Board <text:a xlink:href="https://trello.com/b/4cdNYv6O/lavobe" xlink:type="simple">https://trello.com/b/4cdNYv6O/lavobe</text:a> verwendet. </text:p>
          </table:table-cell>
          <table:table-cell office:value-type="string" calcext:value-type="string">
            <text:p>Eine komplexe Lösung wie Redmine oder OTRS hat einen Overhead, der für die Anzahl an Tickets, die aus Vorstandssitzungen entstehen, nicht gerechtfertigt ist. Pads sind aber auch keine geeignete Lösung zum (langfristigen) Tracken von Aufgaben. Trello bietet ein einfaches Interface zum Tracken von Aufgaben, inkl. Zuweisung an einzelne oder mehrere Personen, Mailbenachrichtigungen, etc. </text:p>
          </table:table-cell>
          <table:table-cell office:value-type="string" calcext:value-type="string">
            <text:p>Marcel</text:p>
          </table:table-cell>
          <table:table-cell table:number-columns-repeated="3"/>
          <table:table-cell office:value-type="string" calcext:value-type="string">
            <text:p>vertagt</text:p>
          </table:table-cell>
          <table:table-cell office:value-type="string" calcext:value-type="string">
            <text:p>.</text:p>
          </table:table-cell>
        </table:table-row>
        <table:table-row table:style-name="ro19">
          <table:table-cell office:value-type="float" office:value="2014" calcext:value-type="float">
            <text:p>2014</text:p>
          </table:table-cell>
          <table:table-cell office:value-type="float" office:value="9" calcext:value-type="float">
            <text:p>9</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Antrag auf finanz. Unterstützung Demo Glücklich ohne Überwachung</text:p>
          </table:table-cell>
          <table:table-cell office:value-type="string" calcext:value-type="string">
            <text:p>Hiermit beantrage ich, dass der LV Berlin mit der Summe 100€ die Demo "Glücklich ohne Überwachung" am 01.11.2014 in Frankfurt am Main unterstützt. <text:a xlink:href="https://support.piratenpartei.de/otrs/index.pl?Action=AgentTicketZoom;TicketID=159288" xlink:type="simple">https://support.piratenpartei.de/otrs/index.pl?Action=AgentTicketZoom;TicketID=159288</text:a></text:p>
          </table:table-cell>
          <table:table-cell table:style-name="Default" office:value-type="string" calcext:value-type="string">
            <text:p/>
            <text:p><text:s text:c="4"/>Nähere Infos zur Demo unter: http://www.gluecklich-ohne-ueberwachung.de/index.php/home.html</text:p>
            <text:p><text:s text:c="4"/>Antragsteller hat alle LV´s angeschrieben und keine Summe vorgegeben.</text:p>
            <text:p><text:s text:c="4"/>Der Landesvorstand hat sich für den Antrag auf 100€ geeinigt.</text:p>
            <text:p/>
            <text:p/>
            <text:p/>
          </table:table-cell>
          <table:table-cell office:value-type="string" calcext:value-type="string">
            <text:p>Michael Behrendt</text:p>
          </table:table-cell>
          <table:table-cell office:value-type="string" calcext:value-type="string">
            <text:p>Denis (+Pupe)</text:p>
          </table:table-cell>
          <table:table-cell office:value-type="string" calcext:value-type="string">
            <text:p>Marcel</text:p>
          </table:table-cell>
          <table:table-cell office:value-type="string" calcext:value-type="string">
            <text:p>Gregor (+Sebastian), Michael</text:p>
          </table:table-cell>
          <table:table-cell office:value-type="string" calcext:value-type="string">
            <text:p>angenommen</text:p>
          </table:table-cell>
          <table:table-cell office:value-type="string" calcext:value-type="string">
            <text:p>.</text:p>
          </table:table-cell>
        </table:table-row>
        <table:table-row table:style-name="ro13">
          <table:table-cell office:value-type="float" office:value="2014" calcext:value-type="float">
            <text:p>2014</text:p>
          </table:table-cell>
          <table:table-cell office:value-type="float" office:value="9" calcext:value-type="float">
            <text:p>9</text:p>
          </table:table-cell>
          <table:table-cell office:value-type="float" office:value="7" calcext:value-type="float">
            <text:p>7</text:p>
          </table:table-cell>
          <table:table-cell office:value-type="float" office:value="4" calcext:value-type="float">
            <text:p>4</text:p>
          </table:table-cell>
          <table:table-cell office:value-type="string" calcext:value-type="string">
            <text:p>Lebenszyklus Geschäftsbereiche</text:p>
          </table:table-cell>
          <table:table-cell office:value-type="string" calcext:value-type="string">
            <text:p>Folgendes Konzept wird beschlossen: <text:a xlink:href="https://lavobe.piratenpad.de/20140131" xlink:type="simple">https://lavobe.piratenpad.de/20140131</text:a> </text:p>
          </table:table-cell>
          <table:table-cell office:value-type="string" calcext:value-type="string">
            <text:p>Auftrag aus Lavosi <text:a xlink:href="https://lavobe.piratenpad.de/VoSi-18052014" xlink:type="simple">https://lavobe.piratenpad.de/VoSi-18052014</text:a> </text:p>
          </table:table-cell>
          <table:table-cell office:value-type="string" calcext:value-type="string">
            <text:p>Pupe</text:p>
          </table:table-cell>
          <table:table-cell office:value-type="string" calcext:value-type="string">
            <text:p>Marcel, Denis (+Pupe), Gregor (+Sebastian), </text:p>
          </table:table-cell>
          <table:table-cell/>
          <table:table-cell office:value-type="string" calcext:value-type="string">
            <text:p>Michael</text:p>
          </table:table-cell>
          <table:table-cell office:value-type="string" calcext:value-type="string">
            <text:p>angenommen</text:p>
          </table:table-cell>
          <table:table-cell office:value-type="string" calcext:value-type="string">
            <text:p>.</text:p>
          </table:table-cell>
        </table:table-row>
        <table:table-row table:style-name="ro35">
          <table:table-cell office:value-type="float" office:value="2014" calcext:value-type="float">
            <text:p>2014</text:p>
          </table:table-cell>
          <table:table-cell office:value-type="float" office:value="9" calcext:value-type="float">
            <text:p>9</text:p>
          </table:table-cell>
          <table:table-cell office:value-type="float" office:value="7" calcext:value-type="float">
            <text:p>7</text:p>
          </table:table-cell>
          <table:table-cell office:value-type="float" office:value="5" calcext:value-type="float">
            <text:p>5</text:p>
          </table:table-cell>
          <table:table-cell office:value-type="string" calcext:value-type="string">
            <text:p>Antrag auf Beschluss zur Unterstützung des OptOutDay 2014</text:p>
          </table:table-cell>
          <table:table-cell office:value-type="string" calcext:value-type="string">
            <text:p>Der Landesvorstand beschließt, den OptOutDay der Piraten am 11.10.2014 zu unterstützen. Informationen finden sich unter <text:a xlink:href="http://www.optoutday.de/" xlink:type="simple">http://www.optoutday.de</text:a>. Infomaterial wie Flyer und Plakate als Kundenstopper stellt der Bund für Infostände kostenfrei zur Verfügung. </text:p>
          </table:table-cell>
          <table:table-cell table:style-name="Default" office:value-type="string" calcext:value-type="string">
            <text:p>Für diesen Tag sind bundesweit Infostände geplant. Da am selben Datum auch internationaler Aktionstag TTIP und weltweiter Aktionstag gegen Fracking "Global Frackdown" ist gibt es also viele Gründe, auf die Straße zu gehen.</text:p>
            <text:p/>
            <text:p>Wir möchten euch bitten, den OptOutDay am 11.10.2014 in eurem Verband zu verbreiten und zu unterstützen. Über viele Infostände bundesweit würden wir uns freuen. Am 11.10. ist auch internationaler Aktionstag TTIP und weltweiter Aktionstag gegen Fracking "Global Frackdown", also gibt es viele Gründe, auf die Straße zu gehen.</text:p>
            <text:p/>
            <text:p>Die Website ist noch in der Entwicklung. Flyer und Plakate werden zur Zeit entworfen und können dann von den Untergliederungen kostenfrei bestellt werden so lange der Vorrat reicht.</text:p>
            <text:p/>
            <text:p>Am 01.10. wird es im Mumble einen Infoabend geben, wo Fragen zu OptOut und zum neuen Meldegesetzt gestellt werden können. Bitte verbreitet auch diesen Termin:</text:p>
            <text:p/>
            <text:p>01.10.2014 20:00 Uhr im Dicken Engel mit Stefen Körner und Patrick Breyer</text:p>
            <text:p/>
            <text:p>Das nächste Orgatreffen zum OptOutDay ist am 17.09.2014 um 20:00 Uhr im Mumble (Raum AG Datenschutz)</text:p>
            <text:p/>
            <text:p>https://support.piratenpartei.de/otrs/index.pl?Action=AgentTicketZoom;TicketID=160143</text:p>
            <text:p/>
            <text:p/>
          </table:table-cell>
          <table:table-cell office:value-type="string" calcext:value-type="string">
            <text:p>Stefan Körner</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6">
          <table:table-cell office:value-type="float" office:value="2014" calcext:value-type="float">
            <text:p>2014</text:p>
          </table:table-cell>
          <table:table-cell office:value-type="float" office:value="9" calcext:value-type="float">
            <text:p>9</text:p>
          </table:table-cell>
          <table:table-cell office:value-type="float" office:value="7" calcext:value-type="float">
            <text:p>7</text:p>
          </table:table-cell>
          <table:table-cell office:value-type="float" office:value="6" calcext:value-type="float">
            <text:p>6</text:p>
          </table:table-cell>
          <table:table-cell office:value-type="string" calcext:value-type="string">
            <text:p>Liquid Democracy im Haushaltsplan</text:p>
          </table:table-cell>
          <table:table-cell table:style-name="Default" office:value-type="string" calcext:value-type="string">
            <text:p>Der Landesvorstand möge beschließen, den Bereich Liquid Democracy als feste Größe im Haushaltsplan abzubilden. Hierfür wird eine Budgetsumme von 500€/p.m. im Haushaltsplan eingetragen und zur Verfügung gestellt.</text:p>
            <text:p/>
            <text:p>Sollte das zur Verfügung gestellte Budget in einem Kalenderjahr nicht voll benutzt werden, überträgt der Landesvorstand die nicht benutzten finanziellen Mittel in das Budget für Liquid Democracy des darauffolgenden Kalenderjahres. Eine Querverwendung ist nicht erlaubt. Das Budget wird für den Betrieb und die Bereitstellung des Grundbetriebes der verwendeten Systeme verwendet.</text:p>
            <text:p/>
            <text:p/>
          </table:table-cell>
          <table:table-cell table:style-name="Default" office:value-type="string" calcext:value-type="string">
            <text:p>Die sich dem Vorstand darstellende Situation mündet in diesen Antrag. Im GB Liquid Democracy sind sowohl die von uns betreute Plattform lqpp.de, als auch die zu betreibende Ständige Mitgliederversammlung angesiedelt. Allein die SMV ersetzt einen Präsenz-Parteitag. Sie kostet jedoch auch Geld. Geld, das fest im Budget integriert sein muss.</text:p>
            <text:p/>
            <text:p>Weiterhin sollen die Gelder in dem Budget, sofern dies zum Beispiel auch durch zusätzliche Spendeneinnahmen, ermöglicht wird, für Miniprojekte, Betreuung und Entwicklung des Geschäftsbereichs Liquid Democracy benutzt werden.</text:p>
            <text:p/>
            <text:p>Traurig aber wahr: Allein über ehrenamtliches Engagement wird der Bereich nicht mehr zufriedenstellend betreut werden können, als auch keine Entwicklung stattfinden.</text:p>
            <text:p/>
            <text:p>Der Vorstand arbeitet an Landesverbands-übergreifender Kooperation zur Kostenteilung.</text:p>
            <text:p/>
            <text:p/>
          </table:table-cell>
          <table:table-cell office:value-type="string" calcext:value-type="string">
            <text:p>Denis</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42">
          <table:table-cell office:value-type="float" office:value="2014" calcext:value-type="float">
            <text:p>2014</text:p>
          </table:table-cell>
          <table:table-cell office:value-type="float" office:value="9" calcext:value-type="float">
            <text:p>9</text:p>
          </table:table-cell>
          <table:table-cell office:value-type="float" office:value="21" calcext:value-type="float">
            <text:p>21</text:p>
          </table:table-cell>
          <table:table-cell office:value-type="float" office:value="1" calcext:value-type="float">
            <text:p>1</text:p>
          </table:table-cell>
          <table:table-cell table:style-name="ce4" office:value-type="string" calcext:value-type="string">
            <text:p>Benennung einer kommissarischen Vertretung für den*die Landesvorsitzende*n</text:p>
          </table:table-cell>
          <table:table-cell table:style-name="ce3" office:value-type="string" calcext:value-type="string">
            <text:p>dP: Er wird den Vorsitz und Orga bis zur Neuwahl einer/eines Vorsitzende*n auf der nächsten LMVB übernehmen </text:p>
          </table:table-cell>
          <table:table-cell table:style-name="Default"/>
          <table:table-cell office:value-type="string" calcext:value-type="string">
            <text:p>lavo</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43">
          <table:table-cell office:value-type="float" office:value="2014" calcext:value-type="float">
            <text:p>2014</text:p>
          </table:table-cell>
          <table:table-cell office:value-type="float" office:value="9" calcext:value-type="float">
            <text:p>9</text:p>
          </table:table-cell>
          <table:table-cell office:value-type="float" office:value="21" calcext:value-type="float">
            <text:p>21</text:p>
          </table:table-cell>
          <table:table-cell office:value-type="float" office:value="2" calcext:value-type="float">
            <text:p>2</text:p>
          </table:table-cell>
          <table:table-cell table:style-name="ce4" office:value-type="string" calcext:value-type="string">
            <text:p>Benennung einer verantwortlichen Person für den Geschäftsbereich Presse und ggf. dessen Stellvertretung</text:p>
          </table:table-cell>
          <table:table-cell table:style-name="ce3" office:value-type="string" calcext:value-type="string">
            <text:p>Gregor: Er wird den Geschäftsbereich bis zur Neubesetzung des Geschäftsbereich übernehmen </text:p>
          </table:table-cell>
          <table:table-cell table:style-name="Default"/>
          <table:table-cell office:value-type="string" calcext:value-type="string">
            <text:p>lavo</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44">
          <table:table-cell office:value-type="float" office:value="2014" calcext:value-type="float">
            <text:p>2014</text:p>
          </table:table-cell>
          <table:table-cell office:value-type="float" office:value="9" calcext:value-type="float">
            <text:p>9</text:p>
          </table:table-cell>
          <table:table-cell office:value-type="float" office:value="21" calcext:value-type="float">
            <text:p>21</text:p>
          </table:table-cell>
          <table:table-cell office:value-type="float" office:value="3" calcext:value-type="float">
            <text:p>3</text:p>
          </table:table-cell>
          <table:table-cell table:style-name="ce4" office:value-type="string" calcext:value-type="string">
            <text:p>Benennung einer verantwortlichen Person für die vom ehemaligen Vorsitzenden übernommenen Aufgaben (konkret: Spendenkampagne)</text:p>
          </table:table-cell>
          <table:table-cell table:style-name="Default" office:value-type="string" calcext:value-type="string">
            <text:p>Sebastian wird dies übernehmen</text:p>
          </table:table-cell>
          <table:table-cell table:style-name="Default"/>
          <table:table-cell/>
          <table:table-cell office:value-type="string" calcext:value-type="string">
            <text:p>alle ausser Sebastian</text:p>
          </table:table-cell>
          <table:table-cell/>
          <table:table-cell office:value-type="string" calcext:value-type="string">
            <text:p>Sebastian <text:s/></text:p>
          </table:table-cell>
          <table:table-cell office:value-type="string" calcext:value-type="string">
            <text:p>angenommen</text:p>
          </table:table-cell>
          <table:table-cell office:value-type="string" calcext:value-type="string">
            <text:p>.</text:p>
          </table:table-cell>
        </table:table-row>
        <table:table-row table:style-name="ro45">
          <table:table-cell office:value-type="float" office:value="2014" calcext:value-type="float">
            <text:p>2014</text:p>
          </table:table-cell>
          <table:table-cell office:value-type="float" office:value="9" calcext:value-type="float">
            <text:p>9</text:p>
          </table:table-cell>
          <table:table-cell office:value-type="float" office:value="21" calcext:value-type="float">
            <text:p>21</text:p>
          </table:table-cell>
          <table:table-cell office:value-type="float" office:value="4" calcext:value-type="float">
            <text:p>4</text:p>
          </table:table-cell>
          <table:table-cell table:style-name="ce4" office:value-type="string" calcext:value-type="string">
            <text:p>Benennung einer kommissarischen Vertretung für den*die Schatzmeister*in nach dem 31.10.14 und ggf. dessen Stellvertretung</text:p>
          </table:table-cell>
          <table:table-cell table:style-name="Default" office:value-type="string" calcext:value-type="string">
            <text:p>Sebastian wird dies übernehmen</text:p>
          </table:table-cell>
          <table:table-cell table:style-name="Default"/>
          <table:table-cell/>
          <table:table-cell office:value-type="string" calcext:value-type="string">
            <text:p>alle ausser Sebastian</text:p>
          </table:table-cell>
          <table:table-cell/>
          <table:table-cell office:value-type="string" calcext:value-type="string">
            <text:p>Sebastian <text:s/></text:p>
          </table:table-cell>
          <table:table-cell office:value-type="string" calcext:value-type="string">
            <text:p>angenommen</text:p>
          </table:table-cell>
          <table:table-cell office:value-type="string" calcext:value-type="string">
            <text:p>.</text:p>
          </table:table-cell>
        </table:table-row>
        <table:table-row table:style-name="ro13">
          <table:table-cell office:value-type="float" office:value="2014" calcext:value-type="float">
            <text:p>2014</text:p>
          </table:table-cell>
          <table:table-cell office:value-type="float" office:value="9" calcext:value-type="float">
            <text:p>9</text:p>
          </table:table-cell>
          <table:table-cell office:value-type="float" office:value="21" calcext:value-type="float">
            <text:p>21</text:p>
          </table:table-cell>
          <table:table-cell office:value-type="float" office:value="5" calcext:value-type="float">
            <text:p>5</text:p>
          </table:table-cell>
          <table:table-cell table:style-name="Default" office:value-type="string" calcext:value-type="string">
            <text:p>Unterstützung von Forks</text:p>
          </table:table-cell>
          <table:table-cell office:value-type="string" calcext:value-type="string">
            <text:p>Der Vorstand möge beschließen, Mitglieder, welche Piraten-Parteien-Forks gründen wollen, aktiv zu unterstützen. </text:p>
          </table:table-cell>
          <table:table-cell table:style-name="Default"/>
          <table:table-cell office:value-type="string" calcext:value-type="string">
            <text:p>Lars Hohl</text:p>
          </table:table-cell>
          <table:table-cell table:number-columns-repeated="3"/>
          <table:table-cell office:value-type="string" calcext:value-type="string">
            <text:p>zurückgezogen</text:p>
          </table:table-cell>
          <table:table-cell office:value-type="string" calcext:value-type="string">
            <text:p>.</text:p>
          </table:table-cell>
        </table:table-row>
        <table:table-row table:style-name="ro46">
          <table:table-cell office:value-type="float" office:value="2014" calcext:value-type="float">
            <text:p>2014</text:p>
          </table:table-cell>
          <table:table-cell office:value-type="float" office:value="10" calcext:value-type="float">
            <text:p>10</text:p>
          </table:table-cell>
          <table:table-cell office:value-type="float" office:value="5" calcext:value-type="float">
            <text:p>5</text:p>
          </table:table-cell>
          <table:table-cell office:value-type="float" office:value="1" calcext:value-type="float">
            <text:p>1</text:p>
          </table:table-cell>
          <table:table-cell office:value-type="string" calcext:value-type="string">
            <text:p>Einladung zur LMVB</text:p>
          </table:table-cell>
          <table:table-cell table:style-name="Default" office:value-type="string" calcext:value-type="string">
            <text:p>&lt;Einladungstext Start&gt;</text:p>
            <text:p/>
            <text:p>Betreff: Einladung zur Landesmitgliederversammlung 2014.2</text:p>
            <text:p/>
            <text:p>Hallo #comp_name2#,</text:p>
            <text:p/>
            <text:p>Hiermit laden wir dich zur zweiten Landesmitgliederversammlung des Landesverbands Berlin der Piratenpartei Deutschland im Jahr 2014 ein.</text:p>
            <text:p/>
            <text:p>Tagungsort:</text:p>
            <text:p>Haus vom Neuen Deutschland</text:p>
            <text:p>Franz-Mehring-Platz 1</text:p>
            <text:p>10243 Berlin-Friedrichshain-Kreuzberg Berlin</text:p>
            <text:p/>
            <text:p>Tagungsdauer:</text:p>
            <text:p>Samstag, 15. November 2014 10:00 bis voraussichtlich 20:00 Uhr</text:p>
            <text:p>und</text:p>
            <text:p>Sonntag, 16. November 2014 voraussichtlich 10:00 bis 18:00 Uhr</text:p>
            <text:p/>
            <text:p>Akkreditierungsbeginn:</text:p>
            <text:p>Samstag, 15. November 2014 ab 9:00 Uhr Akkreditierung,</text:p>
            <text:p>Sonntag, 16. November 2014 15 min vor Versammlungsbeginn</text:p>
            <text:p>und während der Versammlung</text:p>
            <text:p/>
            <text:p>Vorläufige Tagesordnung:</text:p>
            <text:p/>
            <text:p>1. Begrüßung</text:p>
            <text:p>2. Wahl der Versammlungsämter</text:p>
            <text:p>3. Wahl der Rechnungsprüferinnen</text:p>
            <text:p>4. Abstimmung über die Wahl- und Geschäftsordnung</text:p>
            <text:p>5. Abstimmung über die weitere Tagesordnung</text:p>
            <text:p>6. Thematischer Schwerpunkt 1 - Akkreditierung zur SMV Berlin</text:p>
            <text:p>7. Wahl der Versammlungsleitung zur SMV Berlin</text:p>
            <text:p>8. Thematischer Schwerpunkt 2 - Eröffnung der SMV Berlin</text:p>
            <text:p>9. Rechenschaftsbericht, Entlastung und Verabschiedung des bish. Schatzmeisters</text:p>
            <text:p>10. Aussprache und Anträge zur Zusammensetzung und Ausrichtung des neuen Landesvorstands</text:p>
            <text:p>11. Neuwahl der Vorsitzenden und der Schatzmeisterin</text:p>
            <text:p>12. Wahl zusätzlicher Beisitzer</text:p>
            <text:p>13. Nachwahl zum Landesschiedsgericht</text:p>
            <text:p>14. Neuwahl der Kassenprüferinnen</text:p>
            <text:p>15. Programmänderungsanträge</text:p>
            <text:p>16. Satzungsänderungsanträge</text:p>
            <text:p>17. Sonstige Anträge</text:p>
            <text:p>18. Schließen der Versammlung</text:p>
            <text:p/>
            <text:p>Über die endgültige Tagesordnung entscheidet die Landesmitgliederversammlung.</text:p>
            <text:p>Die Versammlung wird bei Bedarf von Samstag auf Sonntag vertagt.</text:p>
            <text:p/>
            <text:p>Als Mitglied bist du gegenüber der LMV antragsberechtigt.</text:p>
            <text:p>Anträge kannst du über einen der folgenden Wege einreichen: Per E-Mail an antragskommission@berlin.piratenpartei.de, per Post an Piratenpartei Deutschland Berlin, Pflugstraße 9a, 10115 Berlin, über das Antragsportal im Berliner Wiki http://wiki.piratenpartei.de/BE:Parteitag/2014.2/Antragskommission oder direkt auf der Versammlung beim Antragsbüro(Antrax).</text:p>
            <text:p/>
            <text:p>Um dich beim Parteitag als stimmberechtigt akkreditieren zu können, ist es erforderlich, dass du ein gültiges Ausweisdokument vorzeigen kannst, sowie alle Mitgliedsbeiträge vollständig entrichtet hast. Dein Mitgliedsausweis oder die Kenntnis deiner Mitgliedsnummer beschleunigt den Akkreditierungsvorgang. Es ist möglich, deinen Mitgliedsbeitrag auf der Versammlung in bar zu entrichten.</text:p>
            <text:p/>
            <text:p>Es wird die Möglichkeit zur Akkreditierung für die Ständige Mitgliederversammlung Berlin (SMV) und ebenso zum Basisentscheid der Bundespartei (BEO) geben. Wir kommen hiermit euren Beschlüssen nach und freuen uns darauf, gemeinsam mit euch, insofern alles klappt, die Eröffnung der SMV zu feiern.</text:p>
            <text:p/>
            <text:p>Wenn du in einem Team auf der LMV mithelfen möchtest, schreib dich bitte bei einer entsprechenden Position im Wiki ein. Wir würden uns sehr freuen, wenn du dazu beiträgst, dass die Versammlung ein Erfolg wird. http://wiki.piratenpartei.de/BE:Parteitag/2014.2/Helfende</text:p>
            <text:p/>
            <text:p>Bitte bringe davon unabhängig, ob du hilfst, wenn möglich Mehrfachsteckdosen und LAN-Kabel mit.</text:p>
            <text:p/>
            <text:p>Weiterführende Informationen werden im Wiki veröffentlicht. http://wiki.piratenpartei.de/BE:Parteitag/2014.2</text:p>
            <text:p/>
            <text:p>&lt;Einladungstext Ende&gt;</text:p>
            <text:p/>
            <text:p/>
          </table:table-cell>
          <table:table-cell table:style-name="Default"/>
          <table:table-cell office:value-type="string" calcext:value-type="string">
            <text:p>marcel</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14">
          <table:table-cell office:value-type="float" office:value="2014" calcext:value-type="float">
            <text:p>2014</text:p>
          </table:table-cell>
          <table:table-cell office:value-type="float" office:value="10" calcext:value-type="float">
            <text:p>10</text:p>
          </table:table-cell>
          <table:table-cell office:value-type="float" office:value="5" calcext:value-type="float">
            <text:p>5</text:p>
          </table:table-cell>
          <table:table-cell office:value-type="float" office:value="2" calcext:value-type="float">
            <text:p>2</text:p>
          </table:table-cell>
          <table:table-cell table:style-name="ce3" office:value-type="string" calcext:value-type="string">
            <text:p>Workflowmanagement mit lavobe-Pad</text:p>
          </table:table-cell>
          <table:table-cell table:style-name="Default"/>
          <table:table-cell office:value-type="string" calcext:value-type="string">
            <text:p>Eine komplexe Lösung wie Redmine oder OTRS hat einen Overhead, der für die Anzahl an Tickets, die aus Vorstandssitzungen entstehen, nicht gerechtfertigt ist.</text:p>
          </table:table-cell>
          <table:table-cell office:value-type="string" calcext:value-type="string">
            <text:p>sebastian</text:p>
          </table:table-cell>
          <table:table-cell table:number-columns-repeated="3"/>
          <table:table-cell office:value-type="string" calcext:value-type="string">
            <text:p>zurückgezogen</text:p>
          </table:table-cell>
          <table:table-cell office:value-type="string" calcext:value-type="string">
            <text:p>.</text:p>
          </table:table-cell>
        </table:table-row>
        <table:table-row table:style-name="ro32">
          <table:table-cell office:value-type="float" office:value="2014" calcext:value-type="float">
            <text:p>2014</text:p>
          </table:table-cell>
          <table:table-cell office:value-type="float" office:value="10" calcext:value-type="float">
            <text:p>10</text:p>
          </table:table-cell>
          <table:table-cell office:value-type="float" office:value="5" calcext:value-type="float">
            <text:p>5</text:p>
          </table:table-cell>
          <table:table-cell office:value-type="float" office:value="3" calcext:value-type="float">
            <text:p>3</text:p>
          </table:table-cell>
          <table:table-cell table:style-name="Default" office:value-type="string" calcext:value-type="string">
            <text:p>Workflowmanagement mit trello</text:p>
          </table:table-cell>
          <table:table-cell office:value-type="string" calcext:value-type="string">
            <text:p>Zum Workflowmanagement wird das Tool Trello, und hier das LaVoBe-Board <text:a xlink:href="https://trello.com/b/4cdNYv6O/lavobe" xlink:type="simple">https://trello.com/b/4cdNYv6O/lavobe</text:a> verwendet.</text:p>
          </table:table-cell>
          <table:table-cell office:value-type="string" calcext:value-type="string">
            <text:p>Eine komplexe Lösung wie Redmine oder OTRS hat einen Overhead, der für die Anzahl an Tickets, die aus Vorstandssitzungen entstehen, nicht gerechtfertigt ist. Pads sind aber auch keine geeignete Lösung zum (langfristigen) Tracken von Aufgaben. Trello bietet ein einfaches Interface zum Tracken von Aufgaben, inkl. Zuweisung an einzelne oder mehrere Personen, Mailbenachrichtigungen, etc.</text:p>
          </table:table-cell>
          <table:table-cell office:value-type="string" calcext:value-type="string">
            <text:p>marcel</text:p>
          </table:table-cell>
          <table:table-cell table:number-columns-repeated="3"/>
          <table:table-cell office:value-type="string" calcext:value-type="string">
            <text:p>zurückgezogen</text:p>
          </table:table-cell>
          <table:table-cell office:value-type="string" calcext:value-type="string">
            <text:p>.</text:p>
          </table:table-cell>
        </table:table-row>
        <table:table-row table:style-name="ro23">
          <table:table-cell office:value-type="float" office:value="2014" calcext:value-type="float">
            <text:p>2014</text:p>
          </table:table-cell>
          <table:table-cell office:value-type="float" office:value="10" calcext:value-type="float">
            <text:p>10</text:p>
          </table:table-cell>
          <table:table-cell office:value-type="float" office:value="5" calcext:value-type="float">
            <text:p>5</text:p>
          </table:table-cell>
          <table:table-cell office:value-type="float" office:value="4" calcext:value-type="float">
            <text:p>4</text:p>
          </table:table-cell>
          <table:table-cell office:value-type="string" calcext:value-type="string">
            <text:p>LMVB 2014.2 - Streaming</text:p>
          </table:table-cell>
          <table:table-cell office:value-type="string" calcext:value-type="string">
            <text:p>Hiermit werden Mirco Brahmann und Fred Bordfeld mit der Verantwortlichkeit für den Bereich Streaming der LMVB 2014.2 wie in der Ausschreibung dargelegt, beauftragt.</text:p>
          </table:table-cell>
          <table:table-cell table:style-name="ce6" office:value-type="string" calcext:value-type="string">
            <text:p>muss und yeah</text:p>
          </table:table-cell>
          <table:table-cell office:value-type="string" calcext:value-type="string">
            <text:p>Denis</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27">
          <table:table-cell office:value-type="float" office:value="2014" calcext:value-type="float">
            <text:p>2014</text:p>
          </table:table-cell>
          <table:table-cell office:value-type="float" office:value="10" calcext:value-type="float">
            <text:p>10</text:p>
          </table:table-cell>
          <table:table-cell table:number-columns-repeated="2" office:value-type="float" office:value="5" calcext:value-type="float">
            <text:p>5</text:p>
          </table:table-cell>
          <table:table-cell office:value-type="string" calcext:value-type="string">
            <text:p>Think Berlin mitzeichnen</text:p>
          </table:table-cell>
          <table:table-cell office:value-type="string" calcext:value-type="string">
            <text:p>Die Piratenpartei Berlin wird Mitunterzeichnerin der Iniaitive "Berlins Mitte braucht HandlungsFreiraum! Für eine Neue Gemeinsame Mitte - gegen die Reprivatisierung der Mitte!" von thinkBerlin.</text:p>
          </table:table-cell>
          <table:table-cell office:value-type="string" calcext:value-type="string">
            <text:p/>
            <text:p>Einem für Investoren attraktiven Gebiet zwischen Spreekanal und Stadtbahn droht die von der breiten Öffentlichkeit unbemerkte Reprivatisierung.</text:p>
            <text:p>Über die Zukunft der "Historischen Mitte" wird gestritten. Besonderes Augenmerk erhält dieses Gebiet durch die voraussichtliche Fertigstellung des Humboldtforums 2019.</text:p>
            <text:p>Schwerpunkt der heutigen Diskussionsrunden ist eine Art Wiederentdeckung der Mitte Berlins ohne kritische Hinterfragung der polyzentrischen Struktur Berlins.</text:p>
            <text:p>Anstatt ein plausibles Nutzungskonzept für diesen Freiraum zu erarbeiten, wird beispielsweise über eine kleinteilige Bebauung nach historischem Vorbild diskutiert. Damit würde ein weiterer öffentlicher Freiraum dieser Stadt privatisiert.</text:p>
            <text:p>Kern dieses Papiers ist es die Verhinderung der Privatisierung des Freiraums zwischen Spreekanal und Stadtbahn. Für einen umfangreichen partizipativen Planungsprozess sollen möglichst viele Bürger*innen und Akteur*innen eingebunden werden, für ein Konzept mit breiter Unterstützung.</text:p>
            <text:p>Die Initiative ist nicht gegen eine teilweise Überbauung. Das Ergebnis einer breiten öffentlichen Diskussion und eines partizipativen Planungsprozess kann also auch eine Überbauung bedeuten.</text:p>
            <text:p>Es kann nicht sein, dass ohne Diskussion dieser Ort unwiderruflich privatisiert wird.</text:p>
            <text:p/>
          </table:table-cell>
          <table:table-cell office:value-type="string" calcext:value-type="string">
            <text:p>Michael Konrad</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14">
          <table:table-cell office:value-type="float" office:value="2014" calcext:value-type="float">
            <text:p>2014</text:p>
          </table:table-cell>
          <table:table-cell office:value-type="float" office:value="10" calcext:value-type="float">
            <text:p>10</text:p>
          </table:table-cell>
          <table:table-cell office:value-type="float" office:value="5" calcext:value-type="float">
            <text:p>5</text:p>
          </table:table-cell>
          <table:table-cell office:value-type="float" office:value="6" calcext:value-type="float">
            <text:p>6</text:p>
          </table:table-cell>
          <table:table-cell office:value-type="string" calcext:value-type="string">
            <text:p><text:a xlink:href="http://wiki.piratenpartei.de/BE:Beschlussantrag_Umlaufbeschluss/2014-09-28/01" xlink:type="simple"> </text:a></text:p>
          </table:table-cell>
          <table:table-cell table:style-name="Default"/>
          <table:table-cell office:value-type="string" calcext:value-type="string">
            <text:p>Über die Zukunft der "Historischen Mitte" wird gestritten. Besonderes Augenmerk erhält dieses Gebiet durch die voraussichtliche Fertigstellung des Humboldtforums 2019.</text:p>
          </table:table-cell>
          <table:table-cell table:number-columns-repeated="5"/>
          <table:table-cell office:value-type="string" calcext:value-type="string">
            <text:p>.</text:p>
          </table:table-cell>
        </table:table-row>
        <table:table-row table:style-name="ro23">
          <table:table-cell office:value-type="float" office:value="2014" calcext:value-type="float">
            <text:p>2014</text:p>
          </table:table-cell>
          <table:table-cell office:value-type="float" office:value="10" calcext:value-type="float">
            <text:p>10</text:p>
          </table:table-cell>
          <table:table-cell office:value-type="float" office:value="5" calcext:value-type="float">
            <text:p>5</text:p>
          </table:table-cell>
          <table:table-cell office:value-type="float" office:value="7" calcext:value-type="float">
            <text:p>7</text:p>
          </table:table-cell>
          <table:table-cell office:value-type="string" calcext:value-type="string">
            <text:p>Torrentseed</text:p>
          </table:table-cell>
          <table:table-cell table:style-name="Default" office:value-type="string" calcext:value-type="string">
            <text:p>Der Landesvorstand beschließt die Einrichtung einer weiteren VM-Instanz auf dem Darkstar respektive seinem Nachfolger, sowie darauf den Betrieb eines Torrentseed mit der Internetdoku über Aaron Swartz (ca. 34GB Daten). Hierbei soll eine Einstellung gewählt werden, die einen unbeeinträchtigten Betrieb aller weiteren Dienste auf dem Server sicher stellt und die zur Verfügung stehende Bandbreite sowie den mtl. Traffic berücksichtigt.</text:p>
            <text:p/>
            <text:p>(siehe: http://wiki.piratenpartei.de/BE:Beschlussantrag_Umlaufbeschluss/2014-09-17/01 )</text:p>
            <text:p/>
          </table:table-cell>
          <table:table-cell/>
          <table:table-cell office:value-type="string" calcext:value-type="string">
            <text:p>Gordont &amp; Ido</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30">
          <table:table-cell office:value-type="float" office:value="2014" calcext:value-type="float">
            <text:p>2014</text:p>
          </table:table-cell>
          <table:table-cell office:value-type="float" office:value="10" calcext:value-type="float">
            <text:p>10</text:p>
          </table:table-cell>
          <table:table-cell office:value-type="float" office:value="5" calcext:value-type="float">
            <text:p>5</text:p>
          </table:table-cell>
          <table:table-cell office:value-type="float" office:value="8" calcext:value-type="float">
            <text:p>8</text:p>
          </table:table-cell>
          <table:table-cell table:style-name="Default" office:value-type="string" calcext:value-type="string">
            <text:p>Einstellung lqpp.de</text:p>
          </table:table-cell>
          <table:table-cell table:style-name="Default" office:value-type="string" calcext:value-type="string">
            <text:p>http://wiki.piratenpartei.de/BE:Beschlussantrag_Umlaufbeschluss/2014-09-08/01</text:p>
            <text:p>Der Landesverband Berlin stellt den Betrieb vom Dienst lqpp.de für andere offiziell ein. Alle Nutzer (Landesverbände,...) werden darüber informiert.</text:p>
            <text:p/>
          </table:table-cell>
          <table:table-cell office:value-type="string" calcext:value-type="string">
            <text:p>Die letze Wartung war Ende Juli. Seither ist nichts passiert.</text:p>
            <text:p/>
            <text:p>Mal davon abgesehen das der LV-MV seit über einem Monat nach einen Eingriff in seine Datenbank bittet und der Server wegen Verschleppung von wichtigen Reparaturen vollkommen ausgefallen war.</text:p>
            <text:p>Die Instanzen können danach noch auf der Hardware bleiben. Nur sind die Verantwortlichen darüber zu informieren das ihre Instanzen nicht mehr als "Live-System" supported werden können.</text:p>
            <text:p/>
            <text:p>Ob für den LV-Berlin (und Bezirksinstanzen) das System in der aktuellen Betreuung ausreichend ist, ist separat zu prüfen.</text:p>
            <text:p/>
          </table:table-cell>
          <table:table-cell office:value-type="string" calcext:value-type="string">
            <text:p>M. Krüger</text:p>
          </table:table-cell>
          <table:table-cell table:number-columns-repeated="3"/>
          <table:table-cell office:value-type="string" calcext:value-type="string">
            <text:p>vertagt</text:p>
          </table:table-cell>
          <table:table-cell office:value-type="string" calcext:value-type="string">
            <text:p>.</text:p>
          </table:table-cell>
        </table:table-row>
        <table:table-row table:style-name="ro23">
          <table:table-cell office:value-type="float" office:value="2014" calcext:value-type="float">
            <text:p>2014</text:p>
          </table:table-cell>
          <table:table-cell office:value-type="float" office:value="10" calcext:value-type="float">
            <text:p>10</text:p>
          </table:table-cell>
          <table:table-cell office:value-type="float" office:value="5" calcext:value-type="float">
            <text:p>5</text:p>
          </table:table-cell>
          <table:table-cell office:value-type="float" office:value="9" calcext:value-type="float">
            <text:p>9</text:p>
          </table:table-cell>
          <table:table-cell office:value-type="string" calcext:value-type="string">
            <text:p>Rücknahme einer Ordnungsmassnahme</text:p>
          </table:table-cell>
          <table:table-cell table:style-name="Default" office:value-type="string" calcext:value-type="string">
            <text:p>eine OM aus 2013 soll zurückgenommen werden</text:p>
          </table:table-cell>
          <table:table-cell/>
          <table:table-cell office:value-type="string" calcext:value-type="string">
            <text:p>Sigrun Franzen</text:p>
          </table:table-cell>
          <table:table-cell/>
          <table:table-cell office:value-type="string" calcext:value-type="string">
            <text:p>einstimmig</text:p>
          </table:table-cell>
          <table:table-cell/>
          <table:table-cell office:value-type="string" calcext:value-type="string">
            <text:p>abgelehnt</text:p>
          </table:table-cell>
          <table:table-cell office:value-type="string" calcext:value-type="string">
            <text:p>.</text:p>
          </table:table-cell>
        </table:table-row>
        <table:table-row table:style-name="ro13">
          <table:table-cell office:value-type="float" office:value="2014" calcext:value-type="float">
            <text:p>2014</text:p>
          </table:table-cell>
          <table:table-cell office:value-type="float" office:value="10" calcext:value-type="float">
            <text:p>10</text:p>
          </table:table-cell>
          <table:table-cell office:value-type="float" office:value="5" calcext:value-type="float">
            <text:p>5</text:p>
          </table:table-cell>
          <table:table-cell office:value-type="float" office:value="10" calcext:value-type="float">
            <text:p>10</text:p>
          </table:table-cell>
          <table:table-cell table:style-name="Default" office:value-type="string" calcext:value-type="string">
            <text:p>Antrag auf Übernahme von Reisekosten für das Rechnungsprüfertreffen</text:p>
            <text:p/>
            <text:p/>
          </table:table-cell>
          <table:table-cell table:style-name="Default" office:value-type="string" calcext:value-type="string">
            <text:p>Hiermit beantragen ich, H.- Joachim Weinberger, einer der derzeitigen Rechnungsprüfer dieses Landesverbandes, die Übernahme der Reisekosten i. H. v. 196,30 € (davon Fahrtkosten: 412 km (gem. GoogleMaps)*2*0.20 € = 164,80 €, Übernachtungskosten: 31,50 €, für eine Nacht) zum länderübergreifenden Vernetzungstreffen der Kassenprüfer am 11. + 12.10.2014 in Bad Hersfeld.</text:p>
            <text:p/>
          </table:table-cell>
          <table:table-cell/>
          <table:table-cell office:value-type="string" calcext:value-type="string">
            <text:p>HJ Weinberger</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21">
          <table:table-cell office:value-type="float" office:value="2014" calcext:value-type="float">
            <text:p>2014</text:p>
          </table:table-cell>
          <table:table-cell office:value-type="float" office:value="10" calcext:value-type="float">
            <text:p>10</text:p>
          </table:table-cell>
          <table:table-cell office:value-type="float" office:value="5" calcext:value-type="float">
            <text:p>5</text:p>
          </table:table-cell>
          <table:table-cell office:value-type="float" office:value="11" calcext:value-type="float">
            <text:p>11</text:p>
          </table:table-cell>
          <table:table-cell office:value-type="string" calcext:value-type="string">
            <text:p>Steckbriefe Geschäftsbereiche</text:p>
          </table:table-cell>
          <table:table-cell office:value-type="string" calcext:value-type="string">
            <text:p>Die Steckbriefe der einzelnen Geschäftsbereiche werden bis zur Novembersitzung ausgefüllt</text:p>
            <text:p>http://wiki.piratenpartei.de/BE:Vorstand/Gesch%C3%A4ftsordnung</text:p>
            <text:p/>
          </table:table-cell>
          <table:table-cell office:value-type="string" calcext:value-type="string">
            <text:p>Im Rahmen des Lifecyclemanagements erforderlich.</text:p>
          </table:table-cell>
          <table:table-cell office:value-type="string" calcext:value-type="string">
            <text:p>sebastian</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7">
          <table:table-cell office:value-type="float" office:value="2014" calcext:value-type="float">
            <text:p>2014</text:p>
          </table:table-cell>
          <table:table-cell office:value-type="float" office:value="10" calcext:value-type="float">
            <text:p>10</text:p>
          </table:table-cell>
          <table:table-cell office:value-type="float" office:value="5" calcext:value-type="float">
            <text:p>5</text:p>
          </table:table-cell>
          <table:table-cell office:value-type="float" office:value="12" calcext:value-type="float">
            <text:p>12</text:p>
          </table:table-cell>
          <table:table-cell office:value-type="string" calcext:value-type="string">
            <text:p>Beauftragung – 4 Koordinatoren für die Wahlkampfunterstützung aus Berlin für Hamburg und Bremen für 2015</text:p>
          </table:table-cell>
          <table:table-cell office:value-type="string" calcext:value-type="string">
            <text:p>Aufgabenbeschreibung: Der LaVo Berlin schreibt Beauftragungen für jeweils 2 Leute aus, welche die Wahlkampf Unterstützung für die Wahlkämpfe im kommenden Jahr 1. Zur Bürgerschaftswahl am 14. Februar 2014 in Hamburg und 2. zur Bürgerschaftswahl in Bremen am 10. Mai 2015 für Berlin koordinieren – In Bremen/Bremerhaven werden an diesem Tag weiter gewählt - Stadtbürgerschaft und Beiräte (Bremen) und Stadtverordnetenversammlung (Bremerhaven) Ziel Den Wahlkampf zu unterstützen und so gut wie nur möglich abzuschneiden. </text:p>
          </table:table-cell>
          <table:table-cell table:style-name="Default" office:value-type="string" calcext:value-type="string">
            <text:p>Diese Wahlen sind zwei für die Piraten sehr wichtige Wahlen in Großstädten, die aus Berlin soweit es uns irgendwie möglich ist, unterstützt werden sollten. Wenn wir bei den AGH Wahlen 2016 noch halbwegs gut abschneiden wollen, müssen Hamburg und Bremen im Vorfeld dazu überdurchschnittlich gut laufen. In Hamburg darf ab 16 Jahren gewählt werden, welches ein weit aus großes Wähler*Innen Potenzial für uns darstellt, als wenn erst ab 18 Jahren gewählt werden darf. Die Beauftragungen enden mit dem Ende der jeweiligen Wahl.</text:p>
            <text:p>Warum 4 Leute: Es sollen jeweils zwei Leute sein, da sich diese zwei Personen gegenseitig ergänzen können und es immer möglich ist, das jemand krank wird oder aus anderen Gründen ausfällt und dann wäre immer jemand da, um die Aufgaben auszufüllen. Weiter ist so auch mal eine Verschnaufpause möglich. Und Hamburg und Bremen sind relativ weit von Berlin entfernt und die Unterstützung vor Ort wird mit hohen Reisekosten und viel Fahrerei verbunden sein.</text:p>
            <text:p/>
          </table:table-cell>
          <table:table-cell office:value-type="string" calcext:value-type="string">
            <text:p>Petra Stoll</text:p>
          </table:table-cell>
          <table:table-cell office:value-type="string" calcext:value-type="string">
            <text:p>Denis (+Pupe), Marcel, Gregor</text:p>
          </table:table-cell>
          <table:table-cell/>
          <table:table-cell office:value-type="string" calcext:value-type="string">
            <text:p>Sebastian <text:s/></text:p>
          </table:table-cell>
          <table:table-cell office:value-type="string" calcext:value-type="string">
            <text:p>angenommen</text:p>
          </table:table-cell>
          <table:table-cell office:value-type="string" calcext:value-type="string">
            <text:p>.</text:p>
          </table:table-cell>
        </table:table-row>
        <table:table-row table:style-name="ro12">
          <table:table-cell office:value-type="float" office:value="2014" calcext:value-type="float">
            <text:p>2014</text:p>
          </table:table-cell>
          <table:table-cell office:value-type="float" office:value="10" calcext:value-type="float">
            <text:p>10</text:p>
          </table:table-cell>
          <table:table-cell office:value-type="float" office:value="5" calcext:value-type="float">
            <text:p>5</text:p>
          </table:table-cell>
          <table:table-cell office:value-type="float" office:value="13" calcext:value-type="float">
            <text:p>13</text:p>
          </table:table-cell>
          <table:table-cell table:style-name="Default" office:value-type="string" calcext:value-type="string">
            <text:p>Reisekostenerstattung RL-Treffen Bundes-Sozialpiraten</text:p>
            <text:p/>
            <text:p>(siehe http://wiki.piratenpartei.de/BE:Beschlussantrag_Zweierbeschluss/2014-10-04/01 )</text:p>
            <text:p/>
          </table:table-cell>
          <table:table-cell office:value-type="string" calcext:value-type="string">
            <text:p>Der LV Berlin wird gebeten, die Reisekosten zum RL-Treffen der Bundessozialpiraten am 29.11.2014 in Mainz für Sylvia Dürwald und Matthias Bachmann zu übernehmen. Die Kosten belaufen sich auf insgesamt maximal 156,00 € für die Bahnfahrten sowie für Unterkunft und Verpflegung nach Reisekostenordnung. </text:p>
          </table:table-cell>
          <table:table-cell table:style-name="Default" office:value-type="string" calcext:value-type="string">
            <text:p>Die Bundes-Sozialpiraten laden zu dem genannten Treffen ein, um gemeinsam über Sozialpolitik zu diskutieren und die aktiven Sozialpiraten, die an unterschiedlichen Themen und Bundesländern arbeiten, besser miteinander zu vernetzen. Es ist wichtig, dass auch Berliner Sozialpiraten mit dabei sind, trotz oder gerade wegen des angespannten Verhältnisses zwischen den Berliner- und den Bundes-Piraten. Sowohl von den Bundessozialpiraten als auch vom Berliner Squad der Sozialpiraten habe ich positive Rückmeldung über die Beteiligung an diesem Treffen bekommen. Der Reisekostenbetrag berechnet sich aus 2x2 Fahrten, für je 39€. Eventuell bekommen wir noch günstigere Preise. Dann reduziert sich der Preis entsprechend. Sollte es teurer werden, erfolgt eine erneute vorherige Absprache mit dem Landesvorstand.</text:p>
            <text:p/>
          </table:table-cell>
          <table:table-cell office:value-type="string" calcext:value-type="string">
            <text:p>Matthias Bachmann</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11">
          <table:table-cell office:value-type="float" office:value="2014" calcext:value-type="float">
            <text:p>2014</text:p>
          </table:table-cell>
          <table:table-cell office:value-type="float" office:value="11" calcext:value-type="float">
            <text:p>11</text:p>
          </table:table-cell>
          <table:table-cell office:value-type="float" office:value="2" calcext:value-type="float">
            <text:p>2</text:p>
          </table:table-cell>
          <table:table-cell office:value-type="float" office:value="1" calcext:value-type="float">
            <text:p>1</text:p>
          </table:table-cell>
          <table:table-cell office:value-type="string" calcext:value-type="string">
            <text:p>Der Landesvorstand beauftragt Frithjof Binder mit der Durchführung und Unterstützung des Landesvorstandes beim Forderungsmanagement.</text:p>
          </table:table-cell>
          <table:table-cell table:style-name="Default" office:value-type="string" calcext:value-type="string">
            <text:p>http://wiki.piratenpartei.de/BE:Ausschreibung/14-08-11/01</text:p>
            <text:p>Beauftragung von Frithjof Binder</text:p>
            <text:p>Hat sich dem Schatzmeister am 29.10.2014 vorgestellt wird auch anwesend sein und kann sich nach einem Gespräch auch vorstellen die Beauftragung zu übernehmen.</text:p>
            <text:p/>
          </table:table-cell>
          <table:table-cell table:style-name="Default"/>
          <table:table-cell office:value-type="string" calcext:value-type="string">
            <text:p>Michael Karek</text:p>
          </table:table-cell>
          <table:table-cell table:number-columns-repeated="3"/>
          <table:table-cell office:value-type="string" calcext:value-type="string">
            <text:p>vertagt</text:p>
          </table:table-cell>
          <table:table-cell office:value-type="string" calcext:value-type="string">
            <text:p>.</text:p>
          </table:table-cell>
        </table:table-row>
        <table:table-row table:style-name="ro12">
          <table:table-cell office:value-type="float" office:value="2014" calcext:value-type="float">
            <text:p>2014</text:p>
          </table:table-cell>
          <table:table-cell office:value-type="float" office:value="11" calcext:value-type="float">
            <text:p>11</text:p>
          </table:table-cell>
          <table:table-cell table:number-columns-repeated="2" office:value-type="float" office:value="2" calcext:value-type="float">
            <text:p>2</text:p>
          </table:table-cell>
          <table:table-cell office:value-type="string" calcext:value-type="string">
            <text:p>Jede Vorstandssitzung des Lavo Berlin ist eine SMV-Akkreditierungsveranstaltung</text:p>
          </table:table-cell>
          <table:table-cell office:value-type="string" calcext:value-type="string">
            <text:p>Jede Vorstandssitzung des Lavo Berlin ist eine SMV-Akkreditierungsveranstaltung</text:p>
          </table:table-cell>
          <table:table-cell office:value-type="string" calcext:value-type="string">
            <text:p>Wir wollen vielen Leuten die Möglichkeit geben, sich zur SMV zu akkreditieren. Wir müssen 4 Wochen vorher einladen. Die Termine sind früh genug bekannt. Das Prozedere ist mittlerweile so, dass man das Ausfüllen der Dokumente während der Sitzung machen kann und die Vorstellung danach.</text:p>
          </table:table-cell>
          <table:table-cell office:value-type="string" calcext:value-type="string">
            <text:p>sebastian</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47">
          <table:table-cell office:value-type="float" office:value="2014" calcext:value-type="float">
            <text:p>2014</text:p>
          </table:table-cell>
          <table:table-cell office:value-type="float" office:value="11" calcext:value-type="float">
            <text:p>11</text:p>
          </table:table-cell>
          <table:table-cell office:value-type="float" office:value="2" calcext:value-type="float">
            <text:p>2</text:p>
          </table:table-cell>
          <table:table-cell office:value-type="float" office:value="3" calcext:value-type="float">
            <text:p>3</text:p>
          </table:table-cell>
          <table:table-cell office:value-type="string" calcext:value-type="string">
            <text:p>Beendigung von Beauftragungen</text:p>
          </table:table-cell>
          <table:table-cell table:style-name="Default" office:value-type="string" calcext:value-type="string">
            <text:p>Der Landesvorstand beendet die im Folgenden genannten Beauftragungen sofort und wird um Rückführung &amp; Übergabe aller relevanten Zugänge, Informationen und Mittel bitten, die den beauftragten Personen zur Verfügung standen. Der Landesvorstand wird eingerichtete Zugänge stillegen.</text:p>
            <text:p/>
            <text:p><text:s text:c="4"/>Forderungsmanagement</text:p>
            <text:p><text:s text:c="8"/>Laut Umlauf vom 19.01.14</text:p>
            <text:p><text:s text:c="8"/>Maria Rosenau</text:p>
            <text:p><text:s text:c="8"/>Grund: ausgetreten</text:p>
            <text:p/>
            <text:p/>
            <text:p><text:s text:c="4"/>Social Media</text:p>
            <text:p><text:s text:c="8"/>Beauftragung vom 30.05.2014</text:p>
            <text:p><text:s text:c="8"/>Maria Rosenau</text:p>
            <text:p><text:s text:c="8"/>Grund: ausgetreten</text:p>
            <text:p/>
            <text:p/>
            <text:p><text:s text:c="4"/>Betreuung Twitteraccount PiratenBerlin</text:p>
            <text:p><text:s text:c="8"/>Laut Umlauf vom 23.12.12</text:p>
            <text:p><text:s text:c="8"/>Maria Rosenau</text:p>
            <text:p><text:s text:c="8"/>Grund: ausgetreten</text:p>
            <text:p/>
            <text:p/>
            <text:p><text:s text:c="4"/>SMV-Projektleitung</text:p>
            <text:p><text:s text:c="8"/>Laut Umlauf vom 16.07.14</text:p>
            <text:p><text:s text:c="8"/>Monika Belz</text:p>
            <text:p><text:s text:c="8"/>Grund: ausgetreten</text:p>
            <text:p/>
            <text:p/>
            <text:p><text:s text:c="4"/>Administration - Hetzner Robot</text:p>
            <text:p><text:s text:c="8"/>Gerhard Anger</text:p>
            <text:p><text:s text:c="8"/>Grund: ausgetreten</text:p>
            <text:p/>
            <text:p/>
            <text:p><text:s text:c="4"/>Administration - Blog - Landesverband Berlin</text:p>
            <text:p><text:s text:c="8"/>[ausgetretenes Mitglied - namentliche Nennung erfolgt nicht]</text:p>
            <text:p><text:s text:c="8"/>Grund: ausgetreten</text:p>
            <text:p/>
            <text:p/>
            <text:p><text:s text:c="4"/>Administration der Berliner Mailingliste</text:p>
            <text:p><text:s text:c="8"/>Beauftragung am 07.05.2011</text:p>
            <text:p><text:s text:c="8"/>Stephan Bliedung</text:p>
            <text:p><text:s text:c="8"/>Grund: ausgetreten</text:p>
            <text:p/>
            <text:p/>
            <text:p/>
          </table:table-cell>
          <table:table-cell table:style-name="Default" office:value-type="string" calcext:value-type="string">
            <text:p>muss <text:s/></text:p>
          </table:table-cell>
          <table:table-cell office:value-type="string" calcext:value-type="string">
            <text:p>Denis</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14">
          <table:table-cell office:value-type="float" office:value="2014" calcext:value-type="float">
            <text:p>2014</text:p>
          </table:table-cell>
          <table:table-cell office:value-type="float" office:value="11" calcext:value-type="float">
            <text:p>11</text:p>
          </table:table-cell>
          <table:table-cell office:value-type="float" office:value="2" calcext:value-type="float">
            <text:p>2</text:p>
          </table:table-cell>
          <table:table-cell office:value-type="float" office:value="4" calcext:value-type="float">
            <text:p>4</text:p>
          </table:table-cell>
          <table:table-cell office:value-type="string" calcext:value-type="string">
            <text:p>Auflösung des Lagers bei MyPlace</text:p>
          </table:table-cell>
          <table:table-cell office:value-type="string" calcext:value-type="string">
            <text:p>Der Landesvorstand möge beschließen, das externe Lager bei der MyPlace GmbH zum 30.11.2014 zu kündigen</text:p>
          </table:table-cell>
          <table:table-cell office:value-type="string" calcext:value-type="string">
            <text:p>Das Lager kostet uns pro Monat etwa 170,00 €, wir lagern dort aber nur alte Wahlplakate (EU-Wahl 2014, BT-Wahl 2013, AGH-Wahl 2011, einige Hartfaserplatten und Kabelbinder)</text:p>
          </table:table-cell>
          <table:table-cell office:value-type="string" calcext:value-type="string">
            <text:p>marcel</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15">
          <table:table-cell office:value-type="float" office:value="2014" calcext:value-type="float">
            <text:p>2014</text:p>
          </table:table-cell>
          <table:table-cell office:value-type="float" office:value="11" calcext:value-type="float">
            <text:p>11</text:p>
          </table:table-cell>
          <table:table-cell office:value-type="float" office:value="2" calcext:value-type="float">
            <text:p>2</text:p>
          </table:table-cell>
          <table:table-cell office:value-type="float" office:value="5" calcext:value-type="float">
            <text:p>5</text:p>
          </table:table-cell>
          <table:table-cell office:value-type="string" calcext:value-type="string">
            <text:p>Beauftragung Michael Karek LMVB 14.2</text:p>
          </table:table-cell>
          <table:table-cell office:value-type="string" calcext:value-type="string">
            <text:p>Der Landesvorstand möge beschließen, Michael Karek mit der Organisation der Landesmitgliederversammlung zu beauftragen</text:p>
          </table:table-cell>
          <table:table-cell office:value-type="string" calcext:value-type="string">
            <text:p>Eine Landesmitgliederversammlung ist sinnvoll</text:p>
          </table:table-cell>
          <table:table-cell office:value-type="string" calcext:value-type="string">
            <text:p>sebastian</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13">
          <table:table-cell office:value-type="float" office:value="2014" calcext:value-type="float">
            <text:p>2014</text:p>
          </table:table-cell>
          <table:table-cell office:value-type="float" office:value="12" calcext:value-type="float">
            <text:p>12</text:p>
          </table:table-cell>
          <table:table-cell office:value-type="float" office:value="7" calcext:value-type="float">
            <text:p>7</text:p>
          </table:table-cell>
          <table:table-cell office:value-type="float" office:value="1" calcext:value-type="float">
            <text:p>1</text:p>
          </table:table-cell>
          <table:table-cell table:style-name="Default" office:value-type="string" calcext:value-type="string">
            <text:p>Sicherheitskonferenz A</text:p>
          </table:table-cell>
          <table:table-cell table:style-name="Default" office:value-type="string" calcext:value-type="string">
            <text:p>http://wiki.piratenpartei.de/BE:Beschlussantrag_Umlaufbeschluss/2014-11-18/01</text:p>
            <text:p/>
            <text:p>Der Vorstand möge ein Budget in Höhe von 500€ als Kostenbeteiligung für folgende Veranstaltung "Sicherheitspolitik nach Snowden" beschließen. Der Schatzmeister wird mit den verantwortlichen Organisatoren die Details der Transaktion vereinbaren und ausführen. </text:p>
          </table:table-cell>
          <table:table-cell table:style-name="Default"/>
          <table:table-cell office:value-type="string" calcext:value-type="string">
            <text:p>OTRs</text:p>
          </table:table-cell>
          <table:table-cell table:number-columns-repeated="3"/>
          <table:table-cell office:value-type="string" calcext:value-type="string">
            <text:p>im Approval unterlegen</text:p>
          </table:table-cell>
          <table:table-cell office:value-type="string" calcext:value-type="string">
            <text:p>.</text:p>
          </table:table-cell>
        </table:table-row>
        <table:table-row table:style-name="ro13">
          <table:table-cell office:value-type="float" office:value="2014" calcext:value-type="float">
            <text:p>2014</text:p>
          </table:table-cell>
          <table:table-cell office:value-type="float" office:value="12" calcext:value-type="float">
            <text:p>12</text:p>
          </table:table-cell>
          <table:table-cell office:value-type="float" office:value="7" calcext:value-type="float">
            <text:p>7</text:p>
          </table:table-cell>
          <table:table-cell office:value-type="float" office:value="2" calcext:value-type="float">
            <text:p>2</text:p>
          </table:table-cell>
          <table:table-cell table:style-name="Default" office:value-type="string" calcext:value-type="string">
            <text:p>sicherheitskonferenz B</text:p>
          </table:table-cell>
          <table:table-cell table:style-name="Default" office:value-type="string" calcext:value-type="string">
            <text:p>http://wiki.piratenpartei.de/BE:Beschlussantrag_Umlaufbeschluss/2014-11-18/01</text:p>
            <text:p/>
            <text:p>Der Vorstand möge ein Budget in Höhe von 100€ als Kostenbeteiligung für folgende Veranstaltung "Sicherheitspolitik nach Snowden" beschließen. Der Schatzmeister wird mit den verantwortlichen Organisatoren die Details der Transaktion vereinbaren und ausführen. </text:p>
          </table:table-cell>
          <table:table-cell table:style-name="Default"/>
          <table:table-cell office:value-type="string" calcext:value-type="string">
            <text:p>Lars Hohl</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11">
          <table:table-cell office:value-type="float" office:value="2014" calcext:value-type="float">
            <text:p>2014</text:p>
          </table:table-cell>
          <table:table-cell office:value-type="float" office:value="12" calcext:value-type="float">
            <text:p>12</text:p>
          </table:table-cell>
          <table:table-cell office:value-type="float" office:value="7" calcext:value-type="float">
            <text:p>7</text:p>
          </table:table-cell>
          <table:table-cell office:value-type="float" office:value="3" calcext:value-type="float">
            <text:p>3</text:p>
          </table:table-cell>
          <table:table-cell office:value-type="string" calcext:value-type="string">
            <text:p>Antrag Russia Today</text:p>
          </table:table-cell>
          <table:table-cell office:value-type="string" calcext:value-type="string">
            <text:p>Die Piratenpartei Berlin wird keine Interviews und O-Töne gegenüber Russia Today, Russia Today Deutsch, anderen Propagandasendern sowie rechtsoffenen Medien geben oder sonstigen gezielten Maßnahmen der Öffentlichkeitsarbeit gegenüber diesen Medien unternehmen. </text:p>
          </table:table-cell>
          <table:table-cell table:style-name="Default" office:value-type="string" calcext:value-type="string">
            <text:p/>
            <text:p/>
            <text:p><text:s text:c="4"/>Erklärt sich von selbst. Selbstverständlichkeiten sind offensichtlich nicht selbstverständlich.</text:p>
            <text:p><text:s text:c="4"/>[update] Russia Today Deutsch (RTD) ist ein von der russischen Regierung finanziertes Medienunternehmen[1] , das die Sicht der russischen Regierung in der Welt verbreiten will [2] . Es gehört zum derzeitigen Trend einer "Gegenöffentlichkeit", die die "Wahrheit" ans Licht bringen will [4], die die "Systemmedien" verschweigen - wobei RTD selbst auch alles ausblendet, was einer Kritik an der russischen Regierung nahekommen könnte[3]. Ehemalige Mitarbeiter sprechen davon, dass sie jeden Tag gelogen haben [3]. Mit seriöser Berichterstattung hat das nichts zu tun [5], aber viel mit Instrumentalisierung. Nur weil wir mitunter die gleiche Kritik üben wie die russische Regierung, haben wir mitnichten die gleichen Gründe dafür. Indem wir mit RTD (und anderen Medien der gleichen Art) zusammenarbeiten, legitimieren wir sie und ihre Art zu arbeiten.</text:p>
            <text:p><text:s text:c="4"/>Hier noch der Bericht eines Journalisten zu einem Intverview mit RTD zu einem an sich nicht so politischen Thema: http://www.faz.net/aktuell/feuilleton/debatten/rt-deutsch-auftritt-bei-putins-propagandasender-13277111.html</text:p>
            <text:p><text:s text:c="4"/>Die untenstehenden Quellen kamen aus einer sehr kurzen, nicht tiefgehenden Recherche.</text:p>
            <text:p><text:s text:c="4"/>[1] http://www.welt.de/debatte/kommentare/article134796278/Moskaus-Propaganda-gibts-jetzt-auch-auf-Deutsch.html</text:p>
            <text:p><text:s text:c="4"/>[2] http://de.wikipedia.org/wiki/RT_%28Fernsehsender%29</text:p>
            <text:p><text:s text:c="4"/>[3] http://www.focus.de/politik/ausland/putins-propaganda-sender-die-bizarren-wahrheiten-von-russia-today_id_4010914.html</text:p>
            <text:p><text:s text:c="4"/>[4] http://www.handelsblatt.com/unternehmen/it-medien/russia-today-der-propaganda-sender-des-kremls-in-deutschland/11016084.html</text:p>
            <text:p><text:s text:c="4"/>[5] http://www.zeit.de/politik/ausland/2014-11/rt-deutsch-russland-propaganda-luegen</text:p>
            <text:p/>
            <text:p/>
          </table:table-cell>
          <table:table-cell office:value-type="string" calcext:value-type="string">
            <text:p>Bernhard Kern</text:p>
          </table:table-cell>
          <table:table-cell/>
          <table:table-cell table:style-name="ce2" office:value-type="string" calcext:value-type="string">
            <text:p>Bruno, Sebastian, Harry, Mirco, Denis, Jan, Gregor, Marcel</text:p>
          </table:table-cell>
          <table:table-cell office:value-type="string" calcext:value-type="string">
            <text:p>Pupe, Franziska</text:p>
          </table:table-cell>
          <table:table-cell office:value-type="string" calcext:value-type="string">
            <text:p>abgelehnt</text:p>
          </table:table-cell>
          <table:table-cell office:value-type="string" calcext:value-type="string">
            <text:p>.</text:p>
          </table:table-cell>
        </table:table-row>
        <table:table-row table:style-name="ro32">
          <table:table-cell office:value-type="float" office:value="2014" calcext:value-type="float">
            <text:p>2014</text:p>
          </table:table-cell>
          <table:table-cell office:value-type="float" office:value="12" calcext:value-type="float">
            <text:p>12</text:p>
          </table:table-cell>
          <table:table-cell office:value-type="float" office:value="7" calcext:value-type="float">
            <text:p>7</text:p>
          </table:table-cell>
          <table:table-cell office:value-type="float" office:value="4" calcext:value-type="float">
            <text:p>4</text:p>
          </table:table-cell>
          <table:table-cell table:style-name="Default" office:value-type="string" calcext:value-type="string">
            <text:p>Antrag Mumble</text:p>
          </table:table-cell>
          <table:table-cell table:style-name="Default" office:value-type="string" calcext:value-type="string">
            <text:p/>
            <text:p/>
            <text:p>Der Landesvorstand der Piratenpartei Berlin möge beschließen:</text:p>
            <text:p/>
            <text:p>Wir wollen im Rahmen einer Sprechstunde mit den Piraten aus dem ganzen Bundsverbandes in Dialog treten. Wir nehmen die Einladung in den Dicken Engel und das Angebot von @moonopool zur Moderation an und bitten Bruno, zeitnah die Termine abzustimmen. Die Sprechstunden sollen wöchentlich / ca. alle 10 Tage / zweiwöchentlich (sucht Euch was aus) stattfinden und in der Regel auf eine Stunde ausgelegt sein.</text:p>
            <text:p/>
          </table:table-cell>
          <table:table-cell table:style-name="Default" office:value-type="string" calcext:value-type="string">
            <text:p/>
            <text:p/>
            <text:p><text:s text:c="4"/>Wir müssen reden. Also nicht nur Ihr und ich, sondern alle Piraten miteinander. Die Piraten in Berlin, so sagte Bruno, “dürften sich nicht einschüchtern lassen von den Rufen außerhalb Berlins, von Menschen, die Berlin nur als touristische Attraktion kennen”. Ihr wollt vorspuren, ein Labor für Neues sein, für die Piraten und für die Gesellschaft. Super. Während Ihr mit diesem Ziel unterwegs seid, trefft ihr Entscheidungen, tut $Dinge, die Euch auf diesem Weg voranbringen sollen. So muss das sein. Und Ihr könnt ja nicht nur Entscheidungen treffen – Ihr könnt ja auch Euch treffen, miteinander reden und eine gemeinsame Sichtweise entwickeln, denn Ihr wohnt ja nahe beieinander.</text:p>
            <text:p/>
            <text:p><text:s text:c="4"/>Piraten, die nicht so nah dran sind, sehen Dinge, hören Dinge und versuchen, sich einen Reim darauf zu machen. Vieles erschließt sich auf den ersten Blick nicht so recht, wirft Fragen auf, erzeugt vielleicht sogar reflexartige Abneigung bei einigen. Und sie können ja nicht fragen: Wie meint Ihr das? Warum macht Ihr das? Habt Ihr dieses oder jenes bedacht, vor Eurer Entscheidung? Dadurch entsteht Unsicherheit, und eventuell vorhandene Gräben können sich vertiefen, jedenfalls werden keine Brücken gebaut.</text:p>
            <text:p/>
            <text:p><text:s text:c="4"/>Ich glaube, dass für einen Erfolg der Piraten bei der Bundestagswahl 2017 die AGH-Wahl 2016 eine entscheidende Rolle spielen wird. Und ich glaube auch, dass dem LV Berlin jede Hand gut tun wird, die 2016 mit anpackt, und eine nicht im Streit liegende Bundespartei. Auch wenn in diesen Zeilen viel von “ihr” die Rede ist, weil ich unten einen Antrag an den Landesvorstand formulieren will, scheint mir klar: Wenn wir richtig was reißen wollen, dann müssen wir zusammenfinden. Schaffen wir das nicht, dann reißen wir nur eins: Die Latte. Und das gemeinsam. Ein “Wir” schaffen das auch ohne “Euch” kann keine Lösung sein – für nicht für den Bund und nicht für den LV Berlin. Denn der politische Gegner – unser politischer Gegner – ist da draußen. Und er ist an der Regierung. Überwachung, Demokratieverlust, TTIP, Sozialabbau, erstarkende Rechtspopulisten: Alles eine Suppe. Dagegen müssen wir gemeinsam stehen, sonst ziehen die das durch.</text:p>
            <text:p/>
            <text:p><text:s text:c="4"/>Und deswegen sollten wir jetzt beginnen, miteinander zu reden. Ich wünsche mir, dass die Piraten des Landesverbandes Berlin, vertreten durch ihren Vorstand, ihre Beauftragten und jedes aus der Basis, das möchte, in Dialog treten mit den Piraten aus den anderen Landesverbänden, sich ihren Fragen stellen und ihre Schritte erklären. Ich bin sehr sicher: Ihr werdet auf großes Interesse stoßen und auf viel Sympathie. Ein wunderbares Beispiel dafür hatten wir gestern Abend nach der Buvo-Sprechstunde: Bruno schlug kurz auf und wir haben über einiges geredet. Obwohl es keine moderierte Diskussion war, sondern nur freie Runde, konnten viele Fragen befriedigend geklärt werden und viel Sympathie schlug Eurer Sache entgegen.</text:p>
            <text:p/>
            <text:p/>
          </table:table-cell>
          <table:table-cell office:value-type="string" calcext:value-type="string">
            <text:p>monoopool</text:p>
          </table:table-cell>
          <table:table-cell/>
          <table:table-cell table:style-name="ce2" office:value-type="string" calcext:value-type="string">
            <text:p>Gregor, Marcel, Denis, Sebastian, Pupe, Harry, Jan</text:p>
          </table:table-cell>
          <table:table-cell table:style-name="ce2" office:value-type="string" calcext:value-type="string">
            <text:p>Bruno, Franzi, Mirco</text:p>
          </table:table-cell>
          <table:table-cell office:value-type="string" calcext:value-type="string">
            <text:p>abgelehnt</text:p>
          </table:table-cell>
          <table:table-cell office:value-type="string" calcext:value-type="string">
            <text:p>.</text:p>
          </table:table-cell>
        </table:table-row>
        <table:table-row table:style-name="ro21">
          <table:table-cell office:value-type="float" office:value="2014" calcext:value-type="float">
            <text:p>2014</text:p>
          </table:table-cell>
          <table:table-cell office:value-type="float" office:value="12" calcext:value-type="float">
            <text:p>12</text:p>
          </table:table-cell>
          <table:table-cell office:value-type="float" office:value="7" calcext:value-type="float">
            <text:p>7</text:p>
          </table:table-cell>
          <table:table-cell office:value-type="float" office:value="5" calcext:value-type="float">
            <text:p>5</text:p>
          </table:table-cell>
          <table:table-cell office:value-type="string" calcext:value-type="string">
            <text:p>Änderung der GO, Einreichungsfrist auf 48h</text:p>
          </table:table-cell>
          <table:table-cell table:style-name="Default" office:value-type="string" calcext:value-type="string">
            <text:p>Antragstext:</text:p>
            <text:p/>
            <text:p>§3 Abs (7) Satz 1</text:p>
            <text:p>(Alt) Anträge müssen mindestens 80h vor der Sitzung eingereicht werden.</text:p>
            <text:p>(NEU) Anträge müssen mindestens 48h vor der Sitzung eingereicht werden.</text:p>
            <text:p/>
          </table:table-cell>
          <table:table-cell table:style-name="Default" office:value-type="string" calcext:value-type="string">
            <text:p>Dieser Antrag wurde nach der Einreichungsfrist gestellt und würde deshalb laut GO erst in einem Monat <text:s/>behandelt. Das finde ich schlecht. Die besten Ideen kommen mir Donnerstags! Und wegen der Frist muss man dann immer mit Sebastian streiten, weil der auf die Frist beharrt und durch die Abstimmungen unnötig die Sitzungen verlängert! XD</text:p>
            <text:p/>
          </table:table-cell>
          <table:table-cell office:value-type="string" calcext:value-type="string">
            <text:p>Denis</text:p>
          </table:table-cell>
          <table:table-cell table:style-name="ce2" office:value-type="string" calcext:value-type="string">
            <text:p>Bruno, Victor, derPUPE, Harry, Franziska, Jan</text:p>
          </table:table-cell>
          <table:table-cell office:value-type="string" calcext:value-type="string">
            <text:p>Mirco</text:p>
          </table:table-cell>
          <table:table-cell table:style-name="ce2" office:value-type="string" calcext:value-type="string">
            <text:p>Sebastian, Gregor, Marcel</text:p>
          </table:table-cell>
          <table:table-cell office:value-type="string" calcext:value-type="string">
            <text:p>angenommen</text:p>
          </table:table-cell>
          <table:table-cell office:value-type="string" calcext:value-type="string">
            <text:p>.</text:p>
          </table:table-cell>
        </table:table-row>
        <table:table-row table:style-name="ro14">
          <table:table-cell office:value-type="float" office:value="2014" calcext:value-type="float">
            <text:p>2014</text:p>
          </table:table-cell>
          <table:table-cell office:value-type="float" office:value="12" calcext:value-type="float">
            <text:p>12</text:p>
          </table:table-cell>
          <table:table-cell office:value-type="float" office:value="7" calcext:value-type="float">
            <text:p>7</text:p>
          </table:table-cell>
          <table:table-cell office:value-type="float" office:value="5" calcext:value-type="float">
            <text:p>5</text:p>
          </table:table-cell>
          <table:table-cell office:value-type="string" calcext:value-type="string">
            <text:p>Änderung der GO, Einzelbefugnisse Liquid Democracy</text:p>
          </table:table-cell>
          <table:table-cell table:style-name="Default" office:value-type="string" calcext:value-type="string">
            <text:p>Einfügen in GO §4b Abs 2, Liquid Democracy</text:p>
            <text:p/>
            <text:p>(NEU) (2) Weisungsbefugnis gegenüber IT-Dienstleistungsanbietern für Liquid-Deomcracy-Systeme</text:p>
            <text:p/>
          </table:table-cell>
          <table:table-cell office:value-type="string" calcext:value-type="string">
            <text:p>Ontopica fordert von uns Ansprechpartner mit Weisungsbefugnis. Die können wir hiermit bestimmen.</text:p>
          </table:table-cell>
          <table:table-cell office:value-type="string" calcext:value-type="string">
            <text:p>Denis</text:p>
          </table:table-cell>
          <table:table-cell office:value-type="string" calcext:value-type="string">
            <text:p>einstimmig</text:p>
          </table:table-cell>
          <table:table-cell table:number-columns-repeated="2"/>
          <table:table-cell office:value-type="string" calcext:value-type="string">
            <text:p>angenommen</text:p>
          </table:table-cell>
          <table:table-cell office:value-type="string" calcext:value-type="string">
            <text:p>.</text:p>
          </table:table-cell>
        </table:table-row>
        <table:table-row table:style-name="ro36">
          <table:table-cell table:number-columns-repeated="4"/>
          <table:table-cell table:style-name="Default" table:number-columns-repeated="3"/>
          <table:table-cell table:number-columns-repeated="6"/>
        </table:table-row>
        <table:table-row table:style-name="ro36">
          <table:table-cell table:number-columns-repeated="4"/>
          <table:table-cell table:style-name="Default" table:number-columns-repeated="3"/>
          <table:table-cell table:number-columns-repeated="6"/>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0.5in"/>
      <style:text-properties style:font-name="Arial" fo:language="en" fo:country="US" style:font-name-asian="DejaVu Sans" style:language-asian="zh" style:country-asian="CN" style:font-name-complex="DejaVu Sans" style:language-complex="hi" style:country-complex="IN"/>
    </style:default-style>
    <number:number-style style:name="N0">
      <number:number number:min-integer-digits="1"/>
    </number:number-style>
    <style:style style:name="Default" style:family="table-cell">
      <style:text-properties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1-31">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dc:date>2015-01-31T22:00:58.005444069</dc:date>
    <dc:creator>Sebastian Nordhoff</dc:creator>
    <meta:editing-duration>P0D</meta:editing-duration>
    <meta:editing-cycles>1</meta:editing-cycles>
    <meta:document-statistic meta:table-count="1" meta:cell-count="1335" meta:object-count="0"/>
  </office:meta>
</office:document-meta>
</file>